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11in" style:rel-column-width="4984*"/>
    </style:style>
    <style:style style:name="Table1.B" style:family="table-column">
      <style:table-column-properties style:column-width="3.4639in" style:rel-column-width="4988*"/>
    </style:style>
    <style:style style:name="Table1.A1" style:family="table-cell">
      <style:table-cell-properties fo:padding="0in" fo:border="none" style:writing-mode="page"/>
    </style:style>
    <style:style style:name="Table1.27" style:family="table-row">
      <style:table-row-properties style:min-row-height="0.1854in"/>
    </style:style>
    <style:style style:name="Table1.28" style:family="table-row">
      <style:table-row-properties style:min-row-height="0.1792in"/>
    </style:style>
    <style:style style:name="Table1.29" style:family="table-row">
      <style:table-row-properties style:min-row-height="0.1729in"/>
    </style:style>
    <style:style style:name="Table1.30" style:family="table-row">
      <style:table-row-properties style:min-row-height="0.1722in"/>
    </style:style>
    <style:style style:name="Table1.31" style:family="table-row">
      <style:table-row-properties style:min-row-height="0.2167in"/>
    </style:style>
    <style:style style:name="Table1.36" style:family="table-row">
      <style:table-row-properties style:min-row-height="0.2563in"/>
    </style:style>
    <style:style style:name="P1" style:family="paragraph" style:parent-style-name="Table_20_Contents">
      <style:text-properties officeooo:paragraph-rsid="00130f38"/>
    </style:style>
    <style:style style:name="P2" style:family="paragraph" style:parent-style-name="Table_20_Contents">
      <style:text-properties officeooo:paragraph-rsid="0013f712"/>
    </style:style>
    <style:style style:name="P3" style:family="paragraph" style:parent-style-name="Table_20_Contents">
      <style:text-properties officeooo:paragraph-rsid="00166049"/>
    </style:style>
    <style:style style:name="P4" style:family="paragraph" style:parent-style-name="Table_20_Contents">
      <style:text-properties officeooo:paragraph-rsid="00172d5b"/>
    </style:style>
    <style:style style:name="P5" style:family="paragraph" style:parent-style-name="Table_20_Contents">
      <style:text-properties officeooo:paragraph-rsid="00175401"/>
    </style:style>
    <style:style style:name="P6" style:family="paragraph" style:parent-style-name="Table_20_Contents">
      <style:text-properties officeooo:paragraph-rsid="001922ef"/>
    </style:style>
    <style:style style:name="P7" style:family="paragraph" style:parent-style-name="Table_20_Contents">
      <style:text-properties officeooo:paragraph-rsid="0019db96"/>
    </style:style>
    <style:style style:name="P8" style:family="paragraph" style:parent-style-name="Table_20_Contents">
      <style:text-properties officeooo:paragraph-rsid="001abbee"/>
    </style:style>
    <style:style style:name="P9" style:family="paragraph" style:parent-style-name="Table_20_Contents">
      <style:text-properties officeooo:paragraph-rsid="001cba69"/>
    </style:style>
    <style:style style:name="P10" style:family="paragraph" style:parent-style-name="Table_20_Contents">
      <style:text-properties officeooo:paragraph-rsid="001f89bb"/>
    </style:style>
    <style:style style:name="P11" style:family="paragraph" style:parent-style-name="Table_20_Contents">
      <style:text-properties officeooo:paragraph-rsid="00218795"/>
    </style:style>
    <style:style style:name="P12" style:family="paragraph" style:parent-style-name="Table_20_Contents">
      <style:text-properties officeooo:paragraph-rsid="0022bb4e"/>
    </style:style>
    <style:style style:name="P13" style:family="paragraph" style:parent-style-name="Table_20_Contents">
      <style:text-properties officeooo:paragraph-rsid="0024772b"/>
    </style:style>
    <style:style style:name="P14" style:family="paragraph" style:parent-style-name="Table_20_Contents">
      <style:text-properties officeooo:paragraph-rsid="00250193"/>
    </style:style>
    <style:style style:name="P15" style:family="paragraph" style:parent-style-name="Table_20_Contents">
      <style:text-properties officeooo:paragraph-rsid="00269bae"/>
    </style:style>
    <style:style style:name="P16" style:family="paragraph" style:parent-style-name="Table_20_Contents">
      <style:text-properties officeooo:paragraph-rsid="0026d324"/>
    </style:style>
    <style:style style:name="P17" style:family="paragraph" style:parent-style-name="Table_20_Contents">
      <style:text-properties officeooo:paragraph-rsid="00286e46"/>
    </style:style>
    <style:style style:name="P18" style:family="paragraph" style:parent-style-name="Standard">
      <style:text-properties officeooo:paragraph-rsid="00130f38"/>
    </style:style>
    <style:style style:name="P19" style:family="paragraph" style:parent-style-name="Standard">
      <style:text-properties officeooo:paragraph-rsid="0013f712"/>
    </style:style>
    <style:style style:name="P20" style:family="paragraph" style:parent-style-name="Standard">
      <style:text-properties officeooo:paragraph-rsid="00166049"/>
    </style:style>
    <style:style style:name="P21" style:family="paragraph" style:parent-style-name="Standard">
      <style:text-properties officeooo:paragraph-rsid="00172d5b"/>
    </style:style>
    <style:style style:name="P22" style:family="paragraph" style:parent-style-name="Standard">
      <style:text-properties officeooo:paragraph-rsid="001abbee"/>
    </style:style>
    <style:style style:name="P23" style:family="paragraph" style:parent-style-name="Standard">
      <style:text-properties officeooo:paragraph-rsid="002dfbd8"/>
    </style:style>
    <style:style style:name="P24" style:family="paragraph" style:parent-style-name="Standard">
      <style:text-properties officeooo:paragraph-rsid="002f8322"/>
    </style:style>
    <style:style style:name="P25" style:family="paragraph" style:parent-style-name="Standard">
      <style:text-properties officeooo:paragraph-rsid="0037a62d"/>
    </style:style>
    <style:style style:name="P26" style:family="paragraph" style:parent-style-name="Standard">
      <style:text-properties officeooo:paragraph-rsid="0039f46e"/>
    </style:style>
    <style:style style:name="P27" style:family="paragraph" style:parent-style-name="Table_20_Contents">
      <style:text-properties officeooo:rsid="00130f38" officeooo:paragraph-rsid="00130f38"/>
    </style:style>
    <style:style style:name="P28" style:family="paragraph" style:parent-style-name="Table_20_Contents">
      <style:text-properties officeooo:rsid="0024772b" officeooo:paragraph-rsid="0024772b"/>
    </style:style>
    <style:style style:name="P29" style:family="paragraph" style:parent-style-name="Table_20_Contents">
      <style:text-properties officeooo:paragraph-rsid="002a26ec"/>
    </style:style>
    <style:style style:name="P30" style:family="paragraph" style:parent-style-name="Table_20_Contents">
      <style:text-properties officeooo:paragraph-rsid="002b6a7f"/>
    </style:style>
    <style:style style:name="P31" style:family="paragraph" style:parent-style-name="Table_20_Contents">
      <style:text-properties officeooo:paragraph-rsid="002c769c"/>
    </style:style>
    <style:style style:name="P32" style:family="paragraph" style:parent-style-name="Table_20_Contents">
      <style:text-properties officeooo:paragraph-rsid="002d007b"/>
    </style:style>
    <style:style style:name="P33" style:family="paragraph" style:parent-style-name="Table_20_Contents">
      <style:text-properties officeooo:paragraph-rsid="002dfbd8"/>
    </style:style>
    <style:style style:name="P34" style:family="paragraph" style:parent-style-name="Table_20_Contents">
      <style:text-properties officeooo:paragraph-rsid="002f8322"/>
    </style:style>
    <style:style style:name="P35" style:family="paragraph" style:parent-style-name="Table_20_Contents">
      <style:text-properties officeooo:paragraph-rsid="0030eec0"/>
    </style:style>
    <style:style style:name="P36" style:family="paragraph" style:parent-style-name="Table_20_Contents">
      <style:text-properties officeooo:paragraph-rsid="00311839"/>
    </style:style>
    <style:style style:name="P37" style:family="paragraph" style:parent-style-name="Table_20_Contents">
      <style:text-properties officeooo:paragraph-rsid="0032fe3a"/>
    </style:style>
    <style:style style:name="P38" style:family="paragraph" style:parent-style-name="Table_20_Contents">
      <style:text-properties officeooo:paragraph-rsid="00352bd3"/>
    </style:style>
    <style:style style:name="P39" style:family="paragraph" style:parent-style-name="Table_20_Contents">
      <style:text-properties officeooo:paragraph-rsid="003640e6"/>
    </style:style>
    <style:style style:name="P40" style:family="paragraph" style:parent-style-name="Table_20_Contents">
      <style:text-properties officeooo:paragraph-rsid="0037a62d"/>
    </style:style>
    <style:style style:name="P41" style:family="paragraph" style:parent-style-name="Table_20_Contents">
      <style:text-properties officeooo:paragraph-rsid="00386653"/>
    </style:style>
    <style:style style:name="P42" style:family="paragraph" style:parent-style-name="Table_20_Contents">
      <style:text-properties officeooo:paragraph-rsid="0039f46e"/>
    </style:style>
    <style:style style:name="P43" style:family="paragraph" style:parent-style-name="Table_20_Contents">
      <style:text-properties officeooo:paragraph-rsid="003ba603"/>
    </style:style>
    <style:style style:name="P44" style:family="paragraph" style:parent-style-name="Table_20_Contents">
      <style:text-properties officeooo:paragraph-rsid="003c1072"/>
    </style:style>
    <style:style style:name="P45" style:family="paragraph" style:parent-style-name="Table_20_Contents">
      <style:text-properties fo:color="#000000" loext:opacity="100%" fo:language="el" fo:country="GR" fo:font-weight="bold" officeooo:rsid="0011200c" officeooo:paragraph-rsid="0011200c" style:font-weight-asian="bold" style:font-weight-complex="bold"/>
    </style:style>
    <style:style style:name="P46" style:family="paragraph" style:parent-style-name="Table_20_Contents">
      <style:text-properties fo:color="#c9211e" loext:opacity="100%" fo:font-weight="bold" officeooo:paragraph-rsid="001076d9" style:font-weight-asian="bold" style:font-weight-complex="bold"/>
    </style:style>
    <style:style style:name="T1" style:family="text">
      <style:text-properties officeooo:rsid="00130f38"/>
    </style:style>
    <style:style style:name="T2" style:family="text">
      <style:text-properties officeooo:rsid="0013f712"/>
    </style:style>
    <style:style style:name="T3" style:family="text">
      <style:text-properties officeooo:rsid="0015a836"/>
    </style:style>
    <style:style style:name="T4" style:family="text">
      <style:text-properties officeooo:rsid="00166049"/>
    </style:style>
    <style:style style:name="T5" style:family="text">
      <style:text-properties officeooo:rsid="00172d5b"/>
    </style:style>
    <style:style style:name="T6" style:family="text">
      <style:text-properties officeooo:rsid="00175401"/>
    </style:style>
    <style:style style:name="T7" style:family="text">
      <style:text-properties officeooo:rsid="001922ef"/>
    </style:style>
    <style:style style:name="T8" style:family="text">
      <style:text-properties officeooo:rsid="0019db96"/>
    </style:style>
    <style:style style:name="T9" style:family="text">
      <style:text-properties officeooo:rsid="001abbee"/>
    </style:style>
    <style:style style:name="T10" style:family="text">
      <style:text-properties officeooo:rsid="001cba69"/>
    </style:style>
    <style:style style:name="T11" style:family="text">
      <style:text-properties officeooo:rsid="001f89bb"/>
    </style:style>
    <style:style style:name="T12" style:family="text">
      <style:text-properties officeooo:rsid="00218795"/>
    </style:style>
    <style:style style:name="T13" style:family="text">
      <style:text-properties officeooo:rsid="0022bb4e"/>
    </style:style>
    <style:style style:name="T14" style:family="text">
      <style:text-properties officeooo:rsid="0024772b"/>
    </style:style>
    <style:style style:name="T15" style:family="text">
      <style:text-properties officeooo:rsid="00250193"/>
    </style:style>
    <style:style style:name="T16" style:family="text">
      <style:text-properties officeooo:rsid="00269bae"/>
    </style:style>
    <style:style style:name="T17" style:family="text">
      <style:text-properties officeooo:rsid="0026d324"/>
    </style:style>
    <style:style style:name="T18" style:family="text">
      <style:text-properties officeooo:rsid="00286e46"/>
    </style:style>
    <style:style style:name="T19" style:family="text">
      <style:text-properties officeooo:rsid="002a26ec"/>
    </style:style>
    <style:style style:name="T20" style:family="text">
      <style:text-properties officeooo:rsid="002b6a7f"/>
    </style:style>
    <style:style style:name="T21" style:family="text">
      <style:text-properties officeooo:rsid="002c769c"/>
    </style:style>
    <style:style style:name="T22" style:family="text">
      <style:text-properties officeooo:rsid="002dfbd8"/>
    </style:style>
    <style:style style:name="T23" style:family="text">
      <style:text-properties officeooo:rsid="002f8322"/>
    </style:style>
    <style:style style:name="T24" style:family="text">
      <style:text-properties officeooo:rsid="0030eec0"/>
    </style:style>
    <style:style style:name="T25" style:family="text">
      <style:text-properties officeooo:rsid="00311839"/>
    </style:style>
    <style:style style:name="T26" style:family="text">
      <style:text-properties officeooo:rsid="0032fe3a"/>
    </style:style>
    <style:style style:name="T27" style:family="text">
      <style:text-properties officeooo:rsid="0034074d"/>
    </style:style>
    <style:style style:name="T28" style:family="text">
      <style:text-properties officeooo:rsid="00352bd3"/>
    </style:style>
    <style:style style:name="T29" style:family="text">
      <style:text-properties officeooo:rsid="003640e6"/>
    </style:style>
    <style:style style:name="T30" style:family="text">
      <style:text-properties officeooo:rsid="0037a62d"/>
    </style:style>
    <style:style style:name="T31" style:family="text">
      <style:text-properties officeooo:rsid="00386653"/>
    </style:style>
    <style:style style:name="T32" style:family="text">
      <style:text-properties officeooo:rsid="0039f46e"/>
    </style:style>
    <style:style style:name="T33" style:family="text">
      <style:text-properties officeooo:rsid="003ba60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Line1155604344032">
          <table:table-cell table:style-name="Table1.A1" office:value-type="string">
            <text:p text:style-name="P45">ΚΕΦΑΛΑΙΟΝ ΠΕΝΤΕΚΑΙΔΕΚΑ<text:line-break/>ΠΕΡΙ ΤΗΣ ΥΛΗΣ ΤΗΣ ΑΠΟΡΡΗΤΟΥ</text:p>
          </table:table-cell>
          <table:table-cell table:style-name="Table1.A1" office:value-type="string">
            <text:p text:style-name="P46">CHAPTER FIFTEEN</text:p>
            <text:p text:style-name="P46">THE FORIBIDDEN FOREST</text:p>
          </table:table-cell>
        </table:table-row>
        <table:table-row table:style-name="TableLine1155604335328">
          <table:table-cell table:style-name="Table1.A1" office:value-type="string">
            <text:p text:style-name="P1">ἀδύνατον τοίνυν ᾠήθη ἂν ὁ <text:span text:style-name="T1">Ἅ</text:span>ρειος τὰ ἑαυτοῦ πράγματα χείρονα ἀποβεβηκέναι.</text:p>
          </table:table-cell>
          <table:table-cell table:style-name="Table1.A1" office:value-type="string">
            <text:p text:style-name="P1">Things couldn't have been worse.</text:p>
          </table:table-cell>
        </table:table-row>
        <table:table-row table:style-name="TableLine1155604331792">
          <table:table-cell table:style-name="Table1.A1" office:value-type="string">
            <text:p text:style-name="P1">καὶ γὰρ τοῦ Φήληκος εἰσαγαγόντος αὐτοὺς εἰς τὴν τῆς<text:span text:style-name="T1"> </text:span>Μαγονωγαλέας δίαιταν, σιωπῇ καθήμενοι κατέμενον οὐδέν πρὸς ἀλλήλους διαλεγόμενοι.</text:p>
          </table:table-cell>
          <table:table-cell table:style-name="Table1.A1" office:value-type="string">
            <text:p text:style-name="P1">Filch took them down to Professor McGonagall's study on the first floor, where they sat and waited without saying a word to each other.</text:p>
          </table:table-cell>
        </table:table-row>
        <table:table-row table:style-name="TableLine1155604345120">
          <table:table-cell table:style-name="Table1.A1" office:value-type="string">
            <text:p text:style-name="P18">τρεμούσης δὲ τέως τῆς Ἑρμιόνης, ὁ <text:span text:style-name="T1">Ἅ</text:span>ρειος</text:p>
            <text:p text:style-name="P1">πάνυ ἠπόρει οὐκ ἔχων οὔτε προφασίζεσθαι οὔτ’ ἀπολογεῖσθαι οὕτε λογοποιεῖν οὐδέν’ εἰ γὰρ σόφισμά τι καινὸν ἐν νῷ μηχανήσαιτο,</text:p>
            <text:p text:style-name="P1">ἀσθενέστερον ἑκάστοτε τοῦτο τοῦ προτέρου δοκεῖν ἄν.</text:p>
          </table:table-cell>
          <table:table-cell table:style-name="Table1.A1" office:value-type="string">
            <text:p text:style-name="P1">Hermione was trembling.<text:span text:style-name="T1"> Excuses, alibis, and wild cover- up stories chased each other around Harry's brain, each more feeble than the last. </text:span></text:p>
          </table:table-cell>
        </table:table-row>
        <table:table-row table:style-name="TableLine1155604336416">
          <table:table-cell table:style-name="Table1.A1" office:value-type="string">
            <text:p text:style-name="P1">οὐδὲ προιδεῖν δύνασθαι ᾧ τρόπῳ φύγωσι, νοσούντων τοσοῦτ’ ἤδη τῶν<text:span text:style-name="T1"> </text:span>πραγμάτων ὥστ’ εἷς ἀπορίαν καθεστάναι τὴν ἐσχάτην.</text:p>
          </table:table-cell>
          <table:table-cell table:style-name="Table1.A1" office:value-type="string">
            <text:p text:style-name="P27">He couldn't see how they were going to get out of trouble this time.</text:p>
          </table:table-cell>
        </table:table-row>
        <table:table-row table:style-name="TableLine1155604332880">
          <table:table-cell table:style-name="Table1.A1" office:value-type="string">
            <text:p text:style-name="P1">πῶς γὰρ ε<text:span text:style-name="T1">ἰ</text:span>ς<text:span text:style-name="T1"> </text:span>τοσοῦτο άνοιας ἀφίκοντο ὥστ’ ἐπιλαθέσθαι τῆς χλαίνης<text:span text:style-name="T1">;</text:span></text:p>
          </table:table-cell>
          <table:table-cell table:style-name="Table1.A1" office:value-type="string">
            <text:p text:style-name="P1">They were cornered. How could they have been so stupid as to forget the cloak?</text:p>
          </table:table-cell>
        </table:table-row>
        <table:table-row table:style-name="TableLine1155604336960">
          <table:table-cell table:style-name="Table1.A1" office:value-type="string">
            <text:p text:style-name="P18">τὴν γὰρ<text:span text:style-name="T1"> </text:span>Μαγονωγαλέαν οὐ δέξεσθαι οὐδεμίαν πρόφασιν ἀπ’ αὐτῶν οὐχ ὅτι<text:span text:style-name="T1"> </text:span>νυκτιπόλων περὶ τοῦ φρουρίου ἑρπυσάντων ἀλλὰ καὶ διατριβόντων<text:span text:style-name="T1"> </text:span>ἐν τῷ ἐπ’ ἀστρονομίᾳ ἀποδεδειγμένῳ πύργῳ τῷ πάντων<text:span text:style-name="T1"> </text:span>ὑψηλοτάτῳ καὶ ἀπορρήτῳ δήπου τοῖς μὴ εἷς σχολὴν φοιτῶσιν.</text:p>
          </table:table-cell>
          <table:table-cell table:style-name="Table1.A1" office:value-type="string">
            <text:p text:style-name="P1">There was no reason on earth that Professor McGonagall would accept for their being out of bed and creeping around the school in the dead of night, let alone being up the tallest astronomy tower, which was out-of-bounds except for classes.</text:p>
          </table:table-cell>
        </table:table-row>
        <table:table-row table:style-name="TableLine1155604341856">
          <table:table-cell table:style-name="Table1.A1" office:value-type="string">
            <text:p text:style-name="P1">εἰ δ’<text:span text:style-name="T1"> </text:span>αὖ περὶ τοῦ Νορβέρτου αὕτη καὶ τῆς ἀφανείας χλαίνης μάθοι, τί<text:span text:style-name="T1"> </text:span>ἐμποδὼν ἂν εἴη μὴ νυνὶ τὰ φορτία συσκευάσασθαι ἐκπεσουμένους<text:span text:style-name="T1">;</text:span></text:p>
          </table:table-cell>
          <table:table-cell table:style-name="Table1.A1" office:value-type="string">
            <text:p text:style-name="P18">Add Norbert and the invisibility cloak, and they might as well be packing their bags already.</text:p>
            <text:p text:style-name="P1"/>
          </table:table-cell>
        </table:table-row>
        <table:table-row table:style-name="TableLine1155604337776">
          <table:table-cell table:style-name="Table1.A1" office:value-type="string">
            <text:p text:style-name="P1">ἦ καὶ ἀδύνατον ᾠήθη χείρονα ἀποβεβηκέναι τὰ ἑαυτοῦ, ταύτης<text:span text:style-name="T1"> </text:span>γοῦν τῆς γνώμης ἥμαρτεν.</text:p>
          </table:table-cell>
          <table:table-cell table:style-name="Table1.A1" office:value-type="string">
            <text:p text:style-name="P1">Had Harry thought that things couldn't have been worse?<text:span text:style-name="T1"> He was wrong.</text:span></text:p>
          </table:table-cell>
        </table:table-row>
        <table:table-row table:style-name="TableLine1155604341040">
          <table:table-cell table:style-name="Table1.A1" office:value-type="string">
            <text:p text:style-name="P1">ἡ γὰρ Μαγονωγαλέα ἀφικομένη τῷ<text:span text:style-name="T1"> </text:span>Νεφελώδει ἡγεῖτο.</text:p>
          </table:table-cell>
          <table:table-cell table:style-name="Table1.A1" office:value-type="string">
            <text:p text:style-name="P1">When Professor McGonagall appeared, she was leading Neville.</text:p>
          </table:table-cell>
        </table:table-row>
        <table:table-row table:style-name="TableLine1155604333968">
          <table:table-cell table:style-name="Table1.A1" office:value-type="string">
            <text:p text:style-name="P1">ὁ δέ τοὺς ἄλλους κατιδών Ὁ <text:span text:style-name="T1">Ἅ</text:span>ρειος, ἔφη τεθορυβημένος τῷ<text:span text:style-name="T1"> </text:span>πράγματι.</text:p>
          </table:table-cell>
          <table:table-cell table:style-name="Table1.A1" office:value-type="string">
            <text:p text:style-name="P1">"Harry!" Neville burst Out, the moment he saw the other two.</text:p>
          </table:table-cell>
        </table:table-row>
        <table:table-row table:style-name="TableLine1155604334784">
          <table:table-cell table:style-name="Table1.A1" office:value-type="string">
            <text:p text:style-name="P1"><text:span text:style-name="T1">Ἤ</text:span>θελον μὲν γάρ, ἔφη, προειπεῖν τι ὑμῖν, ἀκούσας τοῦ<text:span text:style-name="T1"> </text:span>Μαλθάκου εὐχομένου καταλήψεσθαι αὐτοφώρους ὑμᾶς <text:span text:style-name="T1">ἔ</text:span>χοντας<text:span text:style-name="T1"> </text:span>δράκοντα -</text:p>
          </table:table-cell>
          <table:table-cell table:style-name="Table1.A1" office:value-type="string">
            <text:p text:style-name="P1">"I was trying to find you to warn you, I heard Malfoy saying he was going to catch you, he said you had a drag --"</text:p>
          </table:table-cell>
        </table:table-row>
        <table:table-row table:style-name="TableLine1155604347024">
          <table:table-cell table:style-name="Table1.A1" office:value-type="string">
            <text:p text:style-name="P1">ὁ μὲν οὖν <text:span text:style-name="T1">Ἅ</text:span>ρειος πολὺ ἀνένευεν ὡς παύσων ἐκεῖνον, ἡ δ<text:span text:style-name="T1">ὲ </text:span>Μαγονωγαλέα τοῦτ’ ἤδη ἐγνώκει. </text:p>
          </table:table-cell>
          <table:table-cell table:style-name="Table1.A1" office:value-type="string">
            <text:p text:style-name="P1">Harry shook his head violently to shut Neville up, but Professor McGonagall had seen. </text:p>
          </table:table-cell>
        </table:table-row>
        <table:table-row table:style-name="TableLine1155604333152">
          <table:table-cell table:style-name="Table1.A1" office:value-type="string">
            <text:p text:style-name="P1">καί ὑπερτέλλουσα αὐτῶν ἐδόκει<text:span text:style-name="T1"> </text:span>παντελῶς ἱκανὴ εἶναι πυρπνοεῖν ἐξ ἴσου τῴ Νορβέρτῳ.</text:p>
          </table:table-cell>
          <table:table-cell table:style-name="Table1.A1" office:value-type="string">
            <text:p text:style-name="P1">She looked more likely to breathe fire than Norbert as she towered over the three of them.</text:p>
          </table:table-cell>
        </table:table-row>
        <table:table-row table:style-name="TableLine1155604340768">
          <table:table-cell table:style-name="Table1.A1" office:value-type="string">
            <text:p text:style-name="P2">Οὐ γὰρ οὖν ἐμαντευσάμην ἂν ταῦτα περὶ ὑμῶν γε.</text:p>
          </table:table-cell>
          <table:table-cell table:style-name="Table1.A1" office:value-type="string">
            <text:p text:style-name="P2">"I would never have believed it of any of you.<text:span text:style-name="T2">"</text:span></text:p>
          </table:table-cell>
        </table:table-row>
        <table:table-row table:style-name="TableLine1155604345936">
          <table:table-cell table:style-name="Table1.A1" office:value-type="string">
            <text:p text:style-name="P19">ὁ γὰρ Φήληξ<text:span text:style-name="T2"> </text:span>εἶπεν ὅτι ἐν τῷ πύργῳ τῷ ἀστρονομικῲ κατέλαβεν ὑμᾶς τῆς τρίτης</text:p>
            <text:p text:style-name="P2">τῆς νυκτὸς φυλακῆς ἀρχομένης.</text:p>
          </table:table-cell>
          <table:table-cell table:style-name="Table1.A1" office:value-type="string">
            <text:p text:style-name="P2"><text:span text:style-name="T2">"</text:span>Mr. Filch says you were up in the astronomy tower. It's one o'clock in the morning.<text:span text:style-name="T2">"</text:span></text:p>
          </table:table-cell>
        </table:table-row>
        <table:table-row table:style-name="TableLine1155604338320">
          <table:table-cell table:style-name="Table1.A1" office:value-type="string">
            <text:p text:style-name="P2">τί χρῆμα ἐποιεῖτε<text:span text:style-name="T2">;</text:span></text:p>
          </table:table-cell>
          <table:table-cell table:style-name="Table1.A1" office:value-type="string">
            <text:p text:style-name="P2"><text:span text:style-name="T2">"</text:span>Explain yourselves."</text:p>
          </table:table-cell>
        </table:table-row>
        <table:table-row table:style-name="TableLine1155604341584">
          <table:table-cell table:style-name="Table1.A1" office:value-type="string">
            <text:p text:style-name="P2">κα<text:span text:style-name="T2">ὶ</text:span> ἡ Ἑρμιόνη οὐδεπώποτε ἀπεῖπεν ὥστε μὴ ἀποκρίνεσθαι<text:span text:style-name="T2"> </text:span>πρὸς τὸ ὑπὸ σοφιστοῦ ἐρωτώμενον. </text:p>
          </table:table-cell>
          <table:table-cell table:style-name="Table1.A1" office:value-type="string">
            <text:p text:style-name="P2">It was the first time Hermione had ever failed to answer a teacher's question. </text:p>
          </table:table-cell>
        </table:table-row>
        <table:table-row table:style-name="TableLine1155604331248">
          <table:table-cell table:style-name="Table1.A1" office:value-type="string">
            <text:p text:style-name="P2">ἀλλὰ νῦν δὴ εἱστήκει ἀκίνητος<text:span text:style-name="T2"> </text:span>ἴση ἀγάλματι, πρὸς τὰς περσικὰς ἀτενές δι’ αἰσχύνης κάτω<text:span text:style-name="T2"> </text:span>βλέπουσα.</text:p>
          </table:table-cell>
          <table:table-cell table:style-name="Table1.A1" office:value-type="string">
            <text:p text:style-name="P2">She was staring at her slippers, as still as a statue.</text:p>
          </table:table-cell>
        </table:table-row>
        <text:soft-page-break/>
        <table:table-row table:style-name="TableLine1155604332336">
          <table:table-cell table:style-name="Table1.A1" office:value-type="string">
            <text:p text:style-name="P2">ἀλλ’ ἐκείνη ’Έγνωκα γάρ που, ἔφη, οἶμαι τί γέγονεν.</text:p>
          </table:table-cell>
          <table:table-cell table:style-name="Table1.A1" office:value-type="string">
            <text:p text:style-name="P2">"I think I've got a good idea of what's been going on," said Professor McGonagall.</text:p>
          </table:table-cell>
        </table:table-row>
        <table:table-row table:style-name="TableLine1155604344304">
          <table:table-cell table:style-name="Table1.A1" office:value-type="string">
            <text:p text:style-name="P2">οὐ γὰρ οὖν<text:span text:style-name="T2"> </text:span>τοῦ Θαλέω δεῖ. εἴπατε γὰρ τῷ Μαλθάκῳ μυθίδιόν τι πάνυ ἀλλόκοτον καὶ τεράστιον περί τινος δράκοντος, θέλοντες πράγματα παρέχειν αὐτῷ ἀπὸ κοίτης πλανωμένῳ. τοῦτον γὰρ ἤδη κατέλαβον.<text:span text:style-name="T2">"</text:span></text:p>
          </table:table-cell>
          <table:table-cell table:style-name="Table1.A1" office:value-type="string">
            <text:p text:style-name="P2">"It doesn't take a genius to work it out. You fed Draco Malfoy some cock-and-bull story about a dragon, trying to get him out of bed and into trouble.<text:span text:style-name="T2"> I've already caught him."</text:span></text:p>
          </table:table-cell>
        </table:table-row>
        <table:table-row table:style-name="TableLine1155604360080">
          <table:table-cell table:style-name="Table1.A1" office:value-type="string">
            <text:p text:style-name="P2">γελοῖόν τι δήπου καὶ τοῦτο γενήσεσθαι ᾤεσθε εἴ πως ὁ Μακρόπυγος<text:span text:style-name="T2"> </text:span>οὑτοσὶ ἀκούσας τὸν ὑμέτερον λόγον καὶ ἐπίθετο<text:span text:style-name="T2">;</text:span></text:p>
          </table:table-cell>
          <table:table-cell table:style-name="Table1.A1" office:value-type="string">
            <text:p text:style-name="P2">I suppose you think it's funny that Longbottom here heard the story and believed it, too?"</text:p>
          </table:table-cell>
        </table:table-row>
        <table:table-row table:style-name="TableLine1155604351104">
          <table:table-cell table:style-name="Table1.A1" office:value-type="string">
            <text:p text:style-name="P2">ὁ δ’ <text:span text:style-name="T2">Ἅ</text:span>ρειος βλέπων πρὸς τοῦτον ἀποροῦντά τι ὡς ἐδόκει καὶ<text:span text:style-name="T2"> </text:span>λυπούμενον τέως ἤθελεν ἀψοφητὶ λέγειν ὡς οὐκ ε”στιν ἀληθές.</text:p>
          </table:table-cell>
          <table:table-cell table:style-name="Table1.A1" office:value-type="string">
            <text:p text:style-name="P2">Harry caught Neville's eye and tried to tell him without words that this wasn't true, because Neville was looking stunned and hurt.</text:p>
          </table:table-cell>
        </table:table-row>
        <table:table-row table:style-name="TableLine1155604355728">
          <table:table-cell table:style-name="Table1.A1" office:value-type="string">
            <text:p text:style-name="P20">τὸν<text:span text:style-name="T2"> </text:span>γὰρ Νεφελώδη κέπφον ὄντα καὶ δυστυχῆ ἐδέησεν ἂν χειρὶ καὶ ποδὶ<text:span text:style-name="T2"> </text:span>καὶ πάσῃ δυνάμει χρήσασθαι ὡς εὑρήσοντα τ’ αὐτοὺς σκοταίους καὶ</text:p>
            <text:p text:style-name="P3">εὐλαβεῖσθαι κελεύσοντα.</text:p>
          </table:table-cell>
          <table:table-cell table:style-name="Table1.A1" office:value-type="string">
            <text:p text:style-name="P3">Poor, blundering Neville -- Harry knew what it must have cost him to try and find them in the dark, to warn them.</text:p>
          </table:table-cell>
        </table:table-row>
        <table:table-row table:style-name="TableLine1155604353824">
          <table:table-cell table:style-name="Table1.A1" office:value-type="string">
            <text:p text:style-name="P3">Καὶ μὴν ἄχθομαι ὑμῖν ὡς μάλιστα, <text:span text:style-name="T4">ἔ</text:span>φη ἡ Μαγονωγαλέα.ὢ τῆς<text:span text:style-name="T2"> </text:span>ἀναιδείας.</text:p>
          </table:table-cell>
          <table:table-cell table:style-name="Table1.A1" office:value-type="string">
            <text:p text:style-name="P3">"I'm disgusted," said Professor McGonagall.</text:p>
          </table:table-cell>
        </table:table-row>
        <table:table-row table:style-name="TableLine1155604352192">
          <table:table-cell table:style-name="Table1.A1" office:value-type="string">
            <text:p text:style-name="P3">ἀλλ’ οὐπώποτε συνέβη μοι καταλαβεῖν τέτταρας δὴ<text:span text:style-name="T4"> </text:span>μαθητὰς ἀπὸ κοίτης πλανωμένους τῇ αὐτῇ νυκτί.</text:p>
          </table:table-cell>
          <table:table-cell table:style-name="Table1.A1" office:value-type="string">
            <text:p text:style-name="P3">"Four students out of bed in one night!<text:span text:style-name="T4"> I've never heard of such a thing before!</text:span></text:p>
          </table:table-cell>
        </table:table-row>
        <table:table-row table:style-name="Table1.27">
          <table:table-cell table:style-name="Table1.A1" office:value-type="string">
            <text:p text:style-name="P3">ἀλλ’ ὦ Γέρανος,<text:span text:style-name="T2"> </text:span>καὶ σωφρονεστέραν σὲ ᾠήθην γενέσθαι ἢ ὥστε τὰ τοιαῦτα πράττειν,<text:span text:style-name="T4"> καὶ σέ, ὦ Ποτέρ, περὶ πλείονος ποιεῖσθαι τοὺς</text:span><text:span text:style-name="T2"> </text:span><text:span text:style-name="T4">Γρυφινδώρους.</text:span></text:p>
          </table:table-cell>
          <table:table-cell table:style-name="Table1.A1" office:value-type="string">
            <text:p text:style-name="P3">You, Miss Granger, I thought you had more sense.<text:span text:style-name="T4"> As for you, Mr. Potter, I thought Gryffindor meant more to you than this.</text:span></text:p>
          </table:table-cell>
        </table:table-row>
        <table:table-row table:style-name="Table1.28">
          <table:table-cell table:style-name="Table1.A1" office:value-type="string">
            <text:p text:style-name="P3">δίκας οὖν δώσετε ὑμεῖς τ’ ἄμφω καί σύ, ὦ Μακρόπυγε, οὗ γὰρ ε”στι<text:span text:style-name="T2"> </text:span>ποιεῖσθαι πρόσχημα οὐδέν τοῦ νύκτωρ τὸ φρούριον περιπολεῖν,<text:span text:style-name="T2"> </text:span>ἄλλως τε καὶ τὸ νῦν ἐπικινδυνότερον ὅν.<text:span text:style-name="T4"> τοιγαροῦν φυλακάς θ’</text:span><text:span text:style-name="T2"> </text:span><text:span text:style-name="T4">ὑφέξετε καὶ βαθμοὺς ὑπὲρ τῶν Γρυφινδώρων ὀφλήσετε πεντήκοντα.</text:span></text:p>
          </table:table-cell>
          <table:table-cell table:style-name="Table1.A1" office:value-type="string">
            <text:p text:style-name="P3">All three of you will receive detentions -- yes, you too, Mr. Longbottom, nothing gives you the right to walk around school at night, especially these days, it's very dangerous -- and fifty points will be taken from Gryffindor."</text:p>
          </table:table-cell>
        </table:table-row>
        <table:table-row table:style-name="Table1.29">
          <table:table-cell table:style-name="Table1.A1" office:value-type="string">
            <text:p text:style-name="P3"><text:span text:style-name="T4">Ἦ</text:span> πεντήκοντα λέγεις; ἔφη ὁ ’Ἁρειος κεχηνώς.<text:span text:style-name="T4"> οἱ γὰρ Γρυφίνδωροι οὐκέτι πρωτεύοιεν ἄν,</text:span><text:span text:style-name="T2"> </text:span><text:span text:style-name="T4">ἁμαρτόντες πάντων τῶν βαθμῶν ὧν</text:span><text:span text:style-name="T2"> </text:span><text:span text:style-name="T4">αὐτὸς αὐτοῖς ἰκαροσφαιρίζων ἠνέγκατο.</text:span></text:p>
          </table:table-cell>
          <table:table-cell table:style-name="Table1.A1" office:value-type="string">
            <text:p text:style-name="P3">"Fifty?" Harry gasped -- they would lose the lead, the lead he'd won in the last Quidditch match.</text:p>
          </table:table-cell>
        </table:table-row>
        <table:table-row table:style-name="Table1.30">
          <table:table-cell table:style-name="Table1.A1" office:value-type="string">
            <text:p text:style-name="P3">Πεντήκοντά γε καθ’ ἕκαστον, ε”φη ἡ σοφίστρια, βριμωμένην δ’<text:span text:style-name="T2"> </text:span>ἐπέγνως ἄν αὑτὴν τρεμούσης ἅμα τῆς ῥινὸς τῆς μακρᾶς οὔσης καὶ<text:span text:style-name="T2"> </text:span>ὀξείας.</text:p>
          </table:table-cell>
          <table:table-cell table:style-name="Table1.A1" office:value-type="string">
            <text:p text:style-name="P3">"Fifty points each," said Professor McGonagall, breathing heavily through her long, pointed nose.</text:p>
          </table:table-cell>
        </table:table-row>
        <table:table-row table:style-name="Table1.31">
          <table:table-cell table:style-name="Table1.A1" office:value-type="string">
            <text:p text:style-name="P3">Ἀλλ’ ὦ σοφίστρια, ἱκετεύω σε -<text:span text:style-name="T4"> Ἀλλ’ οὐ δύνασαι -</text:span></text:p>
          </table:table-cell>
          <table:table-cell table:style-name="Table1.A1" office:value-type="string">
            <text:p text:style-name="P3">"Professor -- please "You can't --"</text:p>
          </table:table-cell>
        </table:table-row>
        <table:table-row table:style-name="Table1.31">
          <table:table-cell table:style-name="Table1.A1" office:value-type="string">
            <text:p text:style-name="P3">Ἀλλ’ οὐ προσήκει σοί, ῶ Ποτέρ, κατασοφίζεσθαι περὶ τὰ δυνατὰ<text:span text:style-name="T2"> </text:span>καὶ τὰ ἀδύνατα.</text:p>
          </table:table-cell>
          <table:table-cell table:style-name="Table1.A1" office:value-type="string">
            <text:p text:style-name="P3">"Don't tell me what I can and can't do, Potter.</text:p>
          </table:table-cell>
        </table:table-row>
        <table:table-row table:style-name="Table1.31">
          <table:table-cell table:style-name="Table1.A1" office:value-type="string">
            <text:p text:style-name="P3">ἅπιτέ νυν ἅπαντες ε<text:span text:style-name="T4">ἰ</text:span>ς κοίτην. </text:p>
          </table:table-cell>
          <table:table-cell table:style-name="Table1.A1" office:value-type="string">
            <text:p text:style-name="P3">Now get back to bed, all of you.</text:p>
          </table:table-cell>
        </table:table-row>
        <table:table-row table:style-name="Table1.31">
          <table:table-cell table:style-name="Table1.A1" office:value-type="string">
            <text:p text:style-name="P3">οὐδέποτε γὰρ οὕτως<text:span text:style-name="T2"> </text:span>ᾔσχυνάμην ὑπὲρ τῶν Γρυφινδώρων.</text:p>
          </table:table-cell>
          <table:table-cell table:style-name="Table1.A1" office:value-type="string">
            <text:p text:style-name="P3">I've never been more ashamed of Gryffindor students."</text:p>
          </table:table-cell>
        </table:table-row>
        <table:table-row table:style-name="Table1.31">
          <table:table-cell table:style-name="Table1.A1" office:value-type="string">
            <text:p text:style-name="P3">καὶ ἑκατὸν πεντήκοντα βαθμοὺς ἀποβαλοῦσι τοῖς Γρυφινδώροις<text:span text:style-name="T2"> </text:span>συνῄδεσαν ὑστεροῦσιν ἤδη τῶν ἑτέρων οἴκων.</text:p>
          </table:table-cell>
          <table:table-cell table:style-name="Table1.A1" office:value-type="string">
            <text:p text:style-name="P3">A hundred and fifty points lost.<text:span text:style-name="T4"> That put Gryffindor in last place.</text:span></text:p>
          </table:table-cell>
        </table:table-row>
        <table:table-row table:style-name="Table1.36">
          <table:table-cell table:style-name="Table1.A1" office:value-type="string">
            <text:p text:style-name="P3">κα<text:span text:style-name="T4">ὶ</text:span> γὰρ μίᾳ νυκτὶ<text:span text:style-name="T2"> </text:span>κενὰς πεποιηκέναι τὰς τῶν <text:soft-page-break/>Γρυφινδώρων ἐλπίδας τὰς τῆς<text:span text:style-name="T2"> </text:span>Φιάλης.</text:p>
          </table:table-cell>
          <table:table-cell table:style-name="Table1.A1" office:value-type="string">
            <text:p text:style-name="P3">In one night, they'd ruined any chance Gryffindor <text:soft-page-break/>had had for the house cup.</text:p>
          </table:table-cell>
        </table:table-row>
        <table:table-row table:style-name="Table1.36">
          <table:table-cell table:style-name="Table1.A1" office:value-type="string">
            <text:p text:style-name="P3">τῷ δ’ <text:span text:style-name="T4">Ἅ</text:span>ρείῳ μάλ’ ἐκπεπληγμένῳ ἐδόκει ἡ καρδία φόβῳ<text:span text:style-name="T2"> </text:span>ὀρχεῖσθαι.</text:p>
          </table:table-cell>
          <table:table-cell table:style-name="Table1.A1" office:value-type="string">
            <text:p text:style-name="P3">Harry felt as though the bottom had dropped out of his stomach.</text:p>
          </table:table-cell>
        </table:table-row>
        <table:table-row table:style-name="Table1.36">
          <table:table-cell table:style-name="Table1.A1" office:value-type="string">
            <text:p text:style-name="P3">τί πρὸς τοῦτο φάρμακον ε”σται αὐτοῖς εὑρεῖν<text:span text:style-name="T4">;</text:span></text:p>
          </table:table-cell>
          <table:table-cell table:style-name="Table1.A1" office:value-type="string">
            <text:p text:style-name="P3">How could they ever make up for this?</text:p>
          </table:table-cell>
        </table:table-row>
        <table:table-row table:style-name="Table1.36">
          <table:table-cell table:style-name="Table1.A1" office:value-type="string">
            <text:p text:style-name="P3">ὁ δ’ <text:span text:style-name="T4">Ἅ</text:span>ρειος πᾶσαν τὴν νύκτα ἀγρυπνῶν κλαίοντος μὲν τοῦ<text:span text:style-name="T2"> </text:span>Νεφελώδους πολὺν χρόνον ἤκουε, παραμυθητικὸν δ’ οὐδέν εἶχε<text:span text:style-name="T2"> </text:span>λέγειν τῶν παθῶν αὐτοῦ, συνειδὼς καὶ ἑαυτῷ ἴσα τῷ Νεφελώδει<text:span text:style-name="T2"> </text:span>φοβούμενος περὶ τῆς αὔριον μελλούσης.</text:p>
          </table:table-cell>
          <table:table-cell table:style-name="Table1.A1" office:value-type="string">
            <text:p text:style-name="P4">Harry didn't sleep all night.<text:span text:style-name="T4"> He could hear Neville sobbing into his pillow for what seemed like hours. Harry couldn't think of anything to say to comfort him.</text:span><text:span text:style-name="T5"> He knew Neville, like himself, was dreading the dawn.</text:span></text:p>
          </table:table-cell>
        </table:table-row>
        <table:table-row table:style-name="Table1.36">
          <table:table-cell table:style-name="Table1.A1" office:value-type="string">
            <text:p text:style-name="P4">τῶν γὰρ οὖν ἄλλων<text:span text:style-name="T2"> </text:span>Γρυφινδώρων τὰ πάντα μαθόντων τί δὴ γενήσεται<text:span text:style-name="T2">;</text:span></text:p>
          </table:table-cell>
          <table:table-cell table:style-name="Table1.A1" office:value-type="string">
            <text:p text:style-name="P4">What would happen when the rest of Gryffindor found out what they'd done?</text:p>
          </table:table-cell>
        </table:table-row>
        <table:table-row table:style-name="Table1.36">
          <table:table-cell table:style-name="Table1.A1" office:value-type="string">
            <text:p text:style-name="P4">ἀλλὰ πρῶτον μὲν ο<text:span text:style-name="T5">ἱ</text:span> Γρυφίνδωροι οἶ ἀεὶ τὰς κύρβεις παριόντες<text:span text:style-name="T2"> </text:span>ᾤοντο ἁμαρτάνειν τι τῆς ὄψεως.(αἶ δέ κύρβεις αῦται ἐοικυῖαι τι<text:span text:style-name="T5"> </text:span>μεγάλαις στήλαις ὑαλίναις ἐπιδεικνύασι τοῖς μαθηταῖς τοὺς βαθμοὺς ὅσους οἶκος ἕκαστος τυγχάνει ἀεὶ κεκτημένος.)</text:p>
          </table:table-cell>
          <table:table-cell table:style-name="Table1.A1" office:value-type="string">
            <text:p text:style-name="P4">At first, Gryffindors passing the giant hourglasses that recorded the house points the next day thought there'd been a mistake.</text:p>
          </table:table-cell>
        </table:table-row>
        <table:table-row table:style-name="Table1.36">
          <table:table-cell table:style-name="Table1.A1" office:value-type="string">
            <text:p text:style-name="P4">πόθεν γὰρ<text:span text:style-name="T5"> </text:span>ἀδοκήτως <text:span text:style-name="T5">ἔ</text:span>χουσιν ἐλάττονας βαθμοὺς ἢ χθές ἑκατὸν πεντήκοντα<text:span text:style-name="T5">;</text:span></text:p>
          </table:table-cell>
          <table:table-cell table:style-name="Table1.A1" office:value-type="string">
            <text:p text:style-name="P4">How could they suddenly have a hundred and fifty points fewer than yesterday?</text:p>
          </table:table-cell>
        </table:table-row>
        <table:table-row table:style-name="Table1.36">
          <table:table-cell table:style-name="Table1.A1" office:value-type="string">
            <text:p text:style-name="P4">ἔπειτα δέ πάντες ἐθρύλουν ὡς ὁ πάνυ Ποτῆρ, ὁ χρυσοῦς Ποτῆρ ὁ<text:span text:style-name="T2"> </text:span>νικητηρίαν δόξαν ἀπὸ δυοῖν ἀγώνων ι’καροσφαιρικῶν λαβών, οὗτος<text:span text:style-name="T2"> </text:span>ἐστιν ὁ ἀποστερήσας αὐτοὺς πάντων τῶν βαθμῶν ἐκείνων συνάμ’<text:span text:style-name="T2"> </text:span>ἄλλοις τισί πρωτοπείροις ἀνοήτοις δυοῖν ἢ τρίσιν.</text:p>
          </table:table-cell>
          <table:table-cell table:style-name="Table1.A1" office:value-type="string">
            <text:p text:style-name="P4">And then the story started to spread: Harry Potter, the famous Harry Potter, their hero of two Quidditch matches, had lost them all those points, him and a couple of other stupid first years.</text:p>
          </table:table-cell>
        </table:table-row>
        <table:table-row table:style-name="Table1.36">
          <table:table-cell table:style-name="Table1.A1" office:value-type="string">
            <text:p text:style-name="P4">καὶ ὁ <text:span text:style-name="T5">Ἅ</text:span>ρειος εὐθὺς στυγνότατος ἐξ ἐντιμοτάτου ἦν τοῖς μαθηταῖς. ἀλλὰ γὰρ καί οἱ Ῥαφήγχλωροι καὶ οἱ <text:span text:style-name="T5">Ὑ</text:span>φέλπυφοι ἀπέστεργον<text:span text:style-name="T2"> </text:span>αὑτὸν ὡς πάνυ σπουδάσαντες <text:span text:style-name="T5">ἰ</text:span>δεῖν τοὺς Σλυθηρίνους ἐσφαλμένους<text:span text:style-name="T2"> </text:span>τῆς Φιάλης Οἷκείας.</text:p>
          </table:table-cell>
          <table:table-cell table:style-name="Table1.A1" office:value-type="string">
            <text:p text:style-name="P4">From being one of the most popular and admired people at the school, Harry was suddenly the most hated.<text:span text:style-name="T5"> Even Ravenclaws and Hufflepuffs turned on him, because everyone had been longing to see Slytherin lose the house cup.</text:span></text:p>
          </table:table-cell>
        </table:table-row>
        <table:table-row table:style-name="Table1.36">
          <table:table-cell table:style-name="Table1.A1" office:value-type="string">
            <text:p text:style-name="P4">πανταχοῦ τοίνυν οἱ μαθηταὶ<text:span text:style-name="T5"> </text:span>δακτυλοδεικτοῦντες αὐτὸν ἐχλεύαζον μεγάλῃ τῇ φωνῇ παρρησιαζόμενοι.</text:p>
          </table:table-cell>
          <table:table-cell table:style-name="Table1.A1" office:value-type="string">
            <text:p text:style-name="P4">Everywhere Harry went, people pointed and didn't trouble to lower their voices as they insulted him.</text:p>
          </table:table-cell>
        </table:table-row>
        <table:table-row table:style-name="Table1.36">
          <table:table-cell table:style-name="Table1.A1" office:value-type="string">
            <text:p text:style-name="P21">οἱ<text:span text:style-name="T2"> </text:span>μὲν οὖν Σλυθήρινοι κροτοῦντες<text:span text:style-name="T5"> </text:span>ἐνεκωμίαζον αὐτὸν παριόντα,<text:span text:style-name="T5"> </text:span>θορυβοῦντες ἅμα καὶ συρίζοντες καὶ Χάριν ἴσμεν σοί, λέγοντες, ὦ<text:span text:style-name="T2"> </text:span>Ποτέρ, ἀντοφείλομεν γὰρ πολλά.</text:p>
          </table:table-cell>
          <table:table-cell table:style-name="Table1.A1" office:value-type="string">
            <text:p text:style-name="P4">Slytherins, on the other hand, clapped as he walked past them, whistling and cheering, "Thanks Potter, we owe you one!"</text:p>
          </table:table-cell>
        </table:table-row>
        <table:table-row table:style-name="Table1.36">
          <table:table-cell table:style-name="Table1.A1" office:value-type="string">
            <text:p text:style-name="P4">ὁ δὲ Ῥοῶν μόνος παρίστατο αὐτῷ.</text:p>
          </table:table-cell>
          <table:table-cell table:style-name="Table1.A1" office:value-type="string">
            <text:p text:style-name="P4">Only Ron stood by him.</text:p>
          </table:table-cell>
        </table:table-row>
        <table:table-row table:style-name="Table1.36">
          <table:table-cell table:style-name="Table1.A1" office:value-type="string">
            <text:p text:style-name="P4">Πάντες γάρ τοι, ἔφη, ἐπιλήσονται τοῦ πράγματος ἐν οὐ πολλαῖς<text:span text:style-name="T5"> </text:span>ἡμέραις.</text:p>
          </table:table-cell>
          <table:table-cell table:style-name="Table1.A1" office:value-type="string">
            <text:p text:style-name="P4">"They'll all forget this in a few weeks.</text:p>
          </table:table-cell>
        </table:table-row>
        <table:table-row table:style-name="Table1.36">
          <table:table-cell table:style-name="Table1.A1" office:value-type="string">
            <text:p text:style-name="P4">ὁ γὰρ Φερέδικος καὶ ὁ Γεωργός μυρίων δὴ ἀπεστερημένοι<text:span text:style-name="T2"> </text:span>βαθμῶν ἐνθάδε μαθητεύοντες ε”τι καὶ στέργονται.</text:p>
          </table:table-cell>
          <table:table-cell table:style-name="Table1.A1" office:value-type="string">
            <text:p text:style-name="P4">Fred and George have lost loads of points in all the time they've been here, and people still like them."</text:p>
          </table:table-cell>
        </table:table-row>
        <table:table-row table:style-name="Table1.36">
          <table:table-cell table:style-name="Table1.A1" office:value-type="string">
            <text:p text:style-name="P4">Ἀλλ’ οὐχ ἑκατόν γε πεντήκοντα δήπου διὰ μίαν ῥοπήν,’ ἦ δ’ ὃς ὁ<text:span text:style-name="T2"> </text:span>“Ἀρειος πολλῆς μετ’ ἀθυμίας.<text:span text:style-name="T5"> </text:span></text:p>
          </table:table-cell>
          <table:table-cell table:style-name="Table1.A1" office:value-type="string">
            <text:p text:style-name="P4">"They've never lost a hundred and fifty points in one go, though, have they?" said Harry miserably.</text:p>
          </table:table-cell>
        </table:table-row>
        <table:table-row table:style-name="Table1.36">
          <table:table-cell table:style-name="Table1.A1" office:value-type="string">
            <text:p text:style-name="P21"><text:span text:style-name="T5">συνέφη δὲ μόλις.</text:span><text:span text:style-name="T2"> </text:span>καὶ πολλὰ μὲν ἥδη ἠδίκηκεν, ὡς ἐδόκει, ὑπέσχετο δ’ ἑαυτῷ ὅμως<text:span text:style-name="T5"> </text:span>τὸ λοιπὸν μήδεν πολυπραγμονήσειν περὶ τὰ μὴ προσήκοντα, ἅλις<text:span text:style-name="T2"> </text:span>ἐσχηκὼς τοῦ κατασκοπεῖν καὶ τοῦ συκοφαντεῖν.</text:p>
          </table:table-cell>
          <table:table-cell table:style-name="Table1.A1" office:value-type="string">
            <text:p text:style-name="P4">"Well -- no," Ron admitted.<text:span text:style-name="T5"> It was a bit late to repair the damage, but Harry swore to himself not to meddle in things that weren't his business from now on. He'd had it with sneaking around and </text:span><text:soft-page-break/><text:span text:style-name="T5">spying.</text:span></text:p>
          </table:table-cell>
        </table:table-row>
        <table:table-row table:style-name="Table1.36">
          <table:table-cell table:style-name="Table1.A1" office:value-type="string">
            <text:p text:style-name="P4">κα<text:span text:style-name="T5">ὶ</text:span> ε<text:span text:style-name="T5">ἰ</text:span>ς τοσοῦτο<text:span text:style-name="T2"> </text:span>αἰσχύνης ἀφίκετο ὥστε προσῆλθε τῴ <text:span text:style-name="T5">Ὕ</text:span>λῃ ἐν νῷ ἔχων ἀφίστασθαι<text:span text:style-name="T2"> </text:span>τῆς ἀγέλης,<text:span text:style-name="T2"> </text:span>ἀλλ’ ἐκεῖνος δι’ ὀργῆς ἔχων Πῶς γὰρ ἀφίστασθαι βούλῃ<text:span text:style-name="T5">;</text:span></text:p>
          </table:table-cell>
          <table:table-cell table:style-name="Table1.A1" office:value-type="string">
            <text:p text:style-name="P4">He felt so ashamed of himself that he went to Wood and offered to resign from the Quidditch team.</text:p>
          </table:table-cell>
        </table:table-row>
        <table:table-row table:style-name="Table1.36">
          <table:table-cell table:style-name="Table1.A1" office:value-type="string">
            <text:p text:style-name="P5">ἀλλ’<text:span text:style-name="T2"> </text:span>Ἡράκλεις τί τοῦτο, τῆς ἐμβροντησίας. ἀλλὰ πῶς βαθμοὺς ἀναλήψεσθαι μελλήσομεν ἐὰν μὴ νικῶμεν ἐν τοῖς ἀγῶσι τοῖς<text:span text:style-name="T2"> </text:span><text:span text:style-name="T6">ἰ</text:span>καροσφαιρικοῖς;</text:p>
          </table:table-cell>
          <table:table-cell table:style-name="Table1.A1" office:value-type="string">
            <text:p text:style-name="P5">"Resign?" Wood thundered. "What good'll that do? How are we going to get any points back if we can't win at Quidditch?"</text:p>
          </table:table-cell>
        </table:table-row>
        <table:table-row table:style-name="Table1.36">
          <table:table-cell table:style-name="Table1.A1" office:value-type="string">
            <text:p text:style-name="P5">ο<text:span text:style-name="T6">ὐ</text:span> μὴν οὐδὲ τήν γ’ <text:span text:style-name="T6">ἰ</text:span>καροσφαιρικὴν ἡδέως ἔτ’ εἶχεν ὁ <text:span text:style-name="T6">Ἅ</text:span>ρειος,<text:span text:style-name="T2"> </text:span>τῶν ἑτέρων ἀγελαίων διαλέγεσθαι μὲν οὐκ ἐθελόντων αὐτῷ σφαιρίζοντι, εἷ δ’ <text:span text:style-name="T6">ἔ</text:span>δει ὀνομάσαι, Ὦ ζητητά ἐκάλουν τὸ Ὦ <text:span text:style-name="T6">Ἅ</text:span>ρειε ἐῶντες.</text:p>
          </table:table-cell>
          <table:table-cell table:style-name="Table1.A1" office:value-type="string">
            <text:p text:style-name="P5">But even Quidditch had lost its fun.<text:span text:style-name="T6"> The rest of the team wouldn't speak to Harry during practice, and if they had to speak about him, they called him "the Seeker."</text:span></text:p>
          </table:table-cell>
        </table:table-row>
        <table:table-row table:style-name="Table1.36">
          <table:table-cell table:style-name="Table1.A1" office:value-type="string">
            <text:p text:style-name="P5">ὑπέμενον δέ πόνους τέως ἥ τε Ἑρμιόνη καί ὁ Νεφελώδης, ού μὲν<text:span text:style-name="T3"> </text:span>ἴσα πάσχοντες τῷ γ’ Ἁρείῳ, ὡς περιβόητοι οὐκ εἰς τοσοῦτο γεγενημένοι, πάσχοντες δ’ ὅμως οὐδενὸς ἐθέλοντος διαλέγεσθαι αὐτοῖς.</text:p>
          </table:table-cell>
          <table:table-cell table:style-name="Table1.A1" office:value-type="string">
            <text:p text:style-name="P5">Hermione and Neville were suffering, too.<text:span text:style-name="T6"> They didn't have as bad a time as Harry, because they weren't as well-known, but nobody would speak to them, either.</text:span></text:p>
          </table:table-cell>
        </table:table-row>
        <table:table-row table:style-name="Table1.36">
          <table:table-cell table:style-name="Table1.A1" office:value-type="string">
            <text:p text:style-name="P5">ἐκείνη γὰρ οὐκέτ’ ἐκαλλωπίζετο ἐν τῇ σχολῇ, ἡσυχάζετο μὲν οὖν<text:span text:style-name="T3"> </text:span>σιωπῇ μελετῶσα τὰ μαθήματα<text:span text:style-name="T6">.</text:span></text:p>
          </table:table-cell>
          <table:table-cell table:style-name="Table1.A1" office:value-type="string">
            <text:p text:style-name="P5">Hermione had stopped drawing attention to herself in class, keeping her head down and working in silence.</text:p>
          </table:table-cell>
        </table:table-row>
        <table:table-row table:style-name="Table1.36">
          <table:table-cell table:style-name="Table1.A1" office:value-type="string">
            <text:p text:style-name="P5">ὁ δ’ <text:span text:style-name="T6">Ἅ</text:span>ρειος μόνον οὐκ ηὐφραίνετο εἰδὼς τὴν δοκιμασίαν οὐ<text:span text:style-name="T3"> </text:span>πολὺν ἤδη ἀπέχουσαν.</text:p>
          </table:table-cell>
          <table:table-cell table:style-name="Table1.A1" office:value-type="string">
            <text:p text:style-name="P5">Harry was almost glad that the exams weren't far away.</text:p>
          </table:table-cell>
        </table:table-row>
        <table:table-row table:style-name="Table1.36">
          <table:table-cell table:style-name="Table1.A1" office:value-type="string">
            <text:p text:style-name="P5">δέον γὰρ πολλὰ δὴ ἀναθεωρῆσαι, ῥᾷον ἧν<text:span text:style-name="T3"> </text:span>αύτῷ ἀμνημονεύειν τῶν κακῶν.</text:p>
          </table:table-cell>
          <table:table-cell table:style-name="Table1.A1" office:value-type="string">
            <text:p text:style-name="P5">All the studying he had to do kept his mind off his misery.</text:p>
          </table:table-cell>
        </table:table-row>
        <table:table-row table:style-name="Table1.36">
          <table:table-cell table:style-name="Table1.A1" office:value-type="string">
            <text:p text:style-name="P5">οἱ γὰρ τριττοί καθ’ ἑαυτοὺς γενόμενοι ὅλοι περὶ τὰ μαθήματα ἦσαν εἰς πολλὴν τὴν νύκτα, θέλοντες<text:span text:style-name="T3"> </text:span>ἐκμαθεῖν αὐτίκα καὶ τὰ εἷς πόσεις ποικίλας συγκείμενα καὶ τὰ<text:span text:style-name="T3"> </text:span>φάρμακα καὶ τὰ φίλτρα παντοδαπὰ καὶ τοὺς χρόνους τούς τε τῶν<text:span text:style-name="T3"> </text:span>ἀνευρέσεων μαγικῶν καὶ τοὺς τῶν κοβάλων ἀποστάσεων.</text:p>
          </table:table-cell>
          <table:table-cell table:style-name="Table1.A1" office:value-type="string">
            <text:p text:style-name="P5">He, Ron, and Hermione kept to themselves, working late into the night, trying to remember the ingredients in complicated potions, learn charms and spells by heart, memorize the dates of magical discoveries and goblin rebellions....</text:p>
          </table:table-cell>
        </table:table-row>
        <table:table-row table:style-name="Table1.36">
          <table:table-cell table:style-name="Table1.A1" office:value-type="string">
            <text:p text:style-name="P5">τῶν δέ δοκιμασιῶν <text:span text:style-name="T6">ἔ</text:span>τι ὡς ἑπτὰ ἡμέρας ἀπεχουσῶν, ἐξ<text:span text:style-name="T2"> </text:span>ἀπροσδοκήτου συνέβη τῷ Ἁρείῳ βασανίζεσθαι εἰς τὸ μὴ πολυπραγμονεῖν περὶ τὰ μὴ προσήκοντα, τοῦτ’ ἀρτίως δὴ<text:span text:style-name="T3"> </text:span>δεδογμένον<text:span text:style-name="T3"> </text:span>αὐτῷ.</text:p>
          </table:table-cell>
          <table:table-cell table:style-name="Table1.A1" office:value-type="string">
            <text:p text:style-name="P5">Then, about a week before the exams were due to start, Harry's new resolution not to interfere in anything that didn't concern him was put to an unexpected test.</text:p>
          </table:table-cell>
        </table:table-row>
        <table:table-row table:style-name="Table1.36">
          <table:table-cell table:style-name="Table1.A1" office:value-type="string">
            <text:p text:style-name="P5">ἐπανιὼν γάρ ποτε τῆς δείλης ἀπὸ τῆς βιβλιοθήκης καθ’<text:span text:style-name="T2"> </text:span>ἑαυτὸν γενόμενος ἤκουσε τινὸς ἐκ τοῦ <text:span text:style-name="T6">ἔ</text:span>μπροσθεν δωματίου κνυζομένου.</text:p>
          </table:table-cell>
          <table:table-cell table:style-name="Table1.A1" office:value-type="string">
            <text:p text:style-name="P5">Walking back from the library on his own one afternoon, he heard somebody whimpering from a classroom up ahead.</text:p>
          </table:table-cell>
        </table:table-row>
        <table:table-row table:style-name="Table1.36">
          <table:table-cell table:style-name="Table1.A1" office:value-type="string">
            <text:p text:style-name="P5">ἐγγυτέρω δέ προσελθὼν φωνὴν <text:span text:style-name="T6">ἔ</text:span>γνω τὴν τοῦ Κιούρου.</text:p>
          </table:table-cell>
          <table:table-cell table:style-name="Table1.A1" office:value-type="string">
            <text:p text:style-name="P5">As he drew closer, he heard Quirrell's voice.</text:p>
          </table:table-cell>
        </table:table-row>
        <table:table-row table:style-name="Table1.36">
          <table:table-cell table:style-name="Table1.A1" office:value-type="string">
            <text:p text:style-name="P5">Μή μοι σύ, ἔφη, μή μοι πάλιν.</text:p>
          </table:table-cell>
          <table:table-cell table:style-name="Table1.A1" office:value-type="string">
            <text:p text:style-name="P5">"No -- no -- not again, please --"</text:p>
          </table:table-cell>
        </table:table-row>
        <table:table-row table:style-name="Table1.36">
          <table:table-cell table:style-name="Table1.A1" office:value-type="string">
            <text:p text:style-name="P5">ἠπείλει γάρ τις αὐτῷ ὡς ἐφαίνετο.</text:p>
          </table:table-cell>
          <table:table-cell table:style-name="Table1.A1" office:value-type="string">
            <text:p text:style-name="P5">It sounded as though someone was threatening him.</text:p>
          </table:table-cell>
        </table:table-row>
        <table:table-row table:style-name="Table1.36">
          <table:table-cell table:style-name="Table1.A1" office:value-type="string">
            <text:p text:style-name="P5">ὁ δ’ <text:span text:style-name="T6">Ἅ</text:span>ρειος ἐγγυτέρω προσελθὼν ἤκουσε τοῦ Κιούρου Ναὶ ναί λέγοντος, καλῶς γὰρ ἔχει, ἅμα<text:span text:style-name="T3"> </text:span>δ<text:span text:style-name="T6">ὲ δακρύοντος.</text:span></text:p>
          </table:table-cell>
          <table:table-cell table:style-name="Table1.A1" office:value-type="string">
            <text:p text:style-name="P5">Harry moved closer.<text:span text:style-name="T6"> "All right -- all right --" he heard Quirrell sob.</text:span></text:p>
          </table:table-cell>
        </table:table-row>
        <table:table-row table:style-name="Table1.36">
          <table:table-cell table:style-name="Table1.A1" office:value-type="string">
            <text:p text:style-name="P5">καὶ ἐν ἀκαρεῖ ὁ Κίουρος ἐπειγόμενος ἐκ τοῦ δωματίου ἀπῆλθε<text:span text:style-name="T3"> </text:span>τὴν μίτραν ἀνορθῶν.</text:p>
          </table:table-cell>
          <table:table-cell table:style-name="Table1.A1" office:value-type="string">
            <text:p text:style-name="P5">Next second, Quirrell came hurrying out of the classroom straightening his turban.</text:p>
          </table:table-cell>
        </table:table-row>
        <table:table-row table:style-name="Table1.36">
          <table:table-cell table:style-name="Table1.A1" office:value-type="string">
            <text:p text:style-name="P6">ὕπωχρος δ’ ἦν καί ἔμελλε δακρύσειν, ὡς<text:span text:style-name="T2"> </text:span><text:span text:style-name="T7">ἔ</text:span>ῳκειν. </text:p>
          </table:table-cell>
          <table:table-cell table:style-name="Table1.A1" office:value-type="string">
            <text:p text:style-name="P6">He was pale and looked as though he was about to cry.</text:p>
          </table:table-cell>
        </table:table-row>
        <text:soft-page-break/>
        <table:table-row table:style-name="Table1.36">
          <table:table-cell table:style-name="Table1.A1" office:value-type="string">
            <text:p text:style-name="P6">ὁ δ’ <text:span text:style-name="T7">Ἅ</text:span>ρειος ἐφαίνετο λαθὼν αὐτὸν παριόντα.</text:p>
          </table:table-cell>
          <table:table-cell table:style-name="Table1.A1" office:value-type="string">
            <text:p text:style-name="P6">He strode out of sight; Harry didn't think Quirrell had even noticed him.</text:p>
          </table:table-cell>
        </table:table-row>
        <table:table-row table:style-name="Table1.36">
          <table:table-cell table:style-name="Table1.A1" office:value-type="string">
            <text:p text:style-name="P6">μείνας δέ τι<text:span text:style-name="T2"> </text:span>μέχρι οὔθ’ ὁρᾶν αὐτὸν οὐτ’ ἀκούειν ἔτ’ ἐδύνατο, προκύψας δ’ ὀλίγον<text:span text:style-name="T2"> </text:span>εἴσω τοῦ δωματίου <text:span text:style-name="T7">ἔ</text:span>τυχε τούτου μέν κενοῦ γενομένου, <text:span text:style-name="T7">ἔ</text:span>ξοδον δ’<text:span text:style-name="T2"> </text:span>ἄλλην εἶδε κατὰ τὸ ἀντίθυρον<text:span text:style-name="T7">.</text:span></text:p>
          </table:table-cell>
          <table:table-cell table:style-name="Table1.A1" office:value-type="string">
            <text:p text:style-name="P6">He waited until Quirrell's footsteps had disappeared, then peered into the classroom.<text:span text:style-name="T7"> It was empty, but a door stood ajar at the other end.</text:span></text:p>
          </table:table-cell>
        </table:table-row>
        <table:table-row table:style-name="Table1.36">
          <table:table-cell table:style-name="Table1.A1" office:value-type="string">
            <text:p text:style-name="P6">καὶ μονονουχὶ παρὼν ἐκεῖσε ἐμέμνητο τότε ὧν ὑπέσχετο ἑαυτῷ περὶ τὸ μὴ<text:span text:style-name="T2"> </text:span>πολυπραγματεῦσαι<text:span text:style-name="T7">.</text:span></text:p>
          </table:table-cell>
          <table:table-cell table:style-name="Table1.A1" office:value-type="string">
            <text:p text:style-name="P6">Harry was halfway toward it before he remembered what he'd promised himself about not meddling.</text:p>
          </table:table-cell>
        </table:table-row>
        <table:table-row table:style-name="Table1.36">
          <table:table-cell table:style-name="Table1.A1" office:value-type="string">
            <text:p text:style-name="P6">δώδεκα δ’ οὖν λίθων φιλοσοφικῶν ἤθελεν ἂν περιδόσθαι, εἰμὴ ὁ<text:span text:style-name="T2"> </text:span>Σίναπυς ἄρτι <text:span text:style-name="T7">ἔ</text:span>λιπε τὸ δωμάτιον, πόλλ’ ἥδη εὐθυμῶν, ὡς εἶκάσαι,<text:span text:style-name="T2"> </text:span>τοῦ Κιούρου τέλος συγχωρήσαντος αὐτῷ.<text:span text:style-name="T7"> </text:span></text:p>
          </table:table-cell>
          <table:table-cell table:style-name="Table1.A1" office:value-type="string">
            <text:p text:style-name="P6">All the same, he'd have gambled twelve Sorcerer's Stones that Snape had just left the room, and from what Harry had just heard, Snape would be walking with a new spring in his step -- Quirrell seemed to have given in at last.</text:p>
          </table:table-cell>
        </table:table-row>
        <table:table-row table:style-name="Table1.36">
          <table:table-cell table:style-name="Table1.A1" office:value-type="string">
            <text:p text:style-name="P6"><text:span text:style-name="T7">ὁ δ’ Ἅρειος ἐπανελθὼν εἰς τὴν βιβλιοθήκην κατέλαβε τὴν</text:span><text:span text:style-name="T3"> </text:span><text:span text:style-name="T7">Ἑρμιόνην βασανίζουσαν τὸν Ῥοῶνα εἰς τὴν ἀστρονομικήν.</text:span></text:p>
          </table:table-cell>
          <table:table-cell table:style-name="Table1.A1" office:value-type="string">
            <text:p text:style-name="P6">Harry went back to the library, where Hermione was testing Ron on Astronomy.</text:p>
          </table:table-cell>
        </table:table-row>
        <table:table-row table:style-name="Table1.36">
          <table:table-cell table:style-name="Table1.A1" office:value-type="string">
            <text:p text:style-name="P6">εἰπόντι<text:span text:style-name="T3"> </text:span>δέ τί ἀκήκοεν οὗτος Ηῦτύχηκεν ἄρα ὁ Σίναπυς, ἔφη.</text:p>
          </table:table-cell>
          <table:table-cell table:style-name="Table1.A1" office:value-type="string">
            <text:p text:style-name="P6">Harry told them what he'd heard.<text:span text:style-name="T7"> "Snape's done it, then!" said Ron.</text:span></text:p>
          </table:table-cell>
        </table:table-row>
        <table:table-row table:style-name="Table1.36">
          <table:table-cell table:style-name="Table1.A1" office:value-type="string">
            <text:p text:style-name="P6">εἰ γὰρ ὁΚίουρος εἴρηκεν αὐτῷ τί ποιῶν τό φίλτρον ἐκεῖνο τὸ πρὸς τὰ σκοτεινὰ φυλακικὸν ἐξεπᾴδειν δυνηθήσεται -<text:span text:style-name="T3"> </text:span></text:p>
          </table:table-cell>
          <table:table-cell table:style-name="Table1.A1" office:value-type="string">
            <text:p text:style-name="P6">"If Quirrell's told him how to break his Anti-Dark Force spell --"</text:p>
          </table:table-cell>
        </table:table-row>
        <table:table-row table:style-name="Table1.36">
          <table:table-cell table:style-name="Table1.A1" office:value-type="string">
            <text:p text:style-name="P6">ἡ δ’ Ἑρμιόνη Ὑπάρχει δ’ ἔτι, ἔφη, ὁ Οὐλόθριξ.</text:p>
          </table:table-cell>
          <table:table-cell table:style-name="Table1.A1" office:value-type="string">
            <text:p text:style-name="P6">"There's still Fluffy, though," said Hermione.</text:p>
          </table:table-cell>
        </table:table-row>
        <table:table-row table:style-name="Table1.36">
          <table:table-cell table:style-name="Table1.A1" office:value-type="string">
            <text:p text:style-name="P6">ἐκεῖνος δέ Τυχόν, ἔφη, ὁ Σίναπυς καθ’ ἑαυτὸν ἔγνωκεν ᾧ τρόπῳ<text:span text:style-name="T2"> </text:span>δύναιτ’ ἂν παρελθεῖν τὸν κύνα μὴ συγγενόμενος τῷ Ἁγριώδει.<text:span text:style-name="T7"> καὶ</text:span><text:span text:style-name="T3"> </text:span><text:span text:style-name="T7">πρὸς τὰ βιβλία μυρία τὰ περικείμενα ἀποβλέψας Πίθεσθέ μοι, ἔφη,</text:span><text:span text:style-name="T2"> </text:span><text:span text:style-name="T7">βιβλίον τι ἔστιν ἐν τοῖσδε δηλαδὴ ὅπερ λέγει σοι ᾧ τρόπῳ δύνασαι </text:span>παρελθεῖν τρικέφαλον κύνα παμμεγέθη.</text:p>
          </table:table-cell>
          <table:table-cell table:style-name="Table1.A1" office:value-type="string">
            <text:p text:style-name="P6">"Maybe Snape's found out how to get past him without asking Hagrid,"<text:span text:style-name="T7"> said Ron, looking up at the thousands of books surrounding them. "I bet there's a book somewhere in here telling you how to get past a giant three-headed dog."</text:span></text:p>
          </table:table-cell>
        </table:table-row>
        <table:table-row table:style-name="Table1.36">
          <table:table-cell table:style-name="Table1.A1" office:value-type="string">
            <text:p text:style-name="P6">ἀλλὰ τί δραστέον, ὦ <text:span text:style-name="T7">Ἅ</text:span>ρειε<text:span text:style-name="T2">;</text:span></text:p>
          </table:table-cell>
          <table:table-cell table:style-name="Table1.A1" office:value-type="string">
            <text:p text:style-name="P6"><text:span text:style-name="T7">"</text:span>So what do we do, Harry?"</text:p>
          </table:table-cell>
        </table:table-row>
        <table:table-row table:style-name="Table1.36">
          <table:table-cell table:style-name="Table1.A1" office:value-type="string">
            <text:p text:style-name="P6">τοῦ γὰρ οὖν Ῥοῶνος δι’ ἐπιθυμίας τοῦ πλέον κινδυνεύειν ἤδη<text:span text:style-name="T3"> </text:span>ἀναπτερουμένου, ἡ Ἑρμιόνη ἀποκριναμένη <text:span text:style-name="T7">ἔ</text:span>φθασε τὸν ’Ἀρειομ<text:span text:style-name="T3"> </text:span>Προσιτέον τοι, ἔφη, τόν Διμπλόδωρον, ὃ καὶ ἐκ πολλοῦ <text:span text:style-name="T7">ἔ</text:span>δει<text:span text:style-name="T3"> </text:span>ποιῆσαι.</text:p>
          </table:table-cell>
          <table:table-cell table:style-name="Table1.A1" office:value-type="string">
            <text:p text:style-name="P7">The light of adventure was kindling again in Ron's eyes, but Hermione answered before Harry could.<text:span text:style-name="T8"> "Go to Dumbledore. That's what we should have done ages ago.</text:span></text:p>
          </table:table-cell>
        </table:table-row>
        <table:table-row table:style-name="Table1.36">
          <table:table-cell table:style-name="Table1.A1" office:value-type="string">
            <text:p text:style-name="P7">ἐὰν γὰρ αὐτοὶ ἐπιχειρῶμέν τι, δῆλον ὅτι ἐκπεσούμεθα.</text:p>
          </table:table-cell>
          <table:table-cell table:style-name="Table1.A1" office:value-type="string">
            <text:p text:style-name="P7">If we try anything ourselves we'll be thrown out for sure."</text:p>
          </table:table-cell>
        </table:table-row>
        <table:table-row table:style-name="Table1.36">
          <table:table-cell table:style-name="Table1.A1" office:value-type="string">
            <text:p text:style-name="P7">Μαρτύριον μέντοι οὐκ <text:span text:style-name="T8">ἔ</text:span>χομεν οὐδέν, εἶπεν ὁ Ἄρειος<text:span text:style-name="T8">.</text:span></text:p>
          </table:table-cell>
          <table:table-cell table:style-name="Table1.A1" office:value-type="string">
            <text:p text:style-name="P7">"But we've got no proof!" said Harry.</text:p>
          </table:table-cell>
        </table:table-row>
        <table:table-row table:style-name="Table1.36">
          <table:table-cell table:style-name="Table1.A1" office:value-type="string">
            <text:p text:style-name="P7">ὁ μὲν γὰρ<text:span text:style-name="T3"> </text:span>Κίουρος περιδεὴς γενόμενος οὐκ ἐθελήσει μαρτυρεῖν ἡμῖν, τῷ δέ<text:span text:style-name="T3"> </text:span>Σινάπει ἔξεστιν<text:span text:style-name="T8"> ἀτεχνῶς οὐ φάσκειν εἰδέναι ὅπως ὁ Τρωγλοδύτης</text:span></text:p>
            <text:p text:style-name="P7"><text:span text:style-name="T8">ἔ</text:span>τυχεν εἰσελθὼν ἐπὶ τῶν νεκυσίων, μακρὰν ἀπὼν αὐτὸς τότε τοῦ<text:span text:style-name="T3"> </text:span>τριστέγου.</text:p>
          </table:table-cell>
          <table:table-cell table:style-name="Table1.A1" office:value-type="string">
            <text:p text:style-name="P7">"Quirrell's too scared to back us up. Snape's only got to say he doesn't know how the troll got in at Halloween and that he was nowhere near the third floor -- who do you think they'll believe, him or us?</text:p>
          </table:table-cell>
        </table:table-row>
        <table:table-row table:style-name="Table1.36">
          <table:table-cell table:style-name="Table1.A1" office:value-type="string">
            <text:p text:style-name="P7">ἦ καὶ πιστεύσουσιν ἡμῖν δήπου οἱ ἐν τέλει<text:span text:style-name="T8"> ἀμελοῦντες</text:span><text:span text:style-name="T3"> </text:span><text:span text:style-name="T8">τοῦ Σινάπεως; οὐ γὰρ λελήθαμεν αὐτοὺς μισοῦντες ἐκεῖνον· ὥσθ’ ὁ Διμπλόδωρος νομιεῖ ἡμᾶς ψεύδεσθαι τοῦτ’ αὐτὸ βουλομένους</text:span><text:span text:style-name="T3"> </text:span><text:soft-page-break/><text:span text:style-name="T8">πρᾶξαι ὅπως ἐκπεσεῖται ὁ Σίναπυς ἀπὸ τοῦ παιδευτηρίου.</text:span></text:p>
          </table:table-cell>
          <table:table-cell table:style-name="Table1.A1" office:value-type="string">
            <text:p text:style-name="P7">It's not exactly a secret we hate him, Dumbledore'll<text:span text:style-name="T8"> think we made it up to get him sacked.</text:span></text:p>
          </table:table-cell>
        </table:table-row>
        <table:table-row table:style-name="Table1.36">
          <table:table-cell table:style-name="Table1.A1" office:value-type="string">
            <text:p text:style-name="P7">ὁ δὲ<text:span text:style-name="T3"> </text:span>Φήληξ ο<text:span text:style-name="T8">ὐ</text:span>κ ἂν ὠφελῆσαι ἡμᾶς οὐδ’ ε<text:span text:style-name="T8">ἰ</text:span> διακινδυνεύσαι περὶ τῶν ὅλων,<text:span text:style-name="T3"> </text:span>οὐ μόνον άγαν φιλικῶς διακείμενος τῴ Σινάπει, ἀλλὰ καί τοσούτῳ<text:span text:style-name="T3"> </text:span>μᾶλλον κερδανεῖν οἰόμενος ὅσῳ πλειόνες ἐκπεσοῦνται μαθηταί.</text:p>
          </table:table-cell>
          <table:table-cell table:style-name="Table1.A1" office:value-type="string">
            <text:p text:style-name="P7">Filch wouldn't help us if his life depended on it, he's too friendly with Snape, and the more students get thrown out, the better, he'll think.</text:p>
          </table:table-cell>
        </table:table-row>
        <table:table-row table:style-name="Table1.36">
          <table:table-cell table:style-name="Table1.A1" office:value-type="string">
            <text:p text:style-name="P7">καὶ<text:span text:style-name="T8"> </text:span>μέμνησο· οὐκ ἐχρῆν εἰδέναι οὐδέν οὕτε περὶ τῆς λίθου οὔτε περὶ τοῦ<text:span text:style-name="T3"> </text:span>Ο<text:span text:style-name="T8">ὐ</text:span>λότριχος.<text:span text:style-name="T8"> χαλεπὸν γὰρ ἂν εἴη εἰπεῖν πόθεν ἴσμεν τὰ τοιαῦτα.</text:span></text:p>
          </table:table-cell>
          <table:table-cell table:style-name="Table1.A1" office:value-type="string">
            <text:p text:style-name="P7">And don't forget, we're not supposed to know about the Stone or Fluffy. That'll take a lot of explaining."</text:p>
          </table:table-cell>
        </table:table-row>
        <table:table-row table:style-name="Table1.36">
          <table:table-cell table:style-name="Table1.A1" office:value-type="string">
            <text:p text:style-name="P7">καὶ τὴν μὲν Ἑρμιόνην ἐδόκει πεῖσαι, τὸν δέ Ῥοῶνα οὐδαμῶς<text:span text:style-name="T8">.</text:span></text:p>
          </table:table-cell>
          <table:table-cell table:style-name="Table1.A1" office:value-type="string">
            <text:p text:style-name="P7">Hermione looked convinced, but Ron didn't.</text:p>
          </table:table-cell>
        </table:table-row>
        <table:table-row table:style-name="Table1.36">
          <table:table-cell table:style-name="Table1.A1" office:value-type="string">
            <text:p text:style-name="P7">ὁ δέ Εἴπερ πραγματευοίμεθά τι πρὸς ταῦτα -</text:p>
          </table:table-cell>
          <table:table-cell table:style-name="Table1.A1" office:value-type="string">
            <text:p text:style-name="P7">"If we just do a bit of poking around --"</text:p>
          </table:table-cell>
        </table:table-row>
        <table:table-row table:style-name="Table1.36">
          <table:table-cell table:style-name="Table1.A1" office:value-type="string">
            <text:p text:style-name="P7">ὁ δ’ Ἄρειος Μὴ σύ γε, ἔφη.<text:span text:style-name="T8"> ἅλις γὰρ ἤδη πεπραγμάτευται ἡμῖν.</text:span></text:p>
          </table:table-cell>
          <table:table-cell table:style-name="Table1.A1" office:value-type="string">
            <text:p text:style-name="P7">"No," said Harry flatly, "we've done enough poking around."</text:p>
          </table:table-cell>
        </table:table-row>
        <table:table-row table:style-name="Table1.36">
          <table:table-cell table:style-name="Table1.A1" office:value-type="string">
            <text:p text:style-name="P7">κα<text:span text:style-name="T8">ὶ</text:span> πινάκιον ἀστρονομικὸν λαβὼν ἤρξατο ἐκμανθάνων τὰ ὀνόματα<text:span text:style-name="T8"> </text:span>τὰ τῶν Διὸς ἀστέρος σελήνων.</text:p>
          </table:table-cell>
          <table:table-cell table:style-name="Table1.A1" office:value-type="string">
            <text:p text:style-name="P7">He pulled a map of Jupiter toward him and started to learn the names of its moons.</text:p>
          </table:table-cell>
        </table:table-row>
        <table:table-row table:style-name="Table1.36">
          <table:table-cell table:style-name="Table1.A1" office:value-type="string">
            <text:p text:style-name="P8">τῇ δ’ ὑστεραίᾳ μεταξὺ ἀριστῶντες ὁ Ἄρειος καί ἡ Ἑρμιόνη καί ὁ<text:span text:style-name="T3"> </text:span>Νεφελώδης ὡς ἕκαστοι ἐπιστόλια ἐδέξαντο.</text:p>
          </table:table-cell>
          <table:table-cell table:style-name="Table1.A1" office:value-type="string">
            <text:p text:style-name="P8">The following morning, notes were delivered to Harry, Hermione, and Neville at the breakfast table.</text:p>
          </table:table-cell>
        </table:table-row>
        <table:table-row table:style-name="Table1.36">
          <table:table-cell table:style-name="Table1.A1" office:value-type="string">
            <text:p text:style-name="P8">καί οὐδὲν διαφέροντα ἀλλήλων ἠγγεῖλε τάδε·<text:span text:style-name="T3"> </text:span>ἡ σοφίστρια Μαγονωγαλέα χαίρειν λέγει.<text:span text:style-name="T9"> χρή σε τὴν φυλακὴν ὑπομένειν τῇδε τῇ νυκτί. πάρισθι οὖν</text:span><text:span text:style-name="T3"> </text:span><text:span text:style-name="T9">εἷς τὴν αὐλὴν ἀρχομένης τῆς ἑνδεκάτης· περιμενεῖ σ’ ὁ Φήληξ.</text:span></text:p>
          </table:table-cell>
          <table:table-cell table:style-name="Table1.A1" office:value-type="string">
            <text:p text:style-name="P8">They were all the same: Your detention will take place at eleven o'clock tonight. Meet Mr. Filch in the entrance hall.<text:span text:style-name="T9"> Professor McGonagall</text:span></text:p>
          </table:table-cell>
        </table:table-row>
        <table:table-row table:style-name="Table1.36">
          <table:table-cell table:style-name="Table1.A1" office:value-type="string">
            <text:p text:style-name="P8">ὁ δ<text:span text:style-name="T9">'</text:span> <text:span text:style-name="T9">Ἅ</text:span>ρειος ἐπελέληστο τῶν φυλακῶν ὧν <text:span text:style-name="T9">ἔ</text:span>τι <text:span text:style-name="T9">ἔ</text:span>δει ὑπομεῖναι, ὡς ἄρτι<text:span text:style-name="T3"> </text:span>τεταραγμένος διὰ τὸ τῶν βαθμῶν σφάλλεσθαι.</text:p>
          </table:table-cell>
          <table:table-cell table:style-name="Table1.A1" office:value-type="string">
            <text:p text:style-name="P8">Harry had forgotten they still had detentions to do in the furor over the points they'd lost.</text:p>
          </table:table-cell>
        </table:table-row>
        <table:table-row table:style-name="Table1.36">
          <table:table-cell table:style-name="Table1.A1" office:value-type="string">
            <text:p text:style-name="P22">ἡ δ’ Ἑρμιόνη, ὡς<text:span text:style-name="T3"> </text:span>ᾤετο, κινδυνεύοι ἃν σχετλιάζειν δηλαδὴ ὡς δι’ ὅλης τῆς νυκτὸς<text:span text:style-name="T3"> </text:span>κωλυθεῖσα ἂν ἀναθεωρεῖν τὰ μαθήματα.<text:span text:style-name="T9"> <text:s/>ἀλλ’ οὐδέν ἄρ’ εἶπε, νομίζουσα καθάπερ ἐκεῖνος ὅτι ἄξια πάσχει.</text:span></text:p>
          </table:table-cell>
          <table:table-cell table:style-name="Table1.A1" office:value-type="string">
            <text:p text:style-name="P8">He half expected Hermione to complain that this was a whole night of studying lost, but she didn't say a word.<text:span text:style-name="T9"> Like Harry, she felt they deserved what they'd got.</text:span></text:p>
          </table:table-cell>
        </table:table-row>
        <table:table-row table:style-name="Table1.36">
          <table:table-cell table:style-name="Table1.A1" office:value-type="string">
            <text:p text:style-name="P8">καὶ ε<text:span text:style-name="T9">ἰ</text:span>ς χρόνον ῥητὸν τὸν Ῥοῶνα ἐν τῷ κοινείῳ χαίρειν εἰπόντες,<text:span text:style-name="T3"> </text:span>πρὸς δέ τὴν αὐλὴν καταβάντες μετὰ τοῦ Νεφελώδους<text:span text:style-name="T3"> </text:span>κατέλαβον<text:span text:style-name="T3"> </text:span>τόν τε Φήληκα ἤδη παρόντα καὶ δὴ καὶ τὸν Μάλθακον.</text:p>
          </table:table-cell>
          <table:table-cell table:style-name="Table1.A1" office:value-type="string">
            <text:p text:style-name="P8">At eleven o'clock that night, they said good-bye to Ron in the common room and went down to the entrance hall with Neville.<text:span text:style-name="T9"> Filch was already there -- and so was Malfoy.</text:span></text:p>
          </table:table-cell>
        </table:table-row>
        <table:table-row table:style-name="Table1.36">
          <table:table-cell table:style-name="Table1.A1" office:value-type="string">
            <text:p text:style-name="P8">ὁ γὰρ<text:span text:style-name="T3"> </text:span>’Άρειος ἐπιλάθετο αὐτοῦ φυλακὴν ὡσαύτως ὀφλόντος.</text:p>
          </table:table-cell>
          <table:table-cell table:style-name="Table1.A1" office:value-type="string">
            <text:p text:style-name="P8">Harry had also forgotten that Malfoy had gotten a detention, too.</text:p>
          </table:table-cell>
        </table:table-row>
        <table:table-row table:style-name="Table1.36">
          <table:table-cell table:style-name="Table1.A1" office:value-type="string">
            <text:p text:style-name="P8">ὁ δὲ Φήληξ λύχνον ἀνάψας καὶ ἔξω αὐτοὺς ἀγαγών “Έπεσθέ μοι,<text:span text:style-name="T9"> </text:span>ἔφη.</text:p>
          </table:table-cell>
          <table:table-cell table:style-name="Table1.A1" office:value-type="string">
            <text:p text:style-name="P8">"Follow me," said Filch, lighting a lamp and leading them outside.</text:p>
          </table:table-cell>
        </table:table-row>
        <table:table-row table:style-name="Table1.36">
          <table:table-cell table:style-name="Table1.A1" office:value-type="string">
            <text:p text:style-name="P8">ἀποκνήσετε γάρ τοι οἶμαι τὸ λοιπὸν τούς νόμους ὑπερβαίνειν<text:span text:style-name="T3"> </text:span>τούς τοῦ παιδευτηρίου.</text:p>
          </table:table-cell>
          <table:table-cell table:style-name="Table1.A1" office:value-type="string">
            <text:p text:style-name="P8">I bet you'll think twice about breaking a school rule again, won't you, eh?"<text:span text:style-name="T9"> he said, leering at them.</text:span></text:p>
          </table:table-cell>
        </table:table-row>
        <table:table-row table:style-name="Table1.36">
          <table:table-cell table:style-name="Table1.A1" office:value-type="string">
            <text:p text:style-name="P8"><text:s/>ἀλλὰ παθήματα μαθήματα ὡς ἔμοιγε δόκει.<text:span text:style-name="T3"> </text:span>ἀλλὰ καὶ τοῦτο δεινόν, τὸ ἐξιτήλους γεγενῆσθαι τὰς πάλαι κολάσεις. ἐκρέμασαν γάρ ἅν σε τὸ πάλαι τοῖς καρποῖς ἐκ τοῦ ὀρόφου<text:span text:style-name="T3"> </text:span>πολλὰς ἡμέρας.</text:p>
          </table:table-cell>
          <table:table-cell table:style-name="Table1.A1" office:value-type="string">
            <text:p text:style-name="P8">"Oh yes... hard work and pain are the best teachers if you ask me.... It's just a pity they let the old punishments die out... hang you by your wrists from the ceiling for a few days,</text:p>
          </table:table-cell>
        </table:table-row>
        <table:table-row table:style-name="Table1.36">
          <table:table-cell table:style-name="Table1.A1" office:value-type="string">
            <text:p text:style-name="P8">καὶ τούς δεσμοὺς ε”τι ἐν τῷ δωματίῳ <text:span text:style-name="T9">ἔ</text:span>χω <text:soft-page-break/>προχείρους καί οὐδενὶ ἶῴ διεφθαρμένους ἥν πως<text:span text:style-name="T9"> </text:span>δέῃ αὐτῶν.<text:span text:style-name="T9"> λοιπόν, βαδιστέον οὖν, ἀλλὰ μὴ δραπετεύετε τοῖς γὰρ δραπέταις συμβαίνει καὶ </text:span>χαλεπώτερον κολάζεσθαι.</text:p>
          </table:table-cell>
          <table:table-cell table:style-name="Table1.A1" office:value-type="string">
            <text:p text:style-name="P8">I've got the chains still in my office, keep 'em well <text:soft-page-break/>oiled in case they're ever needed.... Right, off we go, and don't think of running off, now, it'll be worse for you if you do."</text:p>
          </table:table-cell>
        </table:table-row>
        <table:table-row table:style-name="Table1.36">
          <table:table-cell table:style-name="Table1.A1" office:value-type="string">
            <text:p text:style-name="P8">ἐπορεύοντο δέ σκοταῖοι διὰ τὸν κῆπον, τοῦ μὲν Νεφελώδους<text:span text:style-name="T3"> </text:span>ἀεὶ κνύζοντος, τοῦ δ’ ’Ἀρείου ὅλου περὶ τῆς κολάσεως ὄντος.</text:p>
          </table:table-cell>
          <table:table-cell table:style-name="Table1.A1" office:value-type="string">
            <text:p text:style-name="P8">They marched off across the dark grounds. Neville kept sniffing. Harry wondered what their punishment was going to be.</text:p>
          </table:table-cell>
        </table:table-row>
        <table:table-row table:style-name="Table1.36">
          <table:table-cell table:style-name="Table1.A1" office:value-type="string">
            <text:p text:style-name="P8">δεινότατον γὰρ ἀποβήσεσθαι δήπου, τοῦ Φήληκος οὕτω<text:span text:style-name="T3"> </text:span>σπουδάζοντος.</text:p>
          </table:table-cell>
          <table:table-cell table:style-name="Table1.A1" office:value-type="string">
            <text:p text:style-name="P8">It must be something really horrible, or Filch wouldn't be sounding so delighted.</text:p>
          </table:table-cell>
        </table:table-row>
        <table:table-row table:style-name="Table1.36">
          <table:table-cell table:style-name="Table1.A1" office:value-type="string">
            <text:p text:style-name="P9">καὶ ἐξέλαμπε μὲν θαμὰ ἡ σελήνη, σκοταίους δέ πολλάκις <text:span text:style-name="T10">ἔ</text:span>δει<text:span text:style-name="T3"> </text:span>ἐλθεῖν νεφελῶν ἀεὶ ἐπιγιγνομένων.</text:p>
          </table:table-cell>
          <table:table-cell table:style-name="Table1.A1" office:value-type="string">
            <text:p text:style-name="P9">The moon was bright, but clouds scudding across it kept throwing them into darkness.</text:p>
          </table:table-cell>
        </table:table-row>
        <table:table-row table:style-name="Table1.36">
          <table:table-cell table:style-name="Table1.A1" office:value-type="string">
            <text:p text:style-name="P9">καὶ ἔμπροσθεν ὁ <text:span text:style-name="T10">Ἅ</text:span>ρειος τὰς<text:span text:style-name="T3"> </text:span>θυρίδας πεφωτισμένας κατιδὼν ἤδη τὰς τοῦ Ἁγριώδους οἶκιδίου,<text:span text:style-name="T3"> </text:span>βοὴν τηλωπόν ἤκουσεν.</text:p>
          </table:table-cell>
          <table:table-cell table:style-name="Table1.A1" office:value-type="string">
            <text:p text:style-name="P9">Ahead, Harry could see the lighted windows of Hagrid's hut.<text:span text:style-name="T10"> Then they heard a distant shout.</text:span></text:p>
          </table:table-cell>
        </table:table-row>
        <table:table-row table:style-name="Table1.36">
          <table:table-cell table:style-name="Table1.A1" office:value-type="string">
            <text:p text:style-name="P9"><text:span text:style-name="T10">Ἦ</text:span> ἥκεις σύ, ὦ Φήληξ<text:span text:style-name="T10">;</text:span> σπεῦσον δῆτα· ἐμοὶ γάρ τις ἀσχολία ἐστίν.</text:p>
          </table:table-cell>
          <table:table-cell table:style-name="Table1.A1" office:value-type="string">
            <text:p text:style-name="P9">"Is that you, Filch? Hurry up, I want ter get started."</text:p>
          </table:table-cell>
        </table:table-row>
        <table:table-row table:style-name="Table1.36">
          <table:table-cell table:style-name="Table1.A1" office:value-type="string">
            <text:p text:style-name="P10">ὁ δ’ <text:span text:style-name="T11">Ἅ</text:span>ρειος ἐθάρρει τι ἐννοῶν τάχ’ ἂν οὐκ ε<text:span text:style-name="T11">ἰ</text:span>ς τοσοῦτο ταλαιπωρήσειν μεθ’ Ἁγριώδους ἐργαζόμενος.</text:p>
          </table:table-cell>
          <table:table-cell table:style-name="Table1.A1" office:value-type="string">
            <text:p text:style-name="P10">Harry's heart rose; if they were going to be working with Hagrid it wouldn't be so bad.</text:p>
          </table:table-cell>
        </table:table-row>
        <table:table-row table:style-name="Table1.36">
          <table:table-cell table:style-name="Table1.A1" office:value-type="string">
            <text:p text:style-name="P10">ἀλλὰ γεγηθὼς οὐκ ἔλαθε<text:span text:style-name="T3"> </text:span>τὸν Φήληκα· ὁ δ<text:span text:style-name="T11">ὲ Ἦ</text:span> καῖ ἐλπίζεις εὐφρανεῖσθαι μετ’ ἐκείνου τοῦ<text:span text:style-name="T3"> </text:span>βλακός;</text:p>
          </table:table-cell>
          <table:table-cell table:style-name="Table1.A1" office:value-type="string">
            <text:p text:style-name="P10">His relief must have showed in his -face, because Filch said, "I suppose you think you'll be enjoying yourself with that oaf?</text:p>
          </table:table-cell>
        </table:table-row>
        <table:table-row table:style-name="Table1.36">
          <table:table-cell table:style-name="Table1.A1" office:value-type="string">
            <text:p text:style-name="P10">ἀνέλπιστον δέ τοῦτο. εἷς γὰρ τὴν ὕλην βαδιστέον, ὦ παῖ.<text:span text:style-name="T3"> </text:span>ἀνέλπιστον γάρ ἐστ’ ἔμοιγε πάντας ὑμᾶς ἀθῴους ἐκεῖθέν γ’<text:span text:style-name="T2"> </text:span>ἀπαλλάξεσθαι.</text:p>
          </table:table-cell>
          <table:table-cell table:style-name="Table1.A1" office:value-type="string">
            <text:p text:style-name="P10">Well, think again, boy -- it's into the forest you're going and I'm much mistaken if you'll all come out in one piece."</text:p>
          </table:table-cell>
        </table:table-row>
        <table:table-row table:style-name="Table1.36">
          <table:table-cell table:style-name="Table1.A1" office:value-type="string">
            <text:p text:style-name="P10">καὶ ἐντεῦθεν ὁ μὲν Νεφελώδης ὑπεστέναζέ τι, ὁ δέ Μάλθακος<text:span text:style-name="T3"> </text:span>ὑπὸ φόβου ἀκίνητος εἱστήκει<text:span text:style-name="T11">.</text:span></text:p>
          </table:table-cell>
          <table:table-cell table:style-name="Table1.A1" office:value-type="string">
            <text:p text:style-name="P10">At this, Neville let out a little moan, and Malfoy stopped dead in his tracks.</text:p>
          </table:table-cell>
        </table:table-row>
        <table:table-row table:style-name="Table1.36">
          <table:table-cell table:style-name="Table1.A1" office:value-type="string">
            <text:p text:style-name="P10"><text:span text:style-name="T11">Ἦ</text:span> καί ε<text:span text:style-name="T11">ἰ</text:span>ς τὴν ὕλην, ἔφη, οὐ κατὰ τὸ ξύνηθες ὑπτιάζων.</text:p>
          </table:table-cell>
          <table:table-cell table:style-name="Table1.A1" office:value-type="string">
            <text:p text:style-name="P10">"The forest?" he repeated, and he didn't sound quite as cool as usual.</text:p>
          </table:table-cell>
        </table:table-row>
        <table:table-row table:style-name="Table1.36">
          <table:table-cell table:style-name="Table1.A1" office:value-type="string">
            <text:p text:style-name="P10">ἀλλ’ οὐ<text:span text:style-name="T3"> </text:span>πρέπει ἐκεῖσε νυκτιπολεῐν, παρόντων κνωδάλων τ’ ἄλλων καὶ<text:span text:style-name="T3"> </text:span>λυκανθρώπων ὡς λέγεται.</text:p>
          </table:table-cell>
          <table:table-cell table:style-name="Table1.A1" office:value-type="string">
            <text:p text:style-name="P10">"We can't go in there at night -- there's all sorts of things in there -- werewolves, I heard."</text:p>
          </table:table-cell>
        </table:table-row>
        <table:table-row table:style-name="Table1.36">
          <table:table-cell table:style-name="Table1.A1" office:value-type="string">
            <text:p text:style-name="P10">ὁ δέ Νεφελώδης τοῦ τρίβωνος τοῦ Ἁρείου ἁπτόμενος φωνὴν<text:span text:style-name="T3"> </text:span>προίετο ὥσπερ ἀποπνιγομένου τινός<text:span text:style-name="T11">.</text:span></text:p>
          </table:table-cell>
          <table:table-cell table:style-name="Table1.A1" office:value-type="string">
            <text:p text:style-name="P10">Neville clutched the sleeve of Harry's robe and made a choking noise.</text:p>
          </table:table-cell>
        </table:table-row>
        <table:table-row table:style-name="Table1.36">
          <table:table-cell table:style-name="Table1.A1" office:value-type="string">
            <text:p text:style-name="P10">καί ὁ Φήληξ περιχαρὴς Νοσεῖς γάρ, ἔφη, τοῖς οἰκείοις κακοῖς.</text:p>
          </table:table-cell>
          <table:table-cell table:style-name="Table1.A1" office:value-type="string">
            <text:p text:style-name="P11">"That's your problem, isn't it?" said Filch, his voice cracking with glee.</text:p>
          </table:table-cell>
        </table:table-row>
        <table:table-row table:style-name="Table1.36">
          <table:table-cell table:style-name="Table1.A1" office:value-type="string">
            <text:p text:style-name="P11">ἄλλο τι ἢ ὤφελες φροντίσαι τῶν λυκανθρώπων δὴ πρὶν δίκην<text:span text:style-name="T3"> </text:span>ὀφλεῖν.</text:p>
          </table:table-cell>
          <table:table-cell table:style-name="Table1.A1" office:value-type="string">
            <text:p text:style-name="P11">"Should've thought of them werewolves before you got in trouble, shouldn't you?"</text:p>
          </table:table-cell>
        </table:table-row>
        <table:table-row table:style-name="Table1.36">
          <table:table-cell table:style-name="Table1.A1" office:value-type="string">
            <text:p text:style-name="P11">ὁ δέ Ἁγριώδης σκοταῖος προσῆλθεν ἄγων τὸ Δάκος.</text:p>
          </table:table-cell>
          <table:table-cell table:style-name="Table1.A1" office:value-type="string">
            <text:p text:style-name="P11">Hagrid came striding toward them out of the dark, Fang at his heel.</text:p>
          </table:table-cell>
        </table:table-row>
        <table:table-row table:style-name="Table1.36">
          <table:table-cell table:style-name="Table1.A1" office:value-type="string">
            <text:p text:style-name="P11"><text:s/>βαλλίστραν<text:span text:style-name="T3"> </text:span>δ’ <text:span text:style-name="T12">ἔ</text:span>φερε τῇ δεξιᾷ καὶ ἀπ’ ὤμου φαρέτραν τοξευμάτων πλήρη.</text:p>
          </table:table-cell>
          <table:table-cell table:style-name="Table1.A1" office:value-type="string">
            <text:p text:style-name="P11">He was carrying his large crossbow, and a quiver of arrows hung over his shoulder.</text:p>
          </table:table-cell>
        </table:table-row>
        <table:table-row table:style-name="Table1.36">
          <table:table-cell table:style-name="Table1.A1" office:value-type="string">
            <text:p text:style-name="P11">Τέλος δή, ἔφη, κεχρονικὼς ἥκεις.</text:p>
          </table:table-cell>
          <table:table-cell table:style-name="Table1.A1" office:value-type="string">
            <text:p text:style-name="P11">"Abou' time," he said.</text:p>
          </table:table-cell>
        </table:table-row>
        <table:table-row table:style-name="Table1.36">
          <table:table-cell table:style-name="Table1.A1" office:value-type="string">
            <text:p text:style-name="P11">ἡμιώριον γὰρ ἤδη περιμένω.<text:span text:style-name="T3"> </text:span>ἦ καλῶς ἔχει, ὦ Ἅρειε καὶ Ἑρμιόνη<text:span text:style-name="T12">;</text:span></text:p>
          </table:table-cell>
          <table:table-cell table:style-name="Table1.A1" office:value-type="string">
            <text:p text:style-name="P11">"I bin waitin' fer half an hour already. All right, Harry, Hermione?"</text:p>
          </table:table-cell>
        </table:table-row>
        <table:table-row table:style-name="Table1.36">
          <table:table-cell table:style-name="Table1.A1" office:value-type="string">
            <text:p text:style-name="P11">ὁ δὲ Φήληξ πικρῶς Ἀλλ’ οὐ προσήκει σοι, ἔφη, ἄγαν φιλίως ε”χειν<text:span text:style-name="T3"> </text:span>πρὸς αὐτούς.</text:p>
          </table:table-cell>
          <table:table-cell table:style-name="Table1.A1" office:value-type="string">
            <text:p text:style-name="P11">"I shouldn't be too friendly to them, Hagrid," said Filch coldly, they're here to be punished, after all."</text:p>
          </table:table-cell>
        </table:table-row>
        <table:table-row table:style-name="Table1.36">
          <table:table-cell table:style-name="Table1.A1" office:value-type="string">
            <text:p text:style-name="P11">πάρεισι γὰρ ὡς δίκας δώσοντες δήπου.</text:p>
          </table:table-cell>
          <table:table-cell table:style-name="Table1.A1" office:value-type="string">
            <text:p text:style-name="P11">"That's why yer late, is it?" said Hagrid, frowning <text:soft-page-break/>at Filch.</text:p>
          </table:table-cell>
        </table:table-row>
        <table:table-row table:style-name="Table1.36">
          <table:table-cell table:style-name="Table1.A1" office:value-type="string">
            <text:p text:style-name="P11"><text:span text:style-name="T12">ἦ</text:span> καὶ διὰ τοῦτο ἐχρόνιζες σύ; ἦ ἐτραγῴδεις πρὸς αὐτούς, ἀλλ’<text:span text:style-name="T3"> </text:span>οὐκ <text:span text:style-name="T12">ἔ</text:span>στι τὸ σὸν τοῦτο ποιῆσαι.</text:p>
          </table:table-cell>
          <table:table-cell table:style-name="Table1.A1" office:value-type="string">
            <text:p text:style-name="P11">"Bin lecturin' them, eh? 'Snot your place ter do that.</text:p>
          </table:table-cell>
        </table:table-row>
        <table:table-row table:style-name="Table1.36">
          <table:table-cell table:style-name="Table1.A1" office:value-type="string">
            <text:p text:style-name="P11">καὶ ποιήσαντος σοῦ ἃ ἔδει, ἐμόν ἐστι<text:span text:style-name="T3"> </text:span>τὰ λοιπὰ διοικεῖν.</text:p>
          </table:table-cell>
          <table:table-cell table:style-name="Table1.A1" office:value-type="string">
            <text:p text:style-name="P11">Yeh've done yer bit, I'll take over from here."</text:p>
          </table:table-cell>
        </table:table-row>
        <table:table-row table:style-name="Table1.36">
          <table:table-cell table:style-name="Table1.A1" office:value-type="string">
            <text:p text:style-name="P11"><text:span text:style-name="T12">Ἅ</text:span>μ’ ἕῳ ἐπάνειμι, ἔφη ὁ Φήληξ. καὶ προσθεὶς ὅτι Πάλιν δέ<text:span text:style-name="T3"> </text:span>κομιῶ τὰ λείψανα, ἀπέβη πρὸς τὸ φρούριον.<text:span text:style-name="T12"> τὸν δέ λύχνον δι’</text:span><text:span text:style-name="T3"> </text:span><text:span text:style-name="T12">ὀλίγου ἐν σκότῳ ἐθεώρουν αἰωρούμενον.</text:span></text:p>
          </table:table-cell>
          <table:table-cell table:style-name="Table1.A1" office:value-type="string">
            <text:p text:style-name="P11">"I'll be back at dawn," said Filch, "for what's left of them," he added nastily, and he turned and started back toward the castle, his lamp bobbing away in the darkness.</text:p>
          </table:table-cell>
        </table:table-row>
        <table:table-row table:style-name="Table1.36">
          <table:table-cell table:style-name="Table1.A1" office:value-type="string">
            <text:p text:style-name="P11">ἐνταῦθα δὴ ὁ Μάλθακος πρὸς τὸν Ἁγριώδη ἀποβλέψας<text:span text:style-name="T3"> </text:span>Οὐ βουλομένῳ μοί ἐστιν, ἔφη, εἰσιέναι εἷς τὴν ὕλην ἐκείνην.<text:span text:style-name="T12"> ἀκούων δ’ ὁ Ἅρειος ἥδετο εἰδὼς αὐτὸν μάλιστα φοβούμενον.</text:span></text:p>
          </table:table-cell>
          <table:table-cell table:style-name="Table1.A1" office:value-type="string">
            <text:p text:style-name="P11">Malfoy now turned to Hagrid.<text:span text:style-name="T12"> "I'm not going in that forest, he said, and Harry was pleased to hear the note of panic in his voice.</text:span></text:p>
          </table:table-cell>
        </table:table-row>
        <table:table-row table:style-name="Table1.36">
          <table:table-cell table:style-name="Table1.A1" office:value-type="string">
            <text:p text:style-name="P12">Εἴ γε βούλῃ μένειν ἐν <text:span text:style-name="T13">Ὑ</text:span>ογοήτου, εἷσιτέον δή.<text:span text:style-name="T13"> ὁ γὰρ Ἁγριώδης</text:span><text:span text:style-name="T3"> </text:span><text:span text:style-name="T13">ἄγριον παρέχων ἑαυτὸν ἔλεγεν.</text:span></text:p>
          </table:table-cell>
          <table:table-cell table:style-name="Table1.A1" office:value-type="string">
            <text:p text:style-name="P12">"Yeh are if yeh want ter stay at Hogwarts," said Hagrid fiercely.</text:p>
          </table:table-cell>
        </table:table-row>
        <table:table-row table:style-name="Table1.36">
          <table:table-cell table:style-name="Table1.A1" office:value-type="string">
            <text:p text:style-name="P12">Ἠδικηκότα σέ δεῖ νῦν δίκας δοῦναι.</text:p>
          </table:table-cell>
          <table:table-cell table:style-name="Table1.A1" office:value-type="string">
            <text:p text:style-name="P12">"Yeh've done wrong an' now yehve got ter pay fer it."</text:p>
          </table:table-cell>
        </table:table-row>
        <table:table-row table:style-name="Table1.36">
          <table:table-cell table:style-name="Table1.A1" office:value-type="string">
            <text:p text:style-name="P12">Ἀλλὰ δουλοπρεπῆ γε λέγεις πόνον, <text:span text:style-name="T13">ἔ</text:span>φη ὁ Μάλθακος.<text:span text:style-name="T13"> οὐ γάρ τοι</text:span><text:span text:style-name="T3"> </text:span><text:span text:style-name="T13">πρέπει τοὺς μαθητὰς ταῦτα ποιεῖν.</text:span></text:p>
          </table:table-cell>
          <table:table-cell table:style-name="Table1.A1" office:value-type="string">
            <text:p text:style-name="P12">"But this is servant stuff, it's not for students to do.</text:p>
          </table:table-cell>
        </table:table-row>
        <table:table-row table:style-name="Table1.36">
          <table:table-cell table:style-name="Table1.A1" office:value-type="string">
            <text:p text:style-name="P12">ἐνόμιζον γὰρ δεήσειν ἡμ<text:span text:style-name="T14">ᾶ</text:span>ς<text:span text:style-name="T2"> </text:span>στίχους ἐκγράφεσθαι ἢ τοιοῦτόν τι.</text:p>
          </table:table-cell>
          <table:table-cell table:style-name="Table1.A1" office:value-type="string">
            <text:p text:style-name="P13">I thought we'd be copying lines or something<text:span text:style-name="T14">.</text:span></text:p>
          </table:table-cell>
        </table:table-row>
        <table:table-row table:style-name="Table1.36">
          <table:table-cell table:style-name="Table1.A1" office:value-type="string">
            <text:p text:style-name="P13">ε<text:span text:style-name="T14">ἰ</text:span> δέ ὁ πατὴρ ᾔδει ἐμὲ τοῦτο<text:span text:style-name="T3"> </text:span>ποιοῦντα<text:span text:style-name="T14"> -</text:span><text:span text:style-name="T3"> </text:span><text:span text:style-name="T14">- </text:span></text:p>
          </table:table-cell>
          <table:table-cell table:style-name="Table1.A1" office:value-type="string">
            <text:p text:style-name="P13">if my father knew I was doing this<text:span text:style-name="T14">...</text:span></text:p>
          </table:table-cell>
        </table:table-row>
        <table:table-row table:style-name="Table1.36">
          <table:table-cell table:style-name="Table1.A1" office:value-type="string">
            <text:p text:style-name="P13"><text:span text:style-name="T14">Ἔ</text:span>λεγεν ἂν ὅτι τοιαῦτ’ ε”στι τὰ ἐν Ὑογοήτου<text:span text:style-name="T14">.</text:span></text:p>
          </table:table-cell>
          <table:table-cell table:style-name="Table1.A1" office:value-type="string">
            <text:p text:style-name="P13">he'd tell yer that's how it is at Hogwarts," Hagrid growled.</text:p>
          </table:table-cell>
        </table:table-row>
        <table:table-row table:style-name="Table1.36">
          <table:table-cell table:style-name="Table1.A1" office:value-type="string">
            <text:p text:style-name="P13">ἦ στίχους<text:span text:style-name="T3"> </text:span>ἐκγράφοιο ἅν; τί κερδανεῖς;</text:p>
          </table:table-cell>
          <table:table-cell table:style-name="Table1.A1" office:value-type="string">
            <text:p text:style-name="P13">"Copyin' lines! What good's that ter anyone?<text:span text:style-name="T14">"</text:span></text:p>
          </table:table-cell>
        </table:table-row>
        <table:table-row table:style-name="Table1.36">
          <table:table-cell table:style-name="Table1.A1" office:value-type="string">
            <text:p text:style-name="P13"><text:s/>δεῖ σε ἢ χρήσιμόν τι ποιῆσαι ἢ ἀπελθεῖν<text:span text:style-name="T3"> </text:span>οἰχόμενον.</text:p>
          </table:table-cell>
          <table:table-cell table:style-name="Table1.A1" office:value-type="string">
            <text:p text:style-name="P13"><text:span text:style-name="T14">"</text:span>Yeh'll do summat useful or Yeh'll get out.<text:span text:style-name="T14">"</text:span></text:p>
          </table:table-cell>
        </table:table-row>
        <table:table-row table:style-name="Table1.36">
          <table:table-cell table:style-name="Table1.A1" office:value-type="string">
            <text:p text:style-name="P13">ἀλλ’ ε<text:span text:style-name="T14">ἰ</text:span> σὺ νομίζεις τὸν πατέρα μᾶλλον βούλεσθαι σέ<text:span text:style-name="T3"> </text:span>ἐκπεσεῖν ἐξ Ὑογοήτου, ἄπιθι δὴ πρὸς τὸ φρούριον τὰ φορτία<text:span text:style-name="T3"> </text:span>συσκευασάμενος.<text:span text:style-name="T14"> ἄπελθε δῆτα.</text:span></text:p>
          </table:table-cell>
          <table:table-cell table:style-name="Table1.A1" office:value-type="string">
            <text:p text:style-name="P13"><text:span text:style-name="T14">"</text:span>If yeh think yer father'd rather you were expelled, then get back off ter the castle an' pack.<text:span text:style-name="T14"> Go on"'</text:span></text:p>
          </table:table-cell>
        </table:table-row>
        <table:table-row table:style-name="Table1.36">
          <table:table-cell table:style-name="Table1.A1" office:value-type="string">
            <text:p text:style-name="P13">ὁ δ’ οὐδέν ἐκινήθη, νᾶπυ βλέπων τέως πρὸς ἐκεῖνον. κατανεύσαντος δ’ αὐτοῦ τὸ τελευταῖον,<text:span text:style-name="T14"> ὁ Ἁγριώδης ’Άγε δή, ἔφη.</text:span></text:p>
          </table:table-cell>
          <table:table-cell table:style-name="Table1.A1" office:value-type="string">
            <text:p text:style-name="P13">Malfoy didn't move. He looked at Hagrid furiously, but then dropped his gaze.<text:span text:style-name="T14"> "Right then," said Hagrid.</text:span></text:p>
          </table:table-cell>
        </table:table-row>
        <table:table-row table:style-name="Table1.36">
          <table:table-cell table:style-name="Table1.A1" office:value-type="string">
            <text:p text:style-name="P13">ἀκούσατέ<text:span text:style-name="T3"> </text:span>μου ἀκριβῶς, διότι δεινότατόν ἐστιν ὃ μέλλομεν κινδύνευμα ὑπομένειν τῇδε τῇ νυκτί.<text:span text:style-name="T14"> φυλακτέον δὲ μή τις κυβεύῃ περὶτοῦ σώματος. </text:span></text:p>
          </table:table-cell>
          <table:table-cell table:style-name="Table1.A1" office:value-type="string">
            <text:p text:style-name="P13">"now, listen carefully, 'cause it's dangerous what we're gonna do tonight, an' I don' want no one takin' risks.<text:span text:style-name="T14">"</text:span></text:p>
          </table:table-cell>
        </table:table-row>
        <table:table-row table:style-name="Table1.36">
          <table:table-cell table:style-name="Table1.A1" office:value-type="string">
            <text:p text:style-name="P28">ἕπεσθέ μοί νυν δεῦρο.</text:p>
          </table:table-cell>
          <table:table-cell table:style-name="Table1.A1" office:value-type="string">
            <text:p text:style-name="P28">"Follow me over here a moment."</text:p>
          </table:table-cell>
        </table:table-row>
        <table:table-row table:style-name="Table1.36">
          <table:table-cell table:style-name="Table1.A1" office:value-type="string">
            <text:p text:style-name="P13">καί ἀγαγὼν αὐτοὺς πρὸς τὰ κράσπεδα τὰ τῆς ὕλης, καὶ τὸν<text:span text:style-name="T3"> </text:span>λύχνον ἄνω ἄρας, ἔδειξεν ἀτραπόν τινα στενὴν καί σκολιὰν<text:span text:style-name="T3"> </text:span>φέρουσαν ἀνὰ τὸ σκοτεινὸν εἰς τὸ πυκνὸν τῶν δένδρων.</text:p>
          </table:table-cell>
          <table:table-cell table:style-name="Table1.A1" office:value-type="string">
            <text:p text:style-name="P13">He led them to the very edge of the forest.<text:span text:style-name="T14"> Holding his lamp up high, he pointed down a narrow, winding earth track that disappeared into the thick black trees.</text:span></text:p>
          </table:table-cell>
        </table:table-row>
        <table:table-row table:style-name="Table1.36">
          <table:table-cell table:style-name="Table1.A1" office:value-type="string">
            <text:p text:style-name="P13">δεδορκότες<text:span text:style-name="T3"> </text:span>δέ πρὸς τὴν ὕλην ἐκεῖνοι ᾐσθάνοντο τοῦ ἀνέμου διὰ τὰς τρίχας<text:span text:style-name="T3"> </text:span>πνέοντος.</text:p>
          </table:table-cell>
          <table:table-cell table:style-name="Table1.A1" office:value-type="string">
            <text:p text:style-name="P13">A light breeze lifted their hair as they looked into the forest.</text:p>
          </table:table-cell>
        </table:table-row>
        <table:table-row table:style-name="Table1.36">
          <table:table-cell table:style-name="Table1.A1" office:value-type="string">
            <text:p text:style-name="P14">κα<text:span text:style-name="T15">ὶ</text:span> ὁ Ἁγριώδης Ἰδού, ἔφη. ἇρα δύνασθε ι’δεῐν τὸ ἐκεῖ ἐπ’ ἐδάφους<text:span text:style-name="T3"> </text:span>κείμενον τὸ ἀργυροειδές;</text:p>
          </table:table-cell>
          <table:table-cell table:style-name="Table1.A1" office:value-type="string">
            <text:p text:style-name="P14">"Look there," said Hagrid, "see that stuff shinin' on the ground? Silvery stuff?</text:p>
          </table:table-cell>
        </table:table-row>
        <text:soft-page-break/>
        <table:table-row table:style-name="Table1.36">
          <table:table-cell table:style-name="Table1.A1" office:value-type="string">
            <text:p text:style-name="P14">μονοκέρεως γὰρ ἵππου τοῦτ’ ἔστιν αἷμα.</text:p>
          </table:table-cell>
          <table:table-cell table:style-name="Table1.A1" office:value-type="string">
            <text:p text:style-name="P14">That's unicorn blood.</text:p>
          </table:table-cell>
        </table:table-row>
        <table:table-row table:style-name="Table1.36">
          <table:table-cell table:style-name="Table1.A1" office:value-type="string">
            <text:p text:style-name="P14">ἀλλὰ μονοκέρως ε”νεστί που τετραυματισμένος ὑπό τινος καὶ ἕτερον<text:span text:style-name="T3"> </text:span>μὲν τοιοῦτον πρότερον ηὗρον ἤδη τεθνηκότα, ἕτερον δέ νυνὶ τοῦτον<text:span text:style-name="T3"> </text:span>τὸν ἄθλιον δεῖ ἡμᾶς ἐρευνᾶν ὡς τελευτήσοντας αὐτῷ τοὺς πόνους εἴ<text:span text:style-name="T3"> </text:span>γ’ ἄρα κάμνει τι<text:span text:style-name="T15">.</text:span></text:p>
          </table:table-cell>
          <table:table-cell table:style-name="Table1.A1" office:value-type="string">
            <text:p text:style-name="P14">There's a unicorn in there bin hurt badly by summat.<text:span text:style-name="T15"> This is the second time in a week. I found one dead last Wednesday. We're gonna try an' find the poor thing. We might have ter put it out of its misery."</text:span></text:p>
          </table:table-cell>
        </table:table-row>
        <table:table-row table:style-name="Table1.36">
          <table:table-cell table:style-name="Table1.A1" office:value-type="string">
            <text:p text:style-name="P14">ὁ δέ Μάλθακος θρασὺν μὲν ἑαυτὸν παρέχειν βουλόμενος ὑπερεκπεπλῆχθαι δ’ ὅμως δοκῶν Τί δέ γένοιτ’ ἄν, ἔφη, εἰ ἡμᾶς γε φθάνοι<text:span text:style-name="T3"> </text:span>εὑρὼν ὁ τὸν μονοκέρων τραυματίσας;</text:p>
          </table:table-cell>
          <table:table-cell table:style-name="Table1.A1" office:value-type="string">
            <text:p text:style-name="P14">"And what if whatever hurt the unicorn finds us first?" said Malfoy, unable to keep the fear out of his voice.</text:p>
          </table:table-cell>
        </table:table-row>
        <table:table-row table:style-name="Table1.36">
          <table:table-cell table:style-name="Table1.A1" office:value-type="string">
            <text:p text:style-name="P14">Ἀλλ’ οὐκ <text:span text:style-name="T15">ἔ</text:span>στι τῶν ἐν ὕλῃ οἰκούντων τοιοῦτος πεφυκὼς ὥστε<text:span text:style-name="T3"> </text:span>βλάπτειν σε συνόντα γοῦν ἦ ἐμοὶ ἦ τῷ Δάκει.</text:p>
          </table:table-cell>
          <table:table-cell table:style-name="Table1.A1" office:value-type="string">
            <text:p text:style-name="P14">"There's nothin' that lives in the forest that'll hurt yeh if yer with me or Fang," said Hagrid.</text:p>
          </table:table-cell>
        </table:table-row>
        <table:table-row table:style-name="Table1.36">
          <table:table-cell table:style-name="Table1.A1" office:value-type="string">
            <text:p text:style-name="P14">ἀλλὰ μὴ πλανᾶσθε<text:span text:style-name="T3"> </text:span>ἀπὸ τῆς ἀτράπου. ἆγε δή. τοῦ γὰρ αἵματος πανταχοῦ κεχυμένου -<text:span text:style-name="T3"> </text:span><text:span text:style-name="T15">ἔ</text:span>καμνε γὰρ ὡς ε’ὀικεν ἀπὸ τῆς νῦν νυκτός - δεήσει ἡμᾶς διίστασθαι<text:span text:style-name="T3"> </text:span>ε<text:span text:style-name="T15">ἰ</text:span>ς δύο μέρη ἵνα ἑκάτεροι ἑκατέρωσε κατὰ τὴν ἄτραπον <text:span text:style-name="T15">ἰ</text:span>χνεύωμεν.</text:p>
          </table:table-cell>
          <table:table-cell table:style-name="Table1.A1" office:value-type="string">
            <text:p text:style-name="P14">"An' keep ter the path. Right, now, we're gonna split inter two parties an' follow the trail in diff'rent directions.<text:span text:style-name="T15"> There's blood all over the place, it must've bin staggerin' around since last night at least."</text:span></text:p>
          </table:table-cell>
        </table:table-row>
        <table:table-row table:style-name="Table1.36">
          <table:table-cell table:style-name="Table1.A1" office:value-type="string">
            <text:p text:style-name="P14">καὶ ὁ Μάλθακος εὐθύς ’Έστω, ἔφη, μετ’ ἐμοῦ τὸ Δάκος.<text:span text:style-name="T15"> κατεῖδε</text:span><text:span text:style-name="T3"> </text:span><text:span text:style-name="T15">γὰρ τούς τοῦ κυνὸς καρχάρους ὀδόντας.</text:span></text:p>
          </table:table-cell>
          <table:table-cell table:style-name="Table1.A1" office:value-type="string">
            <text:p text:style-name="P14">"I want Fang," said Malfoy quickly, looking at Fang's long teeth.</text:p>
          </table:table-cell>
        </table:table-row>
        <table:table-row table:style-name="Table1.36">
          <table:table-cell table:style-name="Table1.A1" office:value-type="string">
            <text:p text:style-name="P15">Καλῶς ἔχει, <text:span text:style-name="T16">ἔ</text:span>φη ὁ Ἁγριώδης.<text:span text:style-name="T16"> </text:span>οὐ μὴν ἀλλὰ κακίζεται ὡς ἐπὶ τὸ<text:span text:style-name="T3"> </text:span>πολύ.</text:p>
          </table:table-cell>
          <table:table-cell table:style-name="Table1.A1" office:value-type="string">
            <text:p text:style-name="P14">"All right, but I warn yeh, he's a coward," said Hagrid.</text:p>
          </table:table-cell>
        </table:table-row>
        <table:table-row table:style-name="Table1.36">
          <table:table-cell table:style-name="Table1.A1" office:value-type="string">
            <text:p text:style-name="P15">λοιπόν· τῇ μὲν ἑτέρᾳ βαδιοῦμεν ἐγὼ καὶ ὁ Ἄρειος καὶ ἡ<text:span text:style-name="T3"> </text:span>Ἑρμιόνη, τῇ δ’ ἑτέρᾳ ὁ Μάλθακος καὶ ὁ Νεφελώδης καὶ τὸ Δάκος.</text:p>
          </table:table-cell>
          <table:table-cell table:style-name="Table1.A1" office:value-type="string">
            <text:p text:style-name="P15">"So me, Harry, an' Hermione'll go one way an' Draco, Neville, an' Fang'll go the other.</text:p>
          </table:table-cell>
        </table:table-row>
        <table:table-row table:style-name="Table1.36">
          <table:table-cell table:style-name="Table1.A1" office:value-type="string">
            <text:p text:style-name="P16">καὶ ἐὰν μέν τις εὕρῃ τὸν μονοκέρων, ἀφέτω σπινθῆρας χλωραυγεῖς.<text:span text:style-name="T17"> ἐγνώκατε;</text:span></text:p>
          </table:table-cell>
          <table:table-cell table:style-name="Table1.A1" office:value-type="string">
            <text:p text:style-name="P16">Now, if any of us finds the unicorn, we'll send up green sparks, right?</text:p>
          </table:table-cell>
        </table:table-row>
        <table:table-row table:style-name="Table1.36">
          <table:table-cell table:style-name="Table1.A1" office:value-type="string">
            <text:p text:style-name="P16">λάβετε δῆτα τὰς ῥάβδους καὶ ἀσκεῖτε. βαβαὶ τῆς τέχνης,<text:span text:style-name="T3"> </text:span>ἐὰν δὲ πράγματ’ ἔχητε, ἄφετε σπινθῆρας ἐρυθροὺς καί οὕτω<text:span text:style-name="T3"> </text:span>βοηθήσομέν ὑμῖν.<text:span text:style-name="T17"> ἀλλ’ εὐλαβεῖσθε. βαδιστέον δή.</text:span></text:p>
          </table:table-cell>
          <table:table-cell table:style-name="Table1.A1" office:value-type="string">
            <text:p text:style-name="P16">Get yer wands out an' practice now -- that's it -- an' if anyone gets in trouble, send up red sparks, an' we'll all come an' find yeh -- so, be careful -- let's go."</text:p>
          </table:table-cell>
        </table:table-row>
        <table:table-row table:style-name="Table1.36">
          <table:table-cell table:style-name="Table1.A1" office:value-type="string">
            <text:p text:style-name="P16">σκοταῖοις δέ εἷς ὕλην προσβαίνουσιν οὐδὲν ἦν ἀκοῦσαι.</text:p>
          </table:table-cell>
          <table:table-cell table:style-name="Table1.A1" office:value-type="string">
            <text:p text:style-name="P16">The forest was black and silent.</text:p>
          </table:table-cell>
        </table:table-row>
        <table:table-row table:style-name="Table1.36">
          <table:table-cell table:style-name="Table1.A1" office:value-type="string">
            <text:p text:style-name="P16">καὶ<text:span text:style-name="T3"> </text:span>ἐπειδὴ ὀλίγον προύχώρησαν εἷς τρίοδον ἀφικόμενοι οἱ μὲν πρὸς<text:span text:style-name="T3"> </text:span>τάριστερὰ <text:span text:style-name="T17">ἔ</text:span>καμπτον - τὸν γὰρ ’Ἀρειον λέγω καὶ τὴν Ἑρμιόνην καὶ<text:span text:style-name="T3"> </text:span>τὸν Ἁγριώδη - οἱ δ’ ἕτεροι πρὸς τὰ δεξιά.<text:span text:style-name="T3"> </text:span></text:p>
          </table:table-cell>
          <table:table-cell table:style-name="Table1.A1" office:value-type="string">
            <text:p text:style-name="P16">A little way into it they reached a fork in the earth path, and Harry, Hermione, and Hagrid took the left path while Malfoy, Neville, and Fang took the right.</text:p>
          </table:table-cell>
        </table:table-row>
        <table:table-row table:style-name="Table1.36">
          <table:table-cell table:style-name="Table1.A1" office:value-type="string">
            <text:p text:style-name="P16">σιωπῇ δ’ ἐβάδιζον ἀτενίζοντες πρὸς τοῦδαφος.</text:p>
          </table:table-cell>
          <table:table-cell table:style-name="Table1.A1" office:value-type="string">
            <text:p text:style-name="P16">They walked in silence, their eyes on the ground.</text:p>
          </table:table-cell>
        </table:table-row>
        <table:table-row table:style-name="Table1.36">
          <table:table-cell table:style-name="Table1.A1" office:value-type="string">
            <text:p text:style-name="P16">καὶ ἐνίοτε<text:span text:style-name="T3"> </text:span>σταγόνα κατεῖδον - λαμπρὸν γὰρ <text:span text:style-name="T17">ἔ</text:span>φεγγεν ἡ σελήνη - ἐν τοῖς χαμαὶ<text:span text:style-name="T3"> </text:span>φύλλοις αἵματος ἀργυροειδοῦς.</text:p>
          </table:table-cell>
          <table:table-cell table:style-name="Table1.A1" office:value-type="string">
            <text:p text:style-name="P16">Every now and then a ray of moonlight through the branches above lit a spot of silver-blue blood on the fallen leaves.</text:p>
          </table:table-cell>
        </table:table-row>
        <table:table-row table:style-name="Table1.36">
          <table:table-cell table:style-name="Table1.A1" office:value-type="string">
            <text:p text:style-name="P16">ὁ δ’ <text:span text:style-name="T17">Ἅ</text:span>ρειος αἰσθόμενος τοῦ Ἁγριώδους βαρυνομένου τι <text:span text:style-name="T17">Ἦ</text:span> καὶ<text:span text:style-name="T3"> </text:span>ἔσθ’ ὅπως λυκάνθρωπός τις ἀποκτείνει ἄρα τοὺς μονοκέρως<text:span text:style-name="T3">;</text:span></text:p>
          </table:table-cell>
          <table:table-cell table:style-name="Table1.A1" office:value-type="string">
            <text:p text:style-name="P16">Harry saw that Hagrid looked very worried.<text:span text:style-name="T17"> "Could a werewolf be killing the unicorns?" Harry asked.</text:span></text:p>
          </table:table-cell>
        </table:table-row>
        <table:table-row table:style-name="Table1.36">
          <table:table-cell table:style-name="Table1.A1" office:value-type="string">
            <text:p text:style-name="P16">Δρομικοί γε οὐ πεφύκασιν εἰς ὃ δεῖ. οὐ γὰρ ῥᾴδιόν ἐστι τοὺς<text:span text:style-name="T3"> </text:span>μονοκέρως λαβεῖν, δυνατούς τ’ ὄντας καὶ μαγικοὺς ὡς σφόδρα.</text:p>
          </table:table-cell>
          <table:table-cell table:style-name="Table1.A1" office:value-type="string">
            <text:p text:style-name="P16">"Not fast enough," said Hagrid. "It's not easy ter catch a unicorn, they're powerful magic creatures.</text:p>
          </table:table-cell>
        </table:table-row>
        <text:soft-page-break/>
        <table:table-row table:style-name="Table1.36">
          <table:table-cell table:style-name="Table1.A1" office:value-type="string">
            <text:p text:style-name="P16">πρότερον γὰρ ἐγὼ οὐκ ὄπωπα μονοκέρων τραυματισθέντα<text:span text:style-name="T17">.</text:span><text:span text:style-name="T3"> </text:span></text:p>
          </table:table-cell>
          <table:table-cell table:style-name="Table1.A1" office:value-type="string">
            <text:p text:style-name="P16"><text:span text:style-name="T17">"</text:span>I never knew one ter be hurt before."</text:p>
          </table:table-cell>
        </table:table-row>
        <table:table-row table:style-name="Table1.36">
          <table:table-cell table:style-name="Table1.A1" office:value-type="string">
            <text:p text:style-name="P16">καὶ ἐπειδὴ ἐβάδιζον παρὰ σηκὸν δένδρου λειχῆνι κεκαλυμμένον ὁ<text:span text:style-name="T3"> </text:span><text:span text:style-name="T17">Ἅ</text:span>ρειος ἤκουε ὕδατος ῥέοντος ὡς νάματος ἄγχι παρόντος.</text:p>
          </table:table-cell>
          <table:table-cell table:style-name="Table1.A1" office:value-type="string">
            <text:p text:style-name="P17">They walked past a mossy tree stump. Harry could hear running water; there must be a stream somewhere close by.</text:p>
          </table:table-cell>
        </table:table-row>
        <table:table-row table:style-name="Table1.36">
          <table:table-cell table:style-name="Table1.A1" office:value-type="string">
            <text:p text:style-name="P17">καὶ<text:span text:style-name="T3"> </text:span>σταγόνας ἀνὰ τῆν ἄτραπον σκολιὰν <text:span text:style-name="T18">ἔ</text:span>τι χύδην ἑώρα τοῦ μονοκέρως<text:span text:style-name="T3"> </text:span>αἵματος.</text:p>
          </table:table-cell>
          <table:table-cell table:style-name="Table1.A1" office:value-type="string">
            <text:p text:style-name="P17">There were still spots of unicorn blood here and there along the winding path.</text:p>
          </table:table-cell>
        </table:table-row>
        <table:table-row table:style-name="Table1.36">
          <table:table-cell table:style-name="Table1.A1" office:value-type="string">
            <text:p text:style-name="P17">ὁ δ’ Ἁγριώδης <text:span text:style-name="T18">Ἦ</text:span> καλῶς ἔχει, ἔφη, ὦ Ἑρμιόνη;</text:p>
          </table:table-cell>
          <table:table-cell table:style-name="Table1.A1" office:value-type="string">
            <text:p text:style-name="P17">"You all right, Hermione?" Hagrid whispered.</text:p>
          </table:table-cell>
        </table:table-row>
        <table:table-row table:style-name="Table1.36">
          <table:table-cell table:style-name="Table1.A1" office:value-type="string">
            <text:p text:style-name="P29">μὴ φοβήθῃς,<text:span text:style-name="T3"> </text:span>ούκ ε”στιν ὅπως μακρὰν βέβηκε τοσοῦτον τραυματισθείς ὥστε -<text:span text:style-name="T3"> </text:span>ἀλλ’ ἀνάγετε ὑμᾶς αὐτοὺς ἐκποδὼν ὄπισθεν ἐκείνου τοῦ δένδρου.</text:p>
          </table:table-cell>
          <table:table-cell table:style-name="Table1.A1" office:value-type="string">
            <text:p text:style-name="P29">"Don' worry, it can't've gone far if it's this badly hurt, an' then we'll be able ter -- GET BEHIND THAT TREE!"</text:p>
          </table:table-cell>
        </table:table-row>
        <table:table-row table:style-name="Table1.36">
          <table:table-cell table:style-name="Table1.A1" office:value-type="string">
            <text:p text:style-name="P29">καὶ ταῦτα βοήσας ἀναρπάσας δ’ ἅμα τὸν ’Ἀρειον καὶ τὴν<text:span text:style-name="T3"> </text:span>Ἑρμιόνην ἐκ τῆς ὁδοῦ ἤνεγκεν ὄπισθε δρυὸς ὑψηλῆς καταστήσων.</text:p>
          </table:table-cell>
          <table:table-cell table:style-name="Table1.A1" office:value-type="string">
            <text:p text:style-name="P29">Hagrid seized Harry and Hermione and hoisted them off the path behind a towering oak.</text:p>
          </table:table-cell>
        </table:table-row>
        <table:table-row table:style-name="Table1.36">
          <table:table-cell table:style-name="Table1.A1" office:value-type="string">
            <text:p text:style-name="P29">τόξευμα δέ λαβὼν πρὸς τὴν βαλλίστραν <text:span text:style-name="T19">ἔ</text:span>θετο ὡς τοξεύσων.</text:p>
          </table:table-cell>
          <table:table-cell table:style-name="Table1.A1" office:value-type="string">
            <text:p text:style-name="P29">He pulled out an arrow and fitted it into his crossbow, raising it, ready to fire.</text:p>
          </table:table-cell>
        </table:table-row>
        <table:table-row table:style-name="Table1.36">
          <table:table-cell table:style-name="Table1.A1" office:value-type="string">
            <text:p text:style-name="P29">πᾶσι δ’<text:span text:style-name="T3"> </text:span>ἦν ἀκοῦσαι ι’λυσπώμενόν τι πλησίον αὐτῶν διὰ τὰ φύλλα ξηρὰ καὶ<text:span text:style-name="T3"> </text:span>ψόφον ὡσεὶ χλαίνης συρομένης.</text:p>
          </table:table-cell>
          <table:table-cell table:style-name="Table1.A1" office:value-type="string">
            <text:p text:style-name="P29">The three of them listened. Something was slithering over dead leaves nearby: it sounded like a cloak trailing along the ground.</text:p>
          </table:table-cell>
        </table:table-row>
        <table:table-row table:style-name="Table1.36">
          <table:table-cell table:style-name="Table1.A1" office:value-type="string">
            <text:p text:style-name="P29">καὶ ἐν ἀκαρεῖ τοῦ Ἁγριώδους<text:span text:style-name="T3"> </text:span>ἀτενίσαντος κατὰ τὴν ἅτραπον οὐκέτ’ εἶχον ἀκοῦσαι οὐδέν.</text:p>
          </table:table-cell>
          <table:table-cell table:style-name="Table1.A1" office:value-type="string">
            <text:p text:style-name="P29">Hagrid was squinting up the dark path, but after a few seconds, the sound faded away.</text:p>
          </table:table-cell>
        </table:table-row>
        <table:table-row table:style-name="Table1.36">
          <table:table-cell table:style-name="Table1.A1" office:value-type="string">
            <text:p text:style-name="P29"><text:span text:style-name="T3"><text:s/></text:span>ἀλλ’ οὗτος τονθορύζων ’Ἐγνων, ἔφη. <text:span text:style-name="T19">ἔ</text:span>νεστι γάρ τι ἄτοπον δή.</text:p>
          </table:table-cell>
          <table:table-cell table:style-name="Table1.A1" office:value-type="string">
            <text:p text:style-name="P29">"I knew it, " he murmured. "There's summat in here that shouldn' be."</text:p>
          </table:table-cell>
        </table:table-row>
        <table:table-row table:style-name="Table1.36">
          <table:table-cell table:style-name="Table1.A1" office:value-type="string">
            <text:p text:style-name="P29"><text:span text:style-name="T19">Ἦ</text:span> καὶ λυκάνθρωπος, ἦ δ’ ὃς ὁ ’Άρειος<text:span text:style-name="T19">.</text:span><text:span text:style-name="T3"> </text:span></text:p>
          </table:table-cell>
          <table:table-cell table:style-name="Table1.A1" office:value-type="string">
            <text:p text:style-name="P29">"A werewolf?" Harry suggested.</text:p>
          </table:table-cell>
        </table:table-row>
        <table:table-row table:style-name="Table1.36">
          <table:table-cell table:style-name="Table1.A1" office:value-type="string">
            <text:p text:style-name="P29">Οὔτε λυκάνθρωπος ἦν οὔτ’ αὖ μονοκέρως.</text:p>
          </table:table-cell>
          <table:table-cell table:style-name="Table1.A1" office:value-type="string">
            <text:p text:style-name="P29">"That wasn' no werewolf an' it wasn' no unicorn, neither," said Hagrid grimly.</text:p>
          </table:table-cell>
        </table:table-row>
        <table:table-row table:style-name="Table1.36">
          <table:table-cell table:style-name="Table1.A1" office:value-type="string">
            <text:p text:style-name="P29">λοιπόν ἕπεσθέ μοι<text:span text:style-name="T3"> </text:span>εὐλαβούμενοι τέως.</text:p>
          </table:table-cell>
          <table:table-cell table:style-name="Table1.A1" office:value-type="string">
            <text:p text:style-name="P29">"Right, follow me, but careful, now."</text:p>
          </table:table-cell>
        </table:table-row>
        <table:table-row table:style-name="Table1.36">
          <table:table-cell table:style-name="Table1.A1" office:value-type="string">
            <text:p text:style-name="P29">καὶ ὀκνηρότερον ἤδη ἐβάδιζον, εἴ πως ἀκούσειάν τι καὶ λεπτότατον<text:span text:style-name="T19">.</text:span></text:p>
          </table:table-cell>
          <table:table-cell table:style-name="Table1.A1" office:value-type="string">
            <text:p text:style-name="P29">They walked more slowly, ears straining for the faintest sound.</text:p>
          </table:table-cell>
        </table:table-row>
        <table:table-row table:style-name="Table1.36">
          <table:table-cell table:style-name="Table1.A1" office:value-type="string">
            <text:p text:style-name="P29">καὶ ἐξαίφνης πρὸς ψιλότερόν τι τῆς ὕλης ἐναντίον βλέψαντες ἀκριβέστερον κινήσεως ᾔσθοντό τινος.</text:p>
          </table:table-cell>
          <table:table-cell table:style-name="Table1.A1" office:value-type="string">
            <text:p text:style-name="P29">Suddenly, in a clearing ahead, something definitely moved.</text:p>
          </table:table-cell>
        </table:table-row>
        <table:table-row table:style-name="Table1.36">
          <table:table-cell table:style-name="Table1.A1" office:value-type="string">
            <text:p text:style-name="P29">καὶ ὁ Ἁγριώδης βοῶν Ἕσταθι, ἔφη.<text:span text:style-name="T19"> τίς πάρεστιν; ἀπόδειξον</text:span><text:span text:style-name="T3"> </text:span><text:span text:style-name="T19">σεαυτόν. εὔοπλος γάρ εἶμι.</text:span></text:p>
          </table:table-cell>
          <table:table-cell table:style-name="Table1.A1" office:value-type="string">
            <text:p text:style-name="P29">"Who's there?" Hagrid called. "Show yerself -- I'm armed!"</text:p>
          </table:table-cell>
        </table:table-row>
        <table:table-row table:style-name="Table1.36">
          <table:table-cell table:style-name="Table1.A1" office:value-type="string">
            <text:p text:style-name="P29">κα<text:span text:style-name="T19">ὶ</text:span> ἐναντίον αὐτῶν ἐφαίνετο μιξόθηρ τις.</text:p>
          </table:table-cell>
          <table:table-cell table:style-name="Table1.A1" office:value-type="string">
            <text:p text:style-name="P29">And into the clearing came -- was it a man, or a horse?</text:p>
          </table:table-cell>
        </table:table-row>
        <table:table-row table:style-name="Table1.36">
          <table:table-cell table:style-name="Table1.A1" office:value-type="string">
            <text:p text:style-name="P29">καὶ τὸ μὲν ἄνω μέχρι<text:span text:style-name="T3"> </text:span>τοῦ ὀμφαλοῦ ἄνθρωπος ἦν πυρρόθριξ πυρρὸν δ’ ἔχων πώγωνα, τὸ δ’<text:span text:style-name="T3"> </text:span>ἄλλο σῶμα ἵππος παρώας ὡσαύτως <text:span text:style-name="T19">ἔ</text:span>χων καί οὐρὰν μακρὰν καί<text:span text:style-name="T2"> </text:span>ὑπέρυθρον. </text:p>
          </table:table-cell>
          <table:table-cell table:style-name="Table1.A1" office:value-type="string">
            <text:p text:style-name="P29">To the waist, a man, with red hair and beard, but below that was a horse's gleaming chestnut body with a long, reddish tail.</text:p>
          </table:table-cell>
        </table:table-row>
        <table:table-row table:style-name="Table1.36">
          <table:table-cell table:style-name="Table1.A1" office:value-type="string">
            <text:p text:style-name="P29"><text:span text:style-name="T19">ἔ</text:span>χανον δ’ ὅ θ’<text:span text:style-name="T19"> Ἅ</text:span>ρειος καὶ ἡ Ἑρμιόνη.</text:p>
          </table:table-cell>
          <table:table-cell table:style-name="Table1.A1" office:value-type="string">
            <text:p text:style-name="P29">Harry and Hermione's jaws dropped.</text:p>
          </table:table-cell>
        </table:table-row>
        <table:table-row table:style-name="Table1.36">
          <table:table-cell table:style-name="Table1.A1" office:value-type="string">
            <text:p text:style-name="P29">Ὁ Ῥῶναν, <text:span text:style-name="T19">ἔ</text:span>φη ὁ Ἁγριώδης ἅσμενος φόβου λελυμένος ὡς δοκεῖν.<text:span text:style-name="T19"> καί Πῶς γὰρ ἔχεις;</text:span></text:p>
          </table:table-cell>
          <table:table-cell table:style-name="Table1.A1" office:value-type="string">
            <text:p text:style-name="P29">"Oh, it's you, Ronan," said Hagrid in relief. "How are yeh?"</text:p>
          </table:table-cell>
        </table:table-row>
        <table:table-row table:style-name="Table1.36">
          <table:table-cell table:style-name="Table1.A1" office:value-type="string">
            <text:p text:style-name="P29">λέγων προσῆλθε τῷ κενταύρῳ δεξιωσόμενος.</text:p>
          </table:table-cell>
          <table:table-cell table:style-name="Table1.A1" office:value-type="string">
            <text:p text:style-name="P29">He walked forward and shook the centaur's hand.</text:p>
          </table:table-cell>
        </table:table-row>
        <table:table-row table:style-name="Table1.36">
          <table:table-cell table:style-name="Table1.A1" office:value-type="string">
            <text:p text:style-name="P30">Καλὴ ἑσπέρα σοι, ὦ Ἁγρίωδες, ἦ δ’ ὃς ὁ Ῥῶναν, τῇ φωνῇ βαρείᾳ<text:span text:style-name="T2"> </text:span>καὶ ὥσπερ ταλαιπωροῦντός τινος.</text:p>
          </table:table-cell>
          <table:table-cell table:style-name="Table1.A1" office:value-type="string">
            <text:p text:style-name="P30">"Good evening to you, Hagrid," said Ronan.<text:span text:style-name="T20"> He had a deep, sorrowful voice.</text:span></text:p>
          </table:table-cell>
        </table:table-row>
        <table:table-row table:style-name="Table1.36">
          <table:table-cell table:style-name="Table1.A1" office:value-type="string">
            <text:p text:style-name="P30"><text:span text:style-name="T20">Ἦ</text:span> που ἔμελλες τοξεύσειν με;</text:p>
          </table:table-cell>
          <table:table-cell table:style-name="Table1.A1" office:value-type="string">
            <text:p text:style-name="P30">"Were you going to shoot me?"</text:p>
          </table:table-cell>
        </table:table-row>
        <table:table-row table:style-name="Table1.36">
          <table:table-cell table:style-name="Table1.A1" office:value-type="string">
            <text:p text:style-name="P30">ὁ δέ Ἁγριώδης τὸ τόξον ψηλαφῶν Φυλακτέον γάρ, <text:soft-page-break/>ἔφη.</text:p>
          </table:table-cell>
          <table:table-cell table:style-name="Table1.A1" office:value-type="string">
            <text:p text:style-name="P30">"Can't be too careful, Ronan," said Hagrid, patting <text:soft-page-break/>his crossbow.</text:p>
          </table:table-cell>
        </table:table-row>
        <table:table-row table:style-name="Table1.36">
          <table:table-cell table:style-name="Table1.A1" office:value-type="string">
            <text:p text:style-name="P30">ἀλλὰ<text:span text:style-name="T3"> </text:span>κακόν τι περιπολεῖ τὴν ὕλην.</text:p>
          </table:table-cell>
          <table:table-cell table:style-name="Table1.A1" office:value-type="string">
            <text:p text:style-name="P30">"There's summat bad loose in this forest.</text:p>
          </table:table-cell>
        </table:table-row>
        <table:table-row table:style-name="Table1.36">
          <table:table-cell table:style-name="Table1.A1" office:value-type="string">
            <text:p text:style-name="P30">οὗτος τοίνυν <text:span text:style-name="T20">Ἅ</text:span>ρειός ἐστι Ποτῆρ καὶ<text:span text:style-name="T3"> </text:span>αὕτη Ἑρμιόνη Γέρανος, μαθηταὶ ὄντες ἐκ τοῦ παιδευτηρίου.</text:p>
          </table:table-cell>
          <table:table-cell table:style-name="Table1.A1" office:value-type="string">
            <text:p text:style-name="P30">This is Harry Potter an' Hermione Granger, by the way. Students up at the school.</text:p>
          </table:table-cell>
        </table:table-row>
        <table:table-row table:style-name="Table1.36">
          <table:table-cell table:style-name="Table1.A1" office:value-type="string">
            <text:p text:style-name="P30">καὶ<text:span text:style-name="T3"> </text:span>οὗτος, ὦ παῖδε, Ῥῶνάν ἐστι, κένταυρος <text:span text:style-name="T20">ὤ</text:span>ν.</text:p>
          </table:table-cell>
          <table:table-cell table:style-name="Table1.A1" office:value-type="string">
            <text:p text:style-name="P30">An' this is Ronan, you two. He's a centaur<text:span text:style-name="T20">!!</text:span></text:p>
          </table:table-cell>
        </table:table-row>
        <table:table-row table:style-name="Table1.36">
          <table:table-cell table:style-name="Table1.A1" office:value-type="string">
            <text:p text:style-name="P30">Ἀλλ’ οὐ λέληθεν ἡμᾶς, <text:span text:style-name="T20">ἔ</text:span>φη ἡ Ἑρμιόνη ε”τι χάσκουσα<text:span text:style-name="T20">.</text:span></text:p>
          </table:table-cell>
          <table:table-cell table:style-name="Table1.A1" office:value-type="string">
            <text:p text:style-name="P30">"We'd noticed," said Hermione faintly.</text:p>
          </table:table-cell>
        </table:table-row>
        <table:table-row table:style-name="Table1.36">
          <table:table-cell table:style-name="Table1.A1" office:value-type="string">
            <text:p text:style-name="P30">Καλὴ ἑσπέρα, <text:span text:style-name="T20">ἔ</text:span>φη ὁ Ῥῶναν, ἦ καὶ μαθηταὶ ὄντες πολλὰ διδάσκετε ἐν τῷ παιδευτηρίῳ;</text:p>
          </table:table-cell>
          <table:table-cell table:style-name="Table1.A1" office:value-type="string">
            <text:p text:style-name="P30">"Good evening," said Ronan. "Students, are you? And do you learn much, up at the school?"</text:p>
          </table:table-cell>
        </table:table-row>
        <table:table-row table:style-name="Table1.36">
          <table:table-cell table:style-name="Table1.A1" office:value-type="string">
            <text:p text:style-name="P30">τοῦ δ’ Ἁρείου οὔκ ε”χοντος ἀποκρίνασθαι, ἡ Ἑρμιόνη μόλις εἶπεν<text:span text:style-name="T3"> </text:span>ὅτι ὀλίγα διδάσκονται.</text:p>
          </table:table-cell>
          <table:table-cell table:style-name="Table1.A1" office:value-type="string">
            <text:p text:style-name="P30">"Erm --"</text:p>
            <text:p text:style-name="P30">"A bit," said Hermione timidly.</text:p>
          </table:table-cell>
        </table:table-row>
        <table:table-row table:style-name="Table1.36">
          <table:table-cell table:style-name="Table1.A1" office:value-type="string">
            <text:p text:style-name="P30"><text:span text:style-name="T20">Ἦ</text:span> ὀλίγα,’ καὶ ταῦτ’ <text:span text:style-name="T20">ἔ</text:span>στι τι.<text:span text:style-name="T20"> καὶ στένων τι τοῦτ’ εἶπεν· κᾶπειτ’</text:span><text:span text:style-name="T3"> </text:span><text:span text:style-name="T20">ἀνένευσεν ἀποβλέψων πρὸς τὰ ἄστρα. Τῇδε τῇ νυκτί, ἔφη, λάμπει ὁ</text:span><text:span text:style-name="T3"> </text:span><text:span text:style-name="T20">Ἄρης ἀστήρ.</text:span></text:p>
          </table:table-cell>
          <table:table-cell table:style-name="Table1.A1" office:value-type="string">
            <text:p text:style-name="P30">"A bit.<text:span text:style-name="T20"> Well, that's something." Ronan sighed. He flung back his head and stared at the sky. "Mars is bright tonight."</text:span></text:p>
          </table:table-cell>
        </table:table-row>
        <table:table-row table:style-name="Table1.36">
          <table:table-cell table:style-name="Table1.A1" office:value-type="string">
            <text:p text:style-name="P30">Ε<text:span text:style-name="T20">ἰ</text:span>κός, ἦ δ’ ὃς ὁ Ἁγριώδης ἀποβλέψας καὶ αὐτός.</text:p>
          </table:table-cell>
          <table:table-cell table:style-name="Table1.A1" office:value-type="string">
            <text:p text:style-name="P30">"Yeah," said Hagrid, glancing up, too.</text:p>
          </table:table-cell>
        </table:table-row>
        <table:table-row table:style-name="Table1.36">
          <table:table-cell table:style-name="Table1.A1" office:value-type="string">
            <text:p text:style-name="P30">ἀλλ’<text:span text:style-name="T3"> </text:span>ἄκουσον, ὦ Ῥῶναν, ἕρμαιον γάρ ἐστιν ἡμῖν ἐντυχοῦσί σοι.<text:span text:style-name="T20"> ἀλλὰ</text:span><text:span text:style-name="T3"> </text:span><text:span text:style-name="T20">μονοκέρως ἵππος τετραυμάτισται· ἆρ’ ἑώρακάς τι</text:span><text:span text:style-name="T3">;</text:span></text:p>
          </table:table-cell>
          <table:table-cell table:style-name="Table1.A1" office:value-type="string">
            <text:p text:style-name="P30">"Listen, I'm glad we've run inter yeh, Ronan, 'cause there's a unicorn bin hurt -- you seen anythin'?"</text:p>
          </table:table-cell>
        </table:table-row>
        <table:table-row table:style-name="Table1.36">
          <table:table-cell table:style-name="Table1.A1" office:value-type="string">
            <text:p text:style-name="P30">ἐκεῖνος δ’ ε<text:span text:style-name="T20">ἰ</text:span>ς τὸ παραχρῆμα οὐδέν ἀπεκρίνατο, ἀσκαρδαμυκτὶ δ’<text:span text:style-name="T3"> </text:span>ἄνω βλέψας μάλ’ αὖθις ἐστέναξεν.</text:p>
          </table:table-cell>
          <table:table-cell table:style-name="Table1.A1" office:value-type="string">
            <text:p text:style-name="P30">Ronan didn't answer immediately. He stared unblinkingly upward, then sighed again.</text:p>
          </table:table-cell>
        </table:table-row>
        <table:table-row table:style-name="Table1.36">
          <table:table-cell table:style-name="Table1.A1" office:value-type="string">
            <text:p text:style-name="P30">Οἱ γάρ τοι ἀναίτιοι ἀεὶ πρότερον κακὰ πάσχουσιν· οὕτω μὲν γὰρ<text:span text:style-name="T3"> </text:span>ἦν τὸ πάλαι, οὕτω δ’ <text:span text:style-name="T20">ἔ</text:span>στιν ε”τι καὶ νῦν.</text:p>
          </table:table-cell>
          <table:table-cell table:style-name="Table1.A1" office:value-type="string">
            <text:p text:style-name="P30">"Always the innocent are the first victims," he said.<text:span text:style-name="T20"> "So it has been for ages past, so it is now."</text:span></text:p>
          </table:table-cell>
        </table:table-row>
        <table:table-row table:style-name="Table1.36">
          <table:table-cell table:style-name="Table1.A1" office:value-type="string">
            <text:p text:style-name="P31">Ε<text:span text:style-name="T20">ἰ</text:span>κός, ἦ δ’ ὃς ὁ <text:span text:style-name="T20">Ἁ</text:span>γριώδης. ἀλλὰ μὴν ἑώρακάς τι, ὦ Ῥῶναν. ἦ<text:span text:style-name="T3"> </text:span>καὶ ἄτοπόν τι<text:span text:style-name="T21">.</text:span></text:p>
          </table:table-cell>
          <table:table-cell table:style-name="Table1.A1" office:value-type="string">
            <text:p text:style-name="P30">"Yeah," said Hagrid, "but have yeh seen anythin', Ronan? Anythin' unusual?"</text:p>
          </table:table-cell>
        </table:table-row>
        <table:table-row table:style-name="Table1.36">
          <table:table-cell table:style-name="Table1.A1" office:value-type="string">
            <text:p text:style-name="P31">ὁ δέ Ῥῶναν Ἀτόπως γε, ἔφη, τῇδε τῇ νυκτὶ λάμπει ὁ<text:span text:style-name="T21"> Ἅ</text:span>ρης ἀστήρ.</text:p>
          </table:table-cell>
          <table:table-cell table:style-name="Table1.A1" office:value-type="string">
            <text:p text:style-name="P31">"Mars is bright tonight," Ronan repeated, while Hagrid watched him impatiently. "Unusually bright."</text:p>
          </table:table-cell>
        </table:table-row>
        <table:table-row table:style-name="Table1.36">
          <table:table-cell table:style-name="Table1.A1" office:value-type="string">
            <text:p text:style-name="P31">Ε<text:span text:style-name="T21">ἰ</text:span>κός, ἦ δ’ ὃς ὁ Ἁγριώδης. ἀλλὰ τοῦτο γὰρ ὤφελον εἰπεῖν’ ἦ που<text:span text:style-name="T2"> </text:span>ἄτοπόν τι ε”τυχες ι’δὼν ἐν τῇ γῇ τῇ πέριξ<text:span text:style-name="T21">;</text:span></text:p>
          </table:table-cell>
          <table:table-cell table:style-name="Table1.A1" office:value-type="string">
            <text:p text:style-name="P31">"Yeah, but I was meanin' anythin' unusual a bit nearer home, said Hagrid. "So yeh haven't noticed anythin' strange?"</text:p>
          </table:table-cell>
        </table:table-row>
        <table:table-row table:style-name="Table1.36">
          <table:table-cell table:style-name="Table1.A1" office:value-type="string">
            <text:p text:style-name="P31">οὐδέν ἄρ’ ἄτοπον<text:span text:style-name="T3"> </text:span>ἑώρακας,<text:span text:style-name="T2"> </text:span>καὶ ὁ Ῥῶναν μελλήσας τι ὡσαύτως καὶ τὸ πρότερον τέλος<text:span text:style-name="T3"> </text:span>Πολλά, ἔφη, καί ἀπόρρητα κρυπτεύει τοι ἡ ὕλη.</text:p>
          </table:table-cell>
          <table:table-cell table:style-name="Table1.A1" office:value-type="string">
            <text:p text:style-name="P31">Yet again, Ronan took a while to answer. At last, he said, "The forest hides many secrets."</text:p>
          </table:table-cell>
        </table:table-row>
        <table:table-row table:style-name="Table1.36">
          <table:table-cell table:style-name="Table1.A1" office:value-type="string">
            <text:p text:style-name="P31">κινουμένου δέ τινος ἐν τοῖς δένδρεσιν αἰσθόμενος ὁ Ἁγριώδης τὸ<text:span text:style-name="T3"> </text:span>τόξον πάλιν ἔλαβε τοξεύσων.<text:span text:style-name="T21"> ἦν δ’ ἄρ’ ἕτερος κένταυρος, μελανόθριξ ὢν καὶ τὸ σῶμα μέλας, ἀγριώτερος δοκῶν τοῦ Ῥώνανος.</text:span></text:p>
          </table:table-cell>
          <table:table-cell table:style-name="Table1.A1" office:value-type="string">
            <text:p text:style-name="P31">A movement in the trees behind Ronan made Hagrid raise his bow again, but it was only a second centaur, black-haired and -bodied and wilder-looking than Ronan.</text:p>
          </table:table-cell>
        </table:table-row>
        <table:table-row table:style-name="Table1.36">
          <table:table-cell table:style-name="Table1.A1" office:value-type="string">
            <text:p text:style-name="P31">καὶ ὁ Ἁγριώδης Χαῖρε, ἔφη, ὦ Ἀτηρέ. καλῶς <text:span text:style-name="T21">ἔ</text:span>χει<text:span text:style-name="T21">;</text:span></text:p>
          </table:table-cell>
          <table:table-cell table:style-name="Table1.A1" office:value-type="string">
            <text:p text:style-name="P31">"Hullo, Bane," said Hagrid. "All right?"</text:p>
          </table:table-cell>
        </table:table-row>
        <table:table-row table:style-name="Table1.36">
          <table:table-cell table:style-name="Table1.A1" office:value-type="string">
            <text:p text:style-name="P31">Καλὴ ἑσπέρα, ὦ Ἁγρίωδες.<text:span text:style-name="T21"> εὖ ἔχεις</text:span><text:span text:style-name="T3">;</text:span></text:p>
          </table:table-cell>
          <table:table-cell table:style-name="Table1.A1" office:value-type="string">
            <text:p text:style-name="P31">"Good evening, Hagrid, I hope you are well?"</text:p>
          </table:table-cell>
        </table:table-row>
        <table:table-row table:style-name="Table1.36">
          <table:table-cell table:style-name="Table1.A1" office:value-type="string">
            <text:p text:style-name="P31">Εὖ γε.</text:p>
          </table:table-cell>
          <table:table-cell table:style-name="Table1.A1" office:value-type="string">
            <text:p text:style-name="P31">"Well enough.<text:span text:style-name="T21">"</text:span></text:p>
          </table:table-cell>
        </table:table-row>
        <table:table-row table:style-name="Table1.36">
          <table:table-cell table:style-name="Table1.A1" office:value-type="string">
            <text:p text:style-name="P31">λοιπόν· ὡς ε”λεγον τῷ Ῥώνανι, ἦ καί συ ἄτοπόν τι ἄρτι<text:span text:style-name="T3"> </text:span>ἑώρακας ἐνθάδε<text:span text:style-name="T21">;</text:span></text:p>
          </table:table-cell>
          <table:table-cell table:style-name="Table1.A1" office:value-type="string">
            <text:p text:style-name="P31"><text:span text:style-name="T21">"</text:span>Look, I've jus' bin askin' Ronan, you seen anythin' odd in here lately?<text:span text:style-name="T21">"</text:span></text:p>
          </table:table-cell>
        </table:table-row>
        <table:table-row table:style-name="Table1.36">
          <table:table-cell table:style-name="Table1.A1" office:value-type="string">
            <text:p text:style-name="P31">μονοκέρως γὰρ τετραυμάτισται· ἆρ’ οἶσθά τι περὶ<text:span text:style-name="T3"> </text:span>τοῦτο,-<text:span text:style-name="T3"> </text:span>ὁ δέ Ἀτηρὸς προσελθὼν τῷ Ἁγριώδει καὶ πρὸς τὸν οὐρανὸν<text:span text:style-name="T3"> </text:span>ἀποβλέψας ἀτεχνῶς Τῇδε τῇ <text:soft-page-break/>νυκτί, ἔφη, λάμπει ὁ Ἄρης ἀστήρ.</text:p>
          </table:table-cell>
          <table:table-cell table:style-name="Table1.A1" office:value-type="string">
            <text:p text:style-name="P31">There's a unicorn bin injured -- would yeh know anythin' about it?"<text:span text:style-name="T21"> Bane walked over to stand next to Ronan. He looked skyward. "Mars is bright </text:span><text:soft-page-break/><text:span text:style-name="T21">tonight," he said simply.</text:span></text:p>
          </table:table-cell>
        </table:table-row>
        <table:table-row table:style-name="Table1.36">
          <table:table-cell table:style-name="Table1.A1" office:value-type="string">
            <text:p text:style-name="P31">Ἐγνώκαμεν, ἔφη ὁ Ἁγριώδης ἀγανακτήσας τι κατ’ αὐτοῦ.<text:span text:style-name="T21"> ἀλλ’</text:span><text:span text:style-name="T3"> </text:span><text:span text:style-name="T21">ἢν ὁποτεροσοῦν ὑμῶν τύχῃ ἰδών τι, ἀγγελλέτω μοι τοῦτο. ἀπιτέον</text:span><text:span text:style-name="T3"> </text:span><text:span text:style-name="T21">δ’ ἡμῖν.</text:span><text:span text:style-name="T3"> </text:span></text:p>
          </table:table-cell>
          <table:table-cell table:style-name="Table1.A1" office:value-type="string">
            <text:p text:style-name="P31">"We've heard," said Hagrid grumpily. "Well, if either of you do see anythin', let me know, won't yeh? We'll be off, then."</text:p>
          </table:table-cell>
        </table:table-row>
        <table:table-row table:style-name="Table1.36">
          <table:table-cell table:style-name="Table1.A1" office:value-type="string">
            <text:p text:style-name="P31">καὶ ὁ <text:span text:style-name="T21">Ἅ</text:span>ρειος καὶ ἡ Ἑρμιόνη ἕσποντ’ αὐτῷ πάλιν εἷς τὴν ὕλην,<text:span text:style-name="T3"> </text:span>τὸν τράχηλον εἷς τούπίσω περιστρέψαντες καί ἀτενίζοντες τέως<text:span text:style-name="T3"> </text:span>πρὸς τοὺς κενταύρους μέχρι οὗ οὐκέτ’ ἦν ἰδεῖν αὐτοὺς τῶν δένδρων<text:span text:style-name="T3"> </text:span>ἐμποδῶν γενομένων.</text:p>
          </table:table-cell>
          <table:table-cell table:style-name="Table1.A1" office:value-type="string">
            <text:p text:style-name="P31">Harry and Hermione followed him out of the clearing, staring over their shoulders at Ronan and Bane until the trees blocked their view.</text:p>
          </table:table-cell>
        </table:table-row>
        <table:table-row table:style-name="Table1.36">
          <table:table-cell table:style-name="Table1.A1" office:value-type="string">
            <text:p text:style-name="P31"><text:s/>ὁ δ’ <text:span text:style-name="T21">Ἁ</text:span>γριώδης ἀγανακτῶν <text:span text:style-name="T21">ἔ</text:span>τι Μὴ ἐλπίζετε, ἔφη, τυχήσεσθαι<text:span text:style-name="T3"> </text:span>κενταύρου ἐθέλοντος ἀκριβῶς ἀποκρίνασθαι.</text:p>
          </table:table-cell>
          <table:table-cell table:style-name="Table1.A1" office:value-type="string">
            <text:p text:style-name="P31">"Never," said Hagrid irritably, "try an' get a straight answer out of a centaur.</text:p>
          </table:table-cell>
        </table:table-row>
        <table:table-row table:style-name="Table1.36">
          <table:table-cell table:style-name="Table1.A1" office:value-type="string">
            <text:p text:style-name="P32">μετεωροσκόποι γὰρ<text:span text:style-name="T3"> </text:span>οἶ κατάρατοι· καὶ οὐδὲν φροντίζουσι τῶν ἐπὶ τάδε τῆς σελήνης.</text:p>
          </table:table-cell>
          <table:table-cell table:style-name="Table1.A1" office:value-type="string">
            <text:p text:style-name="P32">Ruddy stargazers. Not interested in anythin' closer'n the moon."</text:p>
          </table:table-cell>
        </table:table-row>
        <table:table-row table:style-name="Table1.36">
          <table:table-cell table:style-name="Table1.A1" office:value-type="string">
            <text:p text:style-name="P33">ἡ δ’ Ἑρμιόνη ἦ<text:span text:style-name="T22"> </text:span>Ἁρα πολλοί, ἔφη, ἐνοικοῦσι τοιοῦτοι ἐνθάδε<text:span text:style-name="T3">;</text:span></text:p>
          </table:table-cell>
          <table:table-cell table:style-name="Table1.A1" office:value-type="string">
            <text:p text:style-name="P33">"Are there many of them in here?" asked Hermione.</text:p>
          </table:table-cell>
        </table:table-row>
        <table:table-row table:style-name="Table1.36">
          <table:table-cell table:style-name="Table1.A1" office:value-type="string">
            <text:p text:style-name="P33">Οὐ γὰρ οὖν ὀλίγοι· τὰ δ’ ἑαυτῶν πράττουσιν ὡς ἐπὶ τὸ πολὺ πλὴν<text:span text:style-name="T3"> </text:span>ἀλλ’ ἀγαπητόν ἐστιν ἀεὶ παρεῖναί μοι εἴποτε βούλομαι κοινωνῆσαί<text:span text:style-name="T3"> </text:span>τι.</text:p>
          </table:table-cell>
          <table:table-cell table:style-name="Table1.A1" office:value-type="string">
            <text:p text:style-name="P33">"Oh, a fair few... Keep themselves to themselves mostly, but they're good enough about turnin' up if ever I want a word.</text:p>
          </table:table-cell>
        </table:table-row>
        <table:table-row table:style-name="Table1.36">
          <table:table-cell table:style-name="Table1.A1" office:value-type="string">
            <text:p text:style-name="P33">ο<text:span text:style-name="T22">ὐ</text:span> μὴν ἀλλ’ οἱ κένταυροι σοφοὶ ὄντες πολλὰ μὲν ἐπίστανται<text:span text:style-name="T3"> </text:span>ὀλίγα δέ διδάσκουσιν.</text:p>
          </table:table-cell>
          <table:table-cell table:style-name="Table1.A1" office:value-type="string">
            <text:p text:style-name="P33">They're deep, mind, centaurs... they know things... jus' don' let on much."</text:p>
          </table:table-cell>
        </table:table-row>
        <table:table-row table:style-name="Table1.36">
          <table:table-cell table:style-name="Table1.A1" office:value-type="string">
            <text:p text:style-name="P33">ὁ δ’<text:span text:style-name="T22"> Ἅ</text:span>ρειος <text:span text:style-name="T22">Ἦ</text:span> καὶ τὸν ψόφον, ἔφη, ἐκεῖνον τὸν πάροιθε γενόμενον<text:span text:style-name="T3"> </text:span>κενταύρου ἂν εἶναι φαίης;</text:p>
          </table:table-cell>
          <table:table-cell table:style-name="Table1.A1" office:value-type="string">
            <text:p text:style-name="P33">"D'you think that was a centaur we heard earlier?" said Harry.</text:p>
          </table:table-cell>
        </table:table-row>
        <table:table-row table:style-name="Table1.36">
          <table:table-cell table:style-name="Table1.A1" office:value-type="string">
            <text:p text:style-name="P33">Μῶν ἵππου ἤκουσας δήπου ὁπλὰς ἔχοντος, ὁ μὲν οὖν τότε<text:span text:style-name="T3"> </text:span>ἐκεῖνος ἦν ὁ τοὺς μονοκέρως ἀποκτείνας. οὐ γὰρ τῆς τοιαύτης<text:span text:style-name="T3"> </text:span>ἠχῆς πρότερον ἥκουσα.</text:p>
          </table:table-cell>
          <table:table-cell table:style-name="Table1.A1" office:value-type="string">
            <text:p text:style-name="P33">"Did that sound like hooves to you? Nah, if yeh ask me, that was what's bin killin' the unicorns -- never heard anythin' like it before."</text:p>
          </table:table-cell>
        </table:table-row>
        <table:table-row table:style-name="Table1.36">
          <table:table-cell table:style-name="Table1.A1" office:value-type="string">
            <text:p text:style-name="P33">καὶ σκοταῖοι <text:span text:style-name="T22">ἔ</text:span>τι ἐβάδιζον διὰ τὰ δένδρα πυκνότερα γενόμενα.</text:p>
          </table:table-cell>
          <table:table-cell table:style-name="Table1.A1" office:value-type="string">
            <text:p text:style-name="P33">They walked on through the dense, dark trees.</text:p>
          </table:table-cell>
        </table:table-row>
        <table:table-row table:style-name="Table1.36">
          <table:table-cell table:style-name="Table1.A1" office:value-type="string">
            <text:p text:style-name="P23">ὁ δ ’<text:span text:style-name="T3"> </text:span><text:span text:style-name="T22">Ἅ</text:span>ρειος τὸν τράχηλον ε<text:span text:style-name="T22">ἰ</text:span>ς τούπίσω ἀεῖ περιστρέφων ἐφοβεῖτο μή<text:span text:style-name="T22"> </text:span>τις ἐπιτηρῄ αὐτούς.</text:p>
          </table:table-cell>
          <table:table-cell table:style-name="Table1.A1" office:value-type="string">
            <text:p text:style-name="P33">Harry kept looking nervously over his shoulder. He had the nasty feeling they were being watched. </text:p>
          </table:table-cell>
        </table:table-row>
        <table:table-row table:style-name="Table1.36">
          <table:table-cell table:style-name="Table1.A1" office:value-type="string">
            <text:p text:style-name="P33">καλὸν γὰρ εἶναι τοῦ Ἁγριώδους παρόντος<text:span text:style-name="T3"> </text:span>μετὰ τῆς βαλλίστρας.</text:p>
          </table:table-cell>
          <table:table-cell table:style-name="Table1.A1" office:value-type="string">
            <text:p text:style-name="P33">He was very glad they had Hagrid and his crossbow with them.</text:p>
          </table:table-cell>
        </table:table-row>
        <table:table-row table:style-name="Table1.36">
          <table:table-cell table:style-name="Table1.A1" office:value-type="string">
            <text:p text:style-name="P33">παρεληλύθεσαν δέ ἀγκῶνά τινα τῆς ὁδοῦ<text:span text:style-name="T3"> </text:span>καὶ ἡ Ἑρμιόνη <text:span text:style-name="T22">ἔ</text:span>λαβετο τοῦ Ἁρείου τοῦ βραχίονος.</text:p>
          </table:table-cell>
          <table:table-cell table:style-name="Table1.A1" office:value-type="string">
            <text:p text:style-name="P33">They had just passed a bend in the path when Hermione grabbed Hagrid's arm.</text:p>
          </table:table-cell>
        </table:table-row>
        <table:table-row table:style-name="Table1.36">
          <table:table-cell table:style-name="Table1.A1" office:value-type="string">
            <text:p text:style-name="P33"><text:span text:style-name="T22">Ὦ</text:span> Ἁγρίωδες, ἔφη, <text:span text:style-name="T22">ἰ</text:span>δού· σπινθῆρες ἐρυθροί. οἱ ἕτεροι πράγματ’<text:span text:style-name="T22"> </text:span>ἔχουσιν.</text:p>
          </table:table-cell>
          <table:table-cell table:style-name="Table1.A1" office:value-type="string">
            <text:p text:style-name="P33">"Hagrid! Look! Red sparks, the others are in trouble!"</text:p>
          </table:table-cell>
        </table:table-row>
        <table:table-row table:style-name="Table1.36">
          <table:table-cell table:style-name="Table1.A1" office:value-type="string">
            <text:p text:style-name="P33">ὁ δ’ Ἁγριώδης βοῶν Ἀλλὰ περιμένετε αὐτοῦ, ἔφη, ῶ οὗτοι, ἐν τῇ<text:span text:style-name="T3"> </text:span>ἀτράπῳ.<text:span text:style-name="T22"> ἐπάνειμι γὰρ ὑμῖν.</text:span></text:p>
          </table:table-cell>
          <table:table-cell table:style-name="Table1.A1" office:value-type="string">
            <text:p text:style-name="P33">"You two wait here!" Hagrid shouted. "Stay on the path, I'll come back for yeh!"</text:p>
          </table:table-cell>
        </table:table-row>
        <table:table-row table:style-name="Table1.36">
          <table:table-cell table:style-name="Table1.A1" office:value-type="string">
            <text:p text:style-name="P33">καὶ τούτου πολλῷ ψόφῳ διὰ τῶν θάμνων προχωροῦντος, πρὸς<text:span text:style-name="T3"> </text:span>ἀλλήλους φόβον βλέποντες εἱστήκεσαν μέχρι οὗ οὐκέτ<text:span text:style-name="T22">'</text:span> ἦν ἀκοῦσαι<text:span text:style-name="T3"> </text:span>οὐδέν εἶ μὴ τοὺς τῶν φύλλων ψιθυρισμούς.</text:p>
          </table:table-cell>
          <table:table-cell table:style-name="Table1.A1" office:value-type="string">
            <text:p text:style-name="P33">They heard him crashing away through the undergrowth and stood looking at each other, very scared, until they couldn't hear anything but the rustling of leaves around them.</text:p>
          </table:table-cell>
        </table:table-row>
        <table:table-row table:style-name="Table1.36">
          <table:table-cell table:style-name="Table1.A1" office:value-type="string">
            <text:p text:style-name="P23">καὶ πρὸς οὖς λέγουσα ἡ Ἑρμιόνη Μῶν οἵου, ἔφη, αὐτοὺς<text:span text:style-name="T22"> </text:span>τραυματισθήναι,<text:span text:style-name="T3"> </text:span>Τετραυματισμένου γε τοῦ Μαλθάκου οὐ φροντὶς ἐμοί.<text:span text:style-name="T22"> <text:s/>εἰ δέ τι πάθοι ὁ Νεφελώδης... πάρεστι γὰρ ἐνθάδε δι’ ἡμᾶς αι’τίους γενομένους.</text:span><text:span text:style-name="T3"> <text:s/></text:span></text:p>
          </table:table-cell>
          <table:table-cell table:style-name="Table1.A1" office:value-type="string">
            <text:p text:style-name="P33">"You don't think they've been hurt, do you?" whispered Hermione.<text:span text:style-name="T22"> "I don't care if Malfoy has, but if something's got Neville... it's our fault he's here in the first place."</text:span></text:p>
          </table:table-cell>
        </table:table-row>
        <table:table-row table:style-name="Table1.36">
          <table:table-cell table:style-name="Table1.A1" office:value-type="string">
            <text:p text:style-name="P33"><text:span text:style-name="T22">καὶ πολὺν δὴ χρόνον διαμείναντες ὀξύτερον ἐδόκουν ἢ τὸ ξύνηθες</text:span><text:span text:style-name="T3"> </text:span>ἀκούειν· ἀτὰρ καὶ ὁ <text:span text:style-name="T22">Ἅ</text:span>ρειος <text:soft-page-break/>τὸν νοῦν προσεῖχεν εἵπου ἐπὶ τὴν ἀκοὴν<text:span text:style-name="T3"> </text:span>ἐπεφέρετο ἀνέμου συριγμὸς ἢ ἠχὴ κατάκροτος κλωνός τινος<text:span text:style-name="T3"> </text:span>πατουμένου.</text:p>
          </table:table-cell>
          <table:table-cell table:style-name="Table1.A1" office:value-type="string">
            <text:p text:style-name="P33">The minutes dragged by. Their ears seemed sharper than usual. Harry's seemed to be picking up every <text:soft-page-break/>sigh of the wind, every cracking twig.</text:p>
          </table:table-cell>
        </table:table-row>
        <table:table-row table:style-name="Table1.36">
          <table:table-cell table:style-name="Table1.A1" office:value-type="string">
            <text:p text:style-name="P34">τί γέγονεν, ἢ ποῦ οἱ <text:span text:style-name="T23">ἕ</text:span>τεροι;<text:span text:style-name="T3"> </text:span>τέλος δέ πατάγῳ πολλῷ ὁ Ἁγριώδης κατῆλθεν ἄγων τὸν<text:span text:style-name="T3"> </text:span>Νεφελώδη καί τὸν Μάλθακον καὶ τὸ Δάκος.<text:span text:style-name="T23"> <text:s/>ἐξειστήκει νῦν τελέως</text:span></text:p>
            <text:p text:style-name="P34">ἑαυτοῦ παρωξυμμένος σφόδρα.</text:p>
          </table:table-cell>
          <table:table-cell table:style-name="Table1.A1" office:value-type="string">
            <text:p text:style-name="P34">What was going on? Where were the others?<text:span text:style-name="T23"> At last, a great crunching noise announced Hagrid's return. Malfoy, Neville, and Fang were with him. Hagrid was fuming.</text:span></text:p>
          </table:table-cell>
        </table:table-row>
        <table:table-row table:style-name="Table1.36">
          <table:table-cell table:style-name="Table1.A1" office:value-type="string">
            <text:p text:style-name="P34">ὁ γὰρ Μάλθακος παίζων ὡς ἐδόκει<text:span text:style-name="T3"> </text:span>ἔλαθε τὸν Νεφελώδη ἐκ τοῦ ὄπισθεν ἁρπάσας.<text:span text:style-name="T23"> ὁ δέ φόβῳ ἐκπεπληγμένος τοὺς σπινθῆρας ἀφῆκεν.</text:span></text:p>
          </table:table-cell>
          <table:table-cell table:style-name="Table1.A1" office:value-type="string">
            <text:p text:style-name="P34">Malfoy, it seemed, had sneaked up behind Neville and grabbed him as a joke. Neville had panicked and sent up the sparks.</text:p>
          </table:table-cell>
        </table:table-row>
        <table:table-row table:style-name="Table1.36">
          <table:table-cell table:style-name="Table1.A1" office:value-type="string">
            <text:p text:style-name="P34"><text:span text:style-name="T23">Ἕ</text:span>ρμαιον ἂν εἴη ἀνέλπιστον δὴ ε<text:span text:style-name="T23">ἰ</text:span> νῦν λάβοιμέν τι ὑμῶν τοσοῦτον<text:span text:style-name="T3"> </text:span>θορυβησάντων.</text:p>
          </table:table-cell>
          <table:table-cell table:style-name="Table1.A1" office:value-type="string">
            <text:p text:style-name="P34">"We'll be lucky ter catch anythin' now, with the racket you two were makin'.</text:p>
          </table:table-cell>
        </table:table-row>
        <table:table-row table:style-name="Table1.36">
          <table:table-cell table:style-name="Table1.A1" office:value-type="string">
            <text:p text:style-name="P34">λοιπόν. μεταβλητέον γὰρ τοὺς λόχους. σὺ μὲν οὖν,<text:span text:style-name="T23"> </text:span>ὦ Νεφέλωδες, προσχώρει ἐμοὶ καί τῇ Ἑρμιόνῃ· σύ δέ, ῶ <text:span text:style-name="T23">Ἅ</text:span>ρειε, τῷ<text:span text:style-name="T3"> </text:span>Δάκει καί τ<text:span text:style-name="T23">ῷ</text:span> βλακ<text:span text:style-name="T23">ὶ</text:span> τουτῳί.</text:p>
          </table:table-cell>
          <table:table-cell table:style-name="Table1.A1" office:value-type="string">
            <text:p text:style-name="P34">Right, we're changin' groups -- Neville, you stay with me an' Hermione, Harry, you go with Fang an' this idiot.</text:p>
          </table:table-cell>
        </table:table-row>
        <table:table-row table:style-name="Table1.36">
          <table:table-cell table:style-name="Table1.A1" office:value-type="string">
            <text:p text:style-name="P34">καὶ πρὸς οὖς λέγων ι’δίᾳ τῴ Ἁρείῳ<text:span text:style-name="T3"> </text:span>Ξύγγνωθί μοι, ἐφη, χαλεπώτερον δ’ <text:span text:style-name="T23">ἔ</text:span>σται ἐκφοβεῖν σέ.<text:span text:style-name="T23"> αὶ πᾶσ’</text:span><text:span text:style-name="T3"> </text:span><text:span text:style-name="T23">ἀνάγκη ἀπεργάσασθαι ταῦτα.</text:span></text:p>
          </table:table-cell>
          <table:table-cell table:style-name="Table1.A1" office:value-type="string">
            <text:p text:style-name="P34">I'm sorry," Hagrid added in a whisper to Harry, "but he'll have a harder time frightenin' you, an' we've gotta get this done."</text:p>
          </table:table-cell>
        </table:table-row>
        <table:table-row table:style-name="Table1.36">
          <table:table-cell table:style-name="Table1.A1" office:value-type="string">
            <text:p text:style-name="P34">κ<text:span text:style-name="T3"> </text:span>ἐπορεύθη οὖν ὁ <text:span text:style-name="T23">Ἅ</text:span>ρειος ε<text:span text:style-name="T23">ἰ</text:span>ς μέσην τὴν ὕλην μετὰ τοῦ Μαλθάκου<text:span text:style-name="T3"> </text:span>καί τοῦ Δάκους.</text:p>
          </table:table-cell>
          <table:table-cell table:style-name="Table1.A1" office:value-type="string">
            <text:p text:style-name="P34">So Harry set off into the heart of the forest with Malfoy and Fang.</text:p>
          </table:table-cell>
        </table:table-row>
        <table:table-row table:style-name="Table1.36">
          <table:table-cell table:style-name="Table1.A1" office:value-type="string">
            <text:p text:style-name="P34">κα<text:span text:style-name="T23">ὶ</text:span> ἐβάδιζον δι’ ἡμιωρίου μακροτέραν ἀεὶ εἷς τὴν<text:span text:style-name="T3"> </text:span>ὕλην μέχρι οὗ μόλις ῆν ἰδεῖν <text:span text:style-name="T23">ἔ</text:span>τι τὴν ἄτραπον δυσεύρετον διὰ τὴν<text:span text:style-name="T3"> </text:span>δένδρων πυκνότητα γενομένην.</text:p>
          </table:table-cell>
          <table:table-cell table:style-name="Table1.A1" office:value-type="string">
            <text:p text:style-name="P34">They walked for nearly half an hour, deeper and deeper into the forest, until the path became almost impossible to follow because the trees were so thick.</text:p>
          </table:table-cell>
        </table:table-row>
        <table:table-row table:style-name="Table1.36">
          <table:table-cell table:style-name="Table1.A1" office:value-type="string">
            <text:p text:style-name="P34">καὶ τὸ αῖμα πυκνότερον γενέσθαι<text:span text:style-name="T3"> </text:span>ἐφαίνετο τῷ γ’ <text:span text:style-name="T23">Ἅ</text:span>ρείῳ, καθαιμαγμένων τῶν δένδρου ῥιζῶν ὥσπερ<text:span text:style-name="T3"> </text:span>ε<text:span text:style-name="T23">ἰ</text:span> ὁ ἄθλιος δι’ ὀδύνης πλησίον ἐκαλινδεῖτο.</text:p>
          </table:table-cell>
          <table:table-cell table:style-name="Table1.A1" office:value-type="string">
            <text:p text:style-name="P34">Harry thought the blood seemed to be getting thicker. There were splashes on the roots of a tree, as though the poor creature had been thrashing around in pain close by.</text:p>
          </table:table-cell>
        </table:table-row>
        <table:table-row table:style-name="Table1.36">
          <table:table-cell table:style-name="Table1.A1" office:value-type="string">
            <text:p text:style-name="P34">ὁ δ’ <text:span text:style-name="T23">Ἅ</text:span>ρειος ε<text:span text:style-name="T23">ἰ</text:span>ς τὸ<text:span text:style-name="T3"> </text:span>ἔμπροσθεν βλέπων διὰ φυλλάδας συμπεπλεγμένας ἀρχαίας τινὸς<text:span text:style-name="T3"> </text:span>δρυὸς χωρίον κατεῖδε δένδρων κενόν.</text:p>
          </table:table-cell>
          <table:table-cell table:style-name="Table1.A1" office:value-type="string">
            <text:p text:style-name="P34">Harry could see a clearing ahead, through the tangled branches of an ancient oak.</text:p>
          </table:table-cell>
        </table:table-row>
        <table:table-row table:style-name="Table1.36">
          <table:table-cell table:style-name="Table1.A1" office:value-type="string">
            <text:p text:style-name="P34">Ἰδού, ἔφη, τὴν δεξιὰν ἅμα ἐκτείνας παύσων τὸν Μάλθακον.</text:p>
          </table:table-cell>
          <table:table-cell table:style-name="Table1.A1" office:value-type="string">
            <text:p text:style-name="P34">"Look --" he murmured, holding out his arm to stop Malfoy.</text:p>
          </table:table-cell>
        </table:table-row>
        <table:table-row table:style-name="Table1.36">
          <table:table-cell table:style-name="Table1.A1" office:value-type="string">
            <text:p text:style-name="P34"><text:span text:style-name="T23">ἔ</text:span>στιλβε γὰρ χαμαὶ χρῆμά τι λευκόν.</text:p>
          </table:table-cell>
          <table:table-cell table:style-name="Table1.A1" office:value-type="string">
            <text:p text:style-name="P34">Something bright white was gleaming on the ground.</text:p>
          </table:table-cell>
        </table:table-row>
        <table:table-row table:style-name="Table1.36">
          <table:table-cell table:style-name="Table1.A1" office:value-type="string">
            <text:p text:style-name="P34">ἐγγυτέρω δέ βραδέως προσιόντες συνῄδεσαν αὐτῷ τῷ μονοκέρῳ ὄντι, καὶ τούτῳ τεθνεῶτι.</text:p>
          </table:table-cell>
          <table:table-cell table:style-name="Table1.A1" office:value-type="string">
            <text:p text:style-name="P24">They inched closer.<text:span text:style-name="T23"> It was the unicorn all right, and it was dead.</text:span></text:p>
          </table:table-cell>
        </table:table-row>
        <table:table-row table:style-name="Table1.36">
          <table:table-cell table:style-name="Table1.A1" office:value-type="string">
            <text:p text:style-name="P34">ὁ δ’<text:span text:style-name="T3"> </text:span><text:span text:style-name="T23">Ἅ</text:span>ρειος οὐπώποθ’ ἑωράκει τι μετέχον εἷς τοσοῦτο τοῦ καλοῦ<text:span text:style-name="T3"> </text:span>ξύναμα καὶ τοῦ λυπηροῦ.</text:p>
          </table:table-cell>
          <table:table-cell table:style-name="Table1.A1" office:value-type="string">
            <text:p text:style-name="P35">Harry had never seen anything so beautiful and sad.</text:p>
          </table:table-cell>
        </table:table-row>
        <table:table-row table:style-name="Table1.36">
          <table:table-cell table:style-name="Table1.A1" office:value-type="string">
            <text:p text:style-name="P35"><text:span text:style-name="T24">ἔ</text:span>κειτο γὰρ τὰ μὲν σκέλη καλὰ ὄντα καὶ<text:span text:style-name="T3"> </text:span>χαρίεντα οὐδενὶ κόσμῳ παρέχων, τὴν δέ χαίτην πεπετασμένην<text:span text:style-name="T3"> </text:span>λευκοτάτην παρὰ τὰ φύλλα μέλανα.</text:p>
          </table:table-cell>
          <table:table-cell table:style-name="Table1.A1" office:value-type="string">
            <text:p text:style-name="P35">Its long, slender legs were stuck out at odd angles where it had fallen and its mane was spread pearly-white on the dark leaves.</text:p>
          </table:table-cell>
        </table:table-row>
        <table:table-row table:style-name="Table1.36">
          <table:table-cell table:style-name="Table1.A1" office:value-type="string">
            <text:p text:style-name="P35">καὶ ὀλίγον προύχώρησεν ἐκεῖνος πρὸς τὸ πέσημα καὶ ἀκούσας<text:span text:style-name="T3"> </text:span>ψόφον <text:span text:style-name="T24">ἰ</text:span>λυσπωμένου τινὸς εἱστήκει ἀκίνητος.</text:p>
          </table:table-cell>
          <table:table-cell table:style-name="Table1.A1" office:value-type="string">
            <text:p text:style-name="P35">Harry had taken one step toward it when a slithering sound made him freeze where he stood.</text:p>
          </table:table-cell>
        </table:table-row>
        <table:table-row table:style-name="Table1.36">
          <table:table-cell table:style-name="Table1.A1" office:value-type="string">
            <text:p text:style-name="P35">καὶ εἶδε τοῦτο μὲν<text:span text:style-name="T3"> </text:span>θάμνον κινούμενον, τοῦτο δὲ ἐκ τῶν σκιῶν χαμαιπετῆ ἕρποντά τινα<text:span text:style-name="T3"> </text:span>ἄχρι τῆς κεφαλῆς φάρει κεκαλυμμένον καὶ κνωδάλῳ τινὶ μάλιστ’<text:span text:style-name="T3"> </text:span>ἐοικότα θηρευτῇ.</text:p>
          </table:table-cell>
          <table:table-cell table:style-name="Table1.A1" office:value-type="string">
            <text:p text:style-name="P35">A bush on the edge of the clearing quivered....<text:span text:style-name="T24"> Then, out of the shadows, a hooded figure came crawling across the ground like some stalking beast.</text:span></text:p>
          </table:table-cell>
        </table:table-row>
        <text:soft-page-break/>
        <table:table-row table:style-name="Table1.36">
          <table:table-cell table:style-name="Table1.A1" office:value-type="string">
            <text:p text:style-name="P35">ὁ δ’ Ἄρειος καί ὁ Μάλθακος καὶ τὸ Δάκος φόβῳ<text:span text:style-name="T3"> </text:span>ἐκπεπληγμένοι ἐθεώρουν αὐτὸν προσκύπτοντα παρὰ τὴν τοῦ τραύματος πλευρὰν ὡς αἵματος ἐκ τοῦ ἕλκους πιόμενος.</text:p>
          </table:table-cell>
          <table:table-cell table:style-name="Table1.A1" office:value-type="string">
            <text:p text:style-name="P35">Harry, Malfoy, and Fang stood transfixed.<text:span text:style-name="T24"> The cloaked figure reached the unicorn, lowered its head over the wound in the animal's side, and began to drink its blood.</text:span></text:p>
          </table:table-cell>
        </table:table-row>
        <table:table-row table:style-name="Table1.36">
          <table:table-cell table:style-name="Table1.A1" office:value-type="string">
            <text:p text:style-name="P35">Ὀττοτοτοτοῖ.</text:p>
          </table:table-cell>
          <table:table-cell table:style-name="Table1.A1" office:value-type="string">
            <text:p text:style-name="P35">"AAAAAAAAAARGH!"</text:p>
          </table:table-cell>
        </table:table-row>
        <table:table-row table:style-name="Table1.36">
          <table:table-cell table:style-name="Table1.A1" office:value-type="string">
            <text:p text:style-name="P35">οὕτω μὲν γὰρ Μάλθακος λιγὺ ὀτοτύξας ἀπέδραμε συμφεύγοντος<text:span text:style-name="T3"> </text:span>ἅμα καὶ τοῦ Δάκους.</text:p>
          </table:table-cell>
          <table:table-cell table:style-name="Table1.A1" office:value-type="string">
            <text:p text:style-name="P35">Malfoy let out a terrible scream and bolted -- so did Fang.</text:p>
          </table:table-cell>
        </table:table-row>
        <table:table-row table:style-name="Table1.36">
          <table:table-cell table:style-name="Table1.A1" office:value-type="string">
            <text:p text:style-name="P35">ὁ δ’ ἀνανεύσας εὐθὺ τοῦ Ἁρείου δεινὸν ἐκ τῶν<text:span text:style-name="T3"> </text:span>καλυμμάτων ἔδρακεν, αἵματος τοῦ μονοκέρως τέως καταστάζοντος<text:span text:style-name="T3"> </text:span>κατὰ τὸ στῆθος.</text:p>
          </table:table-cell>
          <table:table-cell table:style-name="Table1.A1" office:value-type="string">
            <text:p text:style-name="P35">The hooded figure raised its head and looked right at Harry -- unicorn blood was dribbling down its front.</text:p>
          </table:table-cell>
        </table:table-row>
        <table:table-row table:style-name="Table1.36">
          <table:table-cell table:style-name="Table1.A1" office:value-type="string">
            <text:p text:style-name="P35">κα<text:span text:style-name="T24">ὶ</text:span> ἀναστὰς ὡρμήθη πρὸς αὑτὸν φόβῳ ἤδη<text:span text:style-name="T3"> </text:span>νεναρκηκότα.</text:p>
          </table:table-cell>
          <table:table-cell table:style-name="Table1.A1" office:value-type="string">
            <text:p text:style-name="P35">It got to its feet and came swiftly toward Harry -- he couldn't move for fear.</text:p>
          </table:table-cell>
        </table:table-row>
        <table:table-row table:style-name="Table1.36">
          <table:table-cell table:style-name="Table1.A1" office:value-type="string">
            <text:p text:style-name="P35">τηνικαῦτα δὴ τὴν κεφαλὴν ἤλγει ὁ ’Άρειος ὅσον οὐπώποτε, καιομένης τῆς οὐλῆς ὡς δοκεῖν.</text:p>
          </table:table-cell>
          <table:table-cell table:style-name="Table1.A1" office:value-type="string">
            <text:p text:style-name="P35">Then a pain like he'd never felt before pierced his head; it was as though his scar were on fire.</text:p>
          </table:table-cell>
        </table:table-row>
        <table:table-row table:style-name="Table1.36">
          <table:table-cell table:style-name="Table1.A1" office:value-type="string">
            <text:p text:style-name="P35">καὶ δι ’ ἀλγηδόνα μόνον οὐ τετυφλωμένος<text:span text:style-name="T3"> </text:span>σφαλεροῖς τοῖς ποσὶν ἀνεχώρησεν, ἀκούων ἅμα ψόφον ἵππου δρόμῳ<text:span text:style-name="T3"> </text:span>προσιόντος.<text:span text:style-name="T24"> ὁ δέ ὑπερπηδήσας αὐτὸν εἰσέπεσεν εὐθὺς τῷ ἀγνώτῳ.</text:span></text:p>
          </table:table-cell>
          <table:table-cell table:style-name="Table1.A1" office:value-type="string">
            <text:p text:style-name="P35">Half blinded, he staggered backward. He heard hooves behind him, galloping, and something jumped clean over Harry, charging at the figure.</text:p>
          </table:table-cell>
        </table:table-row>
        <table:table-row table:style-name="Table1.36">
          <table:table-cell table:style-name="Table1.A1" office:value-type="string">
            <text:p text:style-name="P35">ὁ δ’<text:span text:style-name="T24"> Ἅ</text:span>ρειος ἤδη τοσοῦτ’ <text:span text:style-name="T24">ἔ</text:span>καμνε τὴν κεφαλὴν ὥστε γνὺξ πεσὼν<text:span text:style-name="T3"> </text:span>ἐπὶ χρόνον λιποψυχεῖν.</text:p>
          </table:table-cell>
          <table:table-cell table:style-name="Table1.A1" office:value-type="string">
            <text:p text:style-name="P35">The pain in Harry's head was so bad he fell to his knees.</text:p>
          </table:table-cell>
        </table:table-row>
        <table:table-row table:style-name="Table1.36">
          <table:table-cell table:style-name="Table1.A1" office:value-type="string">
            <text:p text:style-name="P35">καὶ ἔμφρων πάλιν γενόμενος, οἰχομένου τοῦ<text:span text:style-name="T3"> </text:span>ἀγνώτου, κένταυρον εἶδε προσκύπτοντα αὐτῷ, οὔτε Ῥῶνανα οὔτε<text:span text:style-name="T3"> </text:span>Ἀτηρόν, ἄλλον δέ τινα, νεώτερον δ’ ὡς ἐδόκει, λευκότριχα τ’ ὅντα<text:span text:style-name="T3"> </text:span>καὶ μάλα πωλικὸν τὸ σχῆμα.</text:p>
          </table:table-cell>
          <table:table-cell table:style-name="Table1.A1" office:value-type="string">
            <text:p text:style-name="P35">It took a minute or two to pass. When he looked up, the figure had gone. A centaur was standing over him, not Ronan or Bane; this one looked younger; he had white-blond hair and a palomino body.</text:p>
          </table:table-cell>
        </table:table-row>
        <table:table-row table:style-name="Table1.36">
          <table:table-cell table:style-name="Table1.A1" office:value-type="string">
            <text:p text:style-name="P35">ὁ δ’<text:span text:style-name="T24"> Ἦ</text:span> εὖ <text:span text:style-name="T24">ἔ</text:span>χεις; <text:span text:style-name="T24">ἔ</text:span>φη ἀνιστὰς ἅμα τὸν <text:span text:style-name="T24">Ἅ</text:span>ρειον<text:span text:style-name="T24">.</text:span></text:p>
          </table:table-cell>
          <table:table-cell table:style-name="Table1.A1" office:value-type="string">
            <text:p text:style-name="P35">"Are you all right?" said the centaur, pulling Harry to his feet.</text:p>
          </table:table-cell>
        </table:table-row>
        <table:table-row table:style-name="Table1.36">
          <table:table-cell table:style-name="Table1.A1" office:value-type="string">
            <text:p text:style-name="P35">Οὕτως.<text:span text:style-name="T24"> χάριν οῖδα σοί. ἀλλ’ ἐκεῖνος ποῖός τις ἦν ἅρα;</text:span></text:p>
          </table:table-cell>
          <table:table-cell table:style-name="Table1.A1" office:value-type="string">
            <text:p text:style-name="P35">"Yes -- thank you -- what was that?"</text:p>
          </table:table-cell>
        </table:table-row>
        <table:table-row table:style-name="Table1.36">
          <table:table-cell table:style-name="Table1.A1" office:value-type="string">
            <text:p text:style-name="P35">ὁ δέ κένταυρος εἶπε μὲν οὐδέν ἀπέβλεπε δέ πρὸς αὐτὸν πολλῆς<text:span text:style-name="T3"> </text:span>μετὰ σπουδῆς - ὀφθαλμοὶ δ’ ἦσαν αὐτῷ σαπφείρινοι τὸ χρῶμα -<text:span text:style-name="T3"> </text:span>ἄλλως τε καὶ πρὸς τὴν οὐλὴν ἀτενίζων προύχουσαν ἤδη τῆς ὅψεως<text:span text:style-name="T3"> </text:span>καὶ πελιτνὴν γενομένην.</text:p>
          </table:table-cell>
          <table:table-cell table:style-name="Table1.A1" office:value-type="string">
            <text:p text:style-name="P35">The centaur didn't answer. He had astonishingly blue eyes, like pale sapphires.<text:span text:style-name="T24"> He looked carefully at Harry, his eyes lingering on the scar that stood out, livid, on Harry's forehead.</text:span></text:p>
          </table:table-cell>
        </table:table-row>
        <table:table-row table:style-name="Table1.36">
          <table:table-cell table:style-name="Table1.A1" office:value-type="string">
            <text:p text:style-name="P35">Σὺ γάρ, ἔφη, ε<text:span text:style-name="T24">ἰ ὁ</text:span> τῶν Ποτήρων παῖς. ἐπανιτέον οὖν σοὶ πρὸς τὸν<text:span text:style-name="T3"> </text:span>Ἁγριώδη.</text:p>
          </table:table-cell>
          <table:table-cell table:style-name="Table1.A1" office:value-type="string">
            <text:p text:style-name="P35">"You are the Potter boy," he said. "You had better get back to Hagrid.</text:p>
          </table:table-cell>
        </table:table-row>
        <table:table-row table:style-name="Table1.36">
          <table:table-cell table:style-name="Table1.A1" office:value-type="string">
            <text:p text:style-name="P35">καὶ γὰρ τὰ νῦν ἐν ἐπικινδύνῳ εἶ σὺ εἴ<text:span text:style-name="T24"> </text:span>τις ἄλλος ἐν τῇ ὕλῃ<text:span text:style-name="T3"> </text:span>μένων.</text:p>
          </table:table-cell>
          <table:table-cell table:style-name="Table1.A1" office:value-type="string">
            <text:p text:style-name="P35">The forest is not safe at this time -- especially for you.</text:p>
          </table:table-cell>
        </table:table-row>
        <table:table-row table:style-name="Table1.36">
          <table:table-cell table:style-name="Table1.A1" office:value-type="string">
            <text:p text:style-name="P35">ἆρ’ ἱππεύειν οἶσθα<text:span text:style-name="T24">;</text:span></text:p>
          </table:table-cell>
          <table:table-cell table:style-name="Table1.A1" office:value-type="string">
            <text:p text:style-name="P35">Can you ride? </text:p>
          </table:table-cell>
        </table:table-row>
        <table:table-row table:style-name="Table1.36">
          <table:table-cell table:style-name="Table1.A1" office:value-type="string">
            <text:p text:style-name="P35">οὕτω γὰρ θᾶττον ἂν ἔλθοις.</text:p>
          </table:table-cell>
          <table:table-cell table:style-name="Table1.A1" office:value-type="string">
            <text:p text:style-name="P35">It will be quicker this way.</text:p>
          </table:table-cell>
        </table:table-row>
        <table:table-row table:style-name="Table1.36">
          <table:table-cell table:style-name="Table1.A1" office:value-type="string">
            <text:p text:style-name="P36">τοῦνομά ἐστί μοι Φλωρεντείας, ἔφη, μεταξὺ πρόσω κατακύπτων<text:span text:style-name="T3"> </text:span>ὥστε ἐκεῖνον ἐπὶ νῶτον δέχεσθαι.<text:span text:style-name="T25"> </text:span><text:span text:style-name="T3"><text:s/></text:span></text:p>
          </table:table-cell>
          <table:table-cell table:style-name="Table1.A1" office:value-type="string">
            <text:p text:style-name="P36">"My name is Firenze," he added, as he lowered himself on to his front legs so that Harry could clamber onto his back.</text:p>
          </table:table-cell>
        </table:table-row>
        <table:table-row table:style-name="Table1.36">
          <table:table-cell table:style-name="Table1.A1" office:value-type="string">
            <text:p text:style-name="P36"><text:span text:style-name="T25">καὶ ἐνταῦθα ἦν ἀκοῦσαι ἵππων ἄλλων ἐκεῖσε προσιόντων.</text:span></text:p>
          </table:table-cell>
          <table:table-cell table:style-name="Table1.A1" office:value-type="string">
            <text:p text:style-name="P36">There was suddenly a sound of more galloping from the other side of the clearing.</text:p>
          </table:table-cell>
        </table:table-row>
        <table:table-row table:style-name="Table1.36">
          <table:table-cell table:style-name="Table1.A1" office:value-type="string">
            <text:p text:style-name="P36">καὶ ὁ<text:span text:style-name="T3"> </text:span>Ῥῶναν καὶ ὁ Ἀτηρός δρομαῖοι ἐκ τῶν δένδρων ἐφάνησαν, ἱδρῶτα<text:span text:style-name="T3"> </text:span>στάζοντες πλευρῶν ἄπο σφυζουσῶν.</text:p>
          </table:table-cell>
          <table:table-cell table:style-name="Table1.A1" office:value-type="string">
            <text:p text:style-name="P36">Ronan and Bane came bursting through the trees, their flanks heaving and sweaty.</text:p>
          </table:table-cell>
        </table:table-row>
        <text:soft-page-break/>
        <table:table-row table:style-name="Table1.36">
          <table:table-cell table:style-name="Table1.A1" office:value-type="string">
            <text:p text:style-name="P36">καὶ ὁ Ἀτηρὸς σφόδρα παρωξυμμένος Ὦ Φλωρεντεία, ἔφη.</text:p>
          </table:table-cell>
          <table:table-cell table:style-name="Table1.A1" office:value-type="string">
            <text:p text:style-name="P36">"Firenze!" Bane thundered. </text:p>
          </table:table-cell>
        </table:table-row>
        <table:table-row table:style-name="Table1.36">
          <table:table-cell table:style-name="Table1.A1" office:value-type="string">
            <text:p text:style-name="P36">τί<text:span text:style-name="T3"> </text:span>πράττεις, ἄνθρωπον γὰρ ἐπὶ νώτῳ φέρεις, οὔκουν αἰσχύνῃ,- ἦ καὶ<text:span text:style-name="T3"> </text:span>ἡμίονος εἶ τῶν ἐπιτυχόντων;</text:p>
          </table:table-cell>
          <table:table-cell table:style-name="Table1.A1" office:value-type="string">
            <text:p text:style-name="P36">"What are you doing? You have a human on your back!<text:span text:style-name="T25"> Have you no shame? Are you a common mule?"</text:span></text:p>
          </table:table-cell>
        </table:table-row>
        <table:table-row table:style-name="Table1.36">
          <table:table-cell table:style-name="Table1.A1" office:value-type="string">
            <text:p text:style-name="P36">ὁ δέ Ἀλλ’ οὐκ οἶσθα, ἔφη, ἐκεῖνον ὅστις ἐστίν;</text:p>
          </table:table-cell>
          <table:table-cell table:style-name="Table1.A1" office:value-type="string">
            <text:p text:style-name="P36">"Do you realize who this is?" said Firenze.</text:p>
          </table:table-cell>
        </table:table-row>
        <table:table-row table:style-name="Table1.36">
          <table:table-cell table:style-name="Table1.A1" office:value-type="string">
            <text:p text:style-name="P36">οὗτος γάρ ἐστιν ὁ<text:span text:style-name="T3"> </text:span>τῶν Ποτήρων παῖς.</text:p>
          </table:table-cell>
          <table:table-cell table:style-name="Table1.A1" office:value-type="string">
            <text:p text:style-name="P36">"This is the Potter boy.</text:p>
          </table:table-cell>
        </table:table-row>
        <table:table-row table:style-name="Table1.36">
          <table:table-cell table:style-name="Table1.A1" office:value-type="string">
            <text:p text:style-name="P36">ὅσῳ θᾶττον ἐκ τῆς ὕλης τῆσδε φεύγει τόσῳ<text:span text:style-name="T3"> </text:span>ἄμεινον.</text:p>
          </table:table-cell>
          <table:table-cell table:style-name="Table1.A1" office:value-type="string">
            <text:p text:style-name="P36">The quicker he leaves this forest, the better."</text:p>
          </table:table-cell>
        </table:table-row>
        <table:table-row table:style-name="Table1.36">
          <table:table-cell table:style-name="Table1.A1" office:value-type="string">
            <text:p text:style-name="P36">ὁ δέ Ἀτηρός Ἀλλὰ τί ἐδίδασκες αὐτόν, <text:span text:style-name="T25">ἔ</text:span>φη γρύζων.</text:p>
          </table:table-cell>
          <table:table-cell table:style-name="Table1.A1" office:value-type="string">
            <text:p text:style-name="P36">"What have you been telling him?"<text:span text:style-name="T25"> growled Bane.</text:span></text:p>
          </table:table-cell>
        </table:table-row>
        <table:table-row table:style-name="Table1.36">
          <table:table-cell table:style-name="Table1.A1" office:value-type="string">
            <text:p text:style-name="P36">μέμνησο, ὦ<text:span text:style-name="T3"> </text:span>Φλωρεντεία, ἐκεῖνο ὅτι ὀμωμόκαμεν μὴ ἐναντιώσεσθαι τοῖς τοῦ<text:span text:style-name="T3"> </text:span>οὐρανοῦ πράγμασιν.</text:p>
          </table:table-cell>
          <table:table-cell table:style-name="Table1.A1" office:value-type="string">
            <text:p text:style-name="P36">"Remember, Firenze, we are sworn not to set ourselves against the heavens.</text:p>
          </table:table-cell>
        </table:table-row>
        <table:table-row table:style-name="Table1.36">
          <table:table-cell table:style-name="Table1.A1" office:value-type="string">
            <text:p text:style-name="P36">οὔκουν ἀνεγνώκαμεν τὰ ἐσόμενα βλέποντες<text:span text:style-name="T3"> </text:span>πρὸς τὰς τῶν πλανήτων ἀστέρων κινήσεις;</text:p>
          </table:table-cell>
          <table:table-cell table:style-name="Table1.A1" office:value-type="string">
            <text:p text:style-name="P36">Have we not read what is to come in the movements of the planets?"</text:p>
          </table:table-cell>
        </table:table-row>
        <table:table-row table:style-name="Table1.36">
          <table:table-cell table:style-name="Table1.A1" office:value-type="string">
            <text:p text:style-name="P36">ὁ δέ Ῥῶναν δι’ ἀπορίας τὴν γὴν πατῶν, Ξύνοιδ’ ἔγωγε, <text:span text:style-name="T25">ἔ</text:span>φη<text:span text:style-name="T3"> </text:span>σκυθρωπάζων, τῷ Φλωρεντεία, πράξαντι ἅπερ ᾠήθη βέλτιστα.</text:p>
          </table:table-cell>
          <table:table-cell table:style-name="Table1.A1" office:value-type="string">
            <text:p text:style-name="P36">Ronan pawed the ground nervously. "I'm sure Firenze thought he was acting for the best, " he said in his gloomy voice.</text:p>
          </table:table-cell>
        </table:table-row>
        <table:table-row table:style-name="Table1.36">
          <table:table-cell table:style-name="Table1.A1" office:value-type="string">
            <text:p text:style-name="P36">ὁ δέ Ἀτηρὸς χόλου χάριν τοῖς ὀπισθίοις σκέλεσι σκιρτῶν <text:span text:style-name="T25">Ἦ</text:span><text:span text:style-name="T3"> </text:span>τὸ βέλτιστα λέγεις; </text:p>
          </table:table-cell>
          <table:table-cell table:style-name="Table1.A1" office:value-type="string">
            <text:p text:style-name="P36">Bane kicked his back legs in anger.<text:span text:style-name="T25"> "For the best!"</text:span></text:p>
          </table:table-cell>
        </table:table-row>
        <table:table-row table:style-name="Table1.36">
          <table:table-cell table:style-name="Table1.A1" office:value-type="string">
            <text:p text:style-name="P36">τί πρὸς ἡμᾶς τοῦτο τὸ πρᾶγμα<text:span text:style-name="T25">.</text:span> </text:p>
          </table:table-cell>
          <table:table-cell table:style-name="Table1.A1" office:value-type="string">
            <text:p text:style-name="P36">What is that to do with us? </text:p>
          </table:table-cell>
        </table:table-row>
        <table:table-row table:style-name="Table1.36">
          <table:table-cell table:style-name="Table1.A1" office:value-type="string">
            <text:p text:style-name="P36">οἱ γάρ τοι<text:span text:style-name="T3"> </text:span>κένταυροι ἔχουσιν ὅλοι περὶ τὰ εἱμαρμένα<text:span text:style-name="T25">.</text:span></text:p>
          </table:table-cell>
          <table:table-cell table:style-name="Table1.A1" office:value-type="string">
            <text:p text:style-name="P36">Centaurs are concerned with what has been foretold!</text:p>
          </table:table-cell>
        </table:table-row>
        <table:table-row table:style-name="Table1.36">
          <table:table-cell table:style-name="Table1.A1" office:value-type="string">
            <text:p text:style-name="P36">ἡμέτερον δ’ οὐκ <text:span text:style-name="T25">ἔ</text:span>στι<text:span text:style-name="T3"> </text:span>περιπολεῖν δήπου ἐν τῇ ὕλῃ οὐδὲν ὄνων διαφέροντας περὶ τούς<text:span text:style-name="T3"> </text:span>ταλαιπώρους τῶν ἀνθρώπων σπουδάζοντας.</text:p>
          </table:table-cell>
          <table:table-cell table:style-name="Table1.A1" office:value-type="string">
            <text:p text:style-name="P36">It is not our business to run around like donkeys after stray humans in our forest!"</text:p>
          </table:table-cell>
        </table:table-row>
        <table:table-row table:style-name="Table1.36">
          <table:table-cell table:style-name="Table1.A1" office:value-type="string">
            <text:p text:style-name="P36">καὶ ὁ Φλωρεντείας ἄφνω δι’ ὀργῆς ἐξήλατο ὥστ’ ἐδέησε τὸν<text:span text:style-name="T3"> </text:span><text:span text:style-name="T25">Ἅ</text:span>ρειον τῶν ὤμων λαβέσθαι ὅπως μὴ ἀναχαιτισθῄ.</text:p>
          </table:table-cell>
          <table:table-cell table:style-name="Table1.A1" office:value-type="string">
            <text:p text:style-name="P36">Firenze suddenly reared on to his hind legs in anger, so that Harry had to grab his shoulders to stay on.</text:p>
          </table:table-cell>
        </table:table-row>
        <table:table-row table:style-name="Table1.36">
          <table:table-cell table:style-name="Table1.A1" office:value-type="string">
            <text:p text:style-name="P36">κα<text:span text:style-name="T25">ὶ</text:span> καταβοῶν τοῦ Ἀτηροῦ Οὔκουν εἶδες, ἔφη, τὸν μονοκέρων<text:span text:style-name="T3">;</text:span></text:p>
          </table:table-cell>
          <table:table-cell table:style-name="Table1.A1" office:value-type="string">
            <text:p text:style-name="P36">"Do you not see that unicorn?" Firenze bellowed at Bane.</text:p>
          </table:table-cell>
        </table:table-row>
        <table:table-row table:style-name="Table1.36">
          <table:table-cell table:style-name="Table1.A1" office:value-type="string">
            <text:p text:style-name="P36"><text:span text:style-name="T3"><text:s/></text:span>ἢ οὐ συνίης διὰ τί ἀπέθανεν<text:span text:style-name="T25">;</text:span></text:p>
          </table:table-cell>
          <table:table-cell table:style-name="Table1.A1" office:value-type="string">
            <text:p text:style-name="P36">"Do you not understand why it was killed?</text:p>
          </table:table-cell>
        </table:table-row>
        <table:table-row table:style-name="Table1.36">
          <table:table-cell table:style-name="Table1.A1" office:value-type="string">
            <text:p text:style-name="P36">ἀλλ’ οἱ πλάνητες ἀστέρες οὖ δήπου<text:span text:style-name="T3"> </text:span>τὸ<text:span text:style-name="T25"> </text:span>κεκρυμμένον ἔδειξαν σοί<text:span text:style-name="T25">;</text:span></text:p>
          </table:table-cell>
          <table:table-cell table:style-name="Table1.A1" office:value-type="string">
            <text:p text:style-name="P36">Or have the planets not let you in on that secret?</text:p>
          </table:table-cell>
        </table:table-row>
        <table:table-row table:style-name="Table1.36">
          <table:table-cell table:style-name="Table1.A1" office:value-type="string">
            <text:p text:style-name="P37"><text:span text:style-name="T25">ἔ</text:span>γωγε γὰρ ἐναντιοῦμαι τ<text:span text:style-name="T26">ῷ</text:span> ε<text:span text:style-name="T26">ἰ</text:span>ς τήνδε<text:span text:style-name="T3"> </text:span>τὴν ὕλην καταδεδυκότι, ὦ Ἀτηρέ, καὶ μετὰ τῶν ἀνθρώπων, ε<text:span text:style-name="T26">ἰ</text:span><text:span text:style-name="T3"> </text:span>δεῖ.</text:p>
          </table:table-cell>
          <table:table-cell table:style-name="Table1.A1" office:value-type="string">
            <text:p text:style-name="P37">I set myself against what is lurking in this forest, Bane, yes, with humans alongside me if I must."</text:p>
          </table:table-cell>
        </table:table-row>
        <table:table-row table:style-name="Table1.36">
          <table:table-cell table:style-name="Table1.A1" office:value-type="string">
            <text:p text:style-name="P37">καὶ ταῦτ’ εἰπὼν ἐπεστρέψατο καί τοῦ Ἁρείου κατὰ δύναμιν λαμβανομένου ε<text:span text:style-name="T26">ἰ</text:span>ς τὰ δένδρα ἀπῆλθε καταλιπὼν τὸν Ῥώνανα καὶ τὸν<text:span text:style-name="T3"> </text:span>Ἁτηρόν.</text:p>
          </table:table-cell>
          <table:table-cell table:style-name="Table1.A1" office:value-type="string">
            <text:p text:style-name="P37">And Firenze whisked around; with Harry clutching on as best he could, they plunged off into the trees, leaving Ronan and Bane behind them.</text:p>
          </table:table-cell>
        </table:table-row>
        <table:table-row table:style-name="Table1.36">
          <table:table-cell table:style-name="Table1.A1" office:value-type="string">
            <text:p text:style-name="P37">ὁ δ’<text:span text:style-name="T26"> Ἅ</text:span>ρειος ἀμέλει ἀπορῶν οὐδέν συνίει τῶν γεγενημένων.</text:p>
          </table:table-cell>
          <table:table-cell table:style-name="Table1.A1" office:value-type="string">
            <text:p text:style-name="P37">Harry didn't have a clue what was going on.</text:p>
          </table:table-cell>
        </table:table-row>
        <table:table-row table:style-name="Table1.36">
          <table:table-cell table:style-name="Table1.A1" office:value-type="string">
            <text:p text:style-name="P37">Διὰ τί ὁ Ἀτηρός, ἔφη, οὕτω δυσχεραίνεται<text:span text:style-name="T26">;</text:span> </text:p>
          </table:table-cell>
          <table:table-cell table:style-name="Table1.A1" office:value-type="string">
            <text:p text:style-name="P37">"Why's Bane so angry?" he asked.</text:p>
          </table:table-cell>
        </table:table-row>
        <table:table-row table:style-name="Table1.36">
          <table:table-cell table:style-name="Table1.A1" office:value-type="string">
            <text:p text:style-name="P37">ἢ ἀπὸ τίνος σύ γ’<text:span text:style-name="T3"> </text:span>ἄρα <text:span text:style-name="T26">ἔ</text:span>σωσάς με<text:span text:style-name="T3">;</text:span></text:p>
          </table:table-cell>
          <table:table-cell table:style-name="Table1.A1" office:value-type="string">
            <text:p text:style-name="P37">"What was that thing you saved me from,<text:span text:style-name="T26"> </text:span>anyway?"</text:p>
          </table:table-cell>
        </table:table-row>
        <table:table-row table:style-name="Table1.36">
          <table:table-cell table:style-name="Table1.A1" office:value-type="string">
            <text:p text:style-name="P37">ἐκεῖνος δέ βραδύτερον ἤδη βαδίζων παρῄνεσε μὲν τῷ Ἁρείῳ<text:span text:style-name="T3"> </text:span>εὐλαβεῖσθαι μὴ θέλοντι τὴν κεφαλὴν λυπεῖσθαι προσπίπτοντι τοῖς<text:span text:style-name="T3"> </text:span>ὕπερθεν κλάδοις, <text:soft-page-break/>ἀπεκρίνατο δ’ οὐδὲν περὶ τὰ ἠρωτημένα.</text:p>
          </table:table-cell>
          <table:table-cell table:style-name="Table1.A1" office:value-type="string">
            <text:p text:style-name="P37">Firenze slowed to a walk, warned Harry to keep his head bowed in case of low-hanging branches, but did not answer Harry's question.</text:p>
          </table:table-cell>
        </table:table-row>
        <table:table-row table:style-name="Table1.36">
          <table:table-cell table:style-name="Table1.A1" office:value-type="string">
            <text:p text:style-name="P37">κα<text:span text:style-name="T26">ὶ</text:span><text:span text:style-name="T3"> </text:span>τοσοῦτον χρόνον διὰ τῶν δένδρων σιωπῇ προύχώρουν ὥσθ’ ὁ<text:span text:style-name="T3"> </text:span><text:span text:style-name="T26">Ἅ</text:span>ρειος ἐνόμιζεν ἐκεῖνον οὐ βούλεσθαι οὐκέτι διαλέγεσθαι μετ’<text:span text:style-name="T3"> </text:span>αὐτοῦ.</text:p>
          </table:table-cell>
          <table:table-cell table:style-name="Table1.A1" office:value-type="string">
            <text:p text:style-name="P37">They made their way through the trees in silence for so long that Harry thought Firenze didn't want to talk to him anymore.</text:p>
          </table:table-cell>
        </table:table-row>
        <table:table-row table:style-name="Table1.36">
          <table:table-cell table:style-name="Table1.A1" office:value-type="string">
            <text:p text:style-name="P37">ἀλλ’ ἥνικ’ ε”βαινον διὰ θάμνων μάλιστα πυκνῶν, τήνιχ’ ὁ<text:span text:style-name="T3"> </text:span>Φλωρεντείας ἐξ ἀπροσδοκήτου εἱστήκει.</text:p>
          </table:table-cell>
          <table:table-cell table:style-name="Table1.A1" office:value-type="string">
            <text:p text:style-name="P37">They were passing through a particularly dense patch of trees, however, when Firenze suddenly stopped.</text:p>
          </table:table-cell>
        </table:table-row>
        <table:table-row table:style-name="Table1.36">
          <table:table-cell table:style-name="Table1.A1" office:value-type="string">
            <text:p text:style-name="P37">Ὦ <text:span text:style-name="T26">Ἅ</text:span>ρειε, ἔφη, ὦ Ποτέρ, ἆρ’ οἶσθα περὶ τὸ τῶν μονοκέρων<text:span text:style-name="T3"> </text:span>αἷμα ἐφ’ ᾧ χρῆται<text:span text:style-name="T26">;</text:span></text:p>
          </table:table-cell>
          <table:table-cell table:style-name="Table1.A1" office:value-type="string">
            <text:p text:style-name="P37">"Harry Potter, do you know what unicorn blood is used -for?"</text:p>
          </table:table-cell>
        </table:table-row>
        <table:table-row table:style-name="Table1.36">
          <table:table-cell table:style-name="Table1.A1" office:value-type="string">
            <text:p text:style-name="P38"><text:span text:style-name="T27">Ἥ</text:span>κιστά γε, <text:span text:style-name="T27">ἦ</text:span> δ’ ὅς’ ἐταράχθη γὰρ ἀτοπώτατον οἰόμενος τὸ<text:span text:style-name="T3"> </text:span>ἠρωτημένον.</text:p>
          </table:table-cell>
          <table:table-cell table:style-name="Table1.A1" office:value-type="string">
            <text:p text:style-name="P38">"No," said Harry, startled by the odd question.</text:p>
          </table:table-cell>
        </table:table-row>
        <table:table-row table:style-name="Table1.36">
          <table:table-cell table:style-name="Table1.A1" office:value-type="string">
            <text:p text:style-name="P38">Οὐδενὶ γὰρ μέρει ἐχρησάμεθα τῶν μονοκέρων περὶτῶν<text:span text:style-name="T3"> </text:span>πόσεων ὄντες εἰμὴ τῇ οὐρᾷ ἢ τῷ κέρατι.<text:span text:style-name="T3"> </text:span></text:p>
          </table:table-cell>
          <table:table-cell table:style-name="Table1.A1" office:value-type="string">
            <text:p text:style-name="P38">"We've only used the horn and tail hair in Potions."</text:p>
          </table:table-cell>
        </table:table-row>
        <table:table-row table:style-name="Table1.36">
          <table:table-cell table:style-name="Table1.A1" office:value-type="string">
            <text:p text:style-name="P38">Ἀλλὰ γὰρ πάνδεινόν ἐστι φονεύειν τοὺς μονοκέρως.</text:p>
          </table:table-cell>
          <table:table-cell table:style-name="Table1.A1" office:value-type="string">
            <text:p text:style-name="P38">"That is because it is a monstrous thing, to slay a unicorn," said Firenze.</text:p>
          </table:table-cell>
        </table:table-row>
        <table:table-row table:style-name="Table1.36">
          <table:table-cell table:style-name="Table1.A1" office:value-type="string">
            <text:p text:style-name="P38">ἀλλ ’ οὐδεὶς εἰς<text:span text:style-name="T3"> </text:span>τοσοῦτο τῆς ἀδικίας προέλθοι ἂν εἰ<text:span text:style-name="T28"> </text:span>μὴ τὸ πᾶν βούλοιτο παραβαλέσθαι.</text:p>
          </table:table-cell>
          <table:table-cell table:style-name="Table1.A1" office:value-type="string">
            <text:p text:style-name="P38">"Only one who has nothing to lose, and everything to gain, would commit such a crime.</text:p>
          </table:table-cell>
        </table:table-row>
        <table:table-row table:style-name="Table1.36">
          <table:table-cell table:style-name="Table1.A1" office:value-type="string">
            <text:p text:style-name="P38">τὸ γὰρ αἷμα τὸ τοῦ μονοκέρω ἵππου πεπωκώς τις καί εἰ ἐφ’<text:span text:style-name="T3"> </text:span>’Άιδου οὐδῷ γενόμενος ἔχει περιεῖναι’ οὐ μὴν ἀλλὰ δεινὴν τούτων<text:span text:style-name="T3"> </text:span>ποτὲ δώσει δίκην.</text:p>
          </table:table-cell>
          <table:table-cell table:style-name="Table1.A1" office:value-type="string">
            <text:p text:style-name="P38">The blood of a unicorn will keep you alive, even if you are an inch from death, but at a terrible price.</text:p>
          </table:table-cell>
        </table:table-row>
        <table:table-row table:style-name="Table1.36">
          <table:table-cell table:style-name="Table1.A1" office:value-type="string">
            <text:p text:style-name="P38">φονεύσας γὰρ καθαρόν τι καί ἀβλαβές ὡς σωσόμενος σεαυτὸν διαγαγεῖν δεήσει σε βίον οὐ βιωτὸν οὐδ’ ἀνασχετόν,<text:span text:style-name="T3"> </text:span>κατάρατον μὲν οὖν λέγω ε<text:span text:style-name="T28">ἰς</text:span> ἀεὶ ἐξ οὗ τοῦ αἵματος ἅπαξ πέπωκας.</text:p>
          </table:table-cell>
          <table:table-cell table:style-name="Table1.A1" office:value-type="string">
            <text:p text:style-name="P38">You have slain something pure and defenseless to save yourself, and you will have but a half-life, a cursed life, from the moment the blood touches your lips."</text:p>
          </table:table-cell>
        </table:table-row>
        <table:table-row table:style-name="Table1.36">
          <table:table-cell table:style-name="Table1.A1" office:value-type="string">
            <text:p text:style-name="P38">ὁ δ’<text:span text:style-name="T28"> Ἅ</text:span>ρειος ἀτενέσι τοῖς ὄμμασιν <text:span text:style-name="T28">ἔ</text:span>βλεπε συνεχῶς τὸν<text:span text:style-name="T3"> </text:span>Φλωρεντείαν πρὸς τοῦπισθεν τῆς κεφαλῆς, καταστίκτου καὶ<text:span text:style-name="T3"> </text:span>ἀργυροειδοῦς φαινομένης ἐν φωτὶ σελήνης.</text:p>
          </table:table-cell>
          <table:table-cell table:style-name="Table1.A1" office:value-type="string">
            <text:p text:style-name="P38">Harry stared at the back of Firenze's head, which was dappled silver in the moonlight.</text:p>
          </table:table-cell>
        </table:table-row>
        <table:table-row table:style-name="Table1.36">
          <table:table-cell table:style-name="Table1.A1" office:value-type="string">
            <text:p text:style-name="P38">Ἀλλὰ τίς, ἔλεγεν εἷς ἑαυτόν, ε<text:span text:style-name="T28">ἰ</text:span>ς τοσοῦτο τῆς ἀθυμίας παρέλθοι ἅν;</text:p>
          </table:table-cell>
          <table:table-cell table:style-name="Table1.A1" office:value-type="string">
            <text:p text:style-name="P38">"But who'd be that desperate?" he wondered aloud. </text:p>
          </table:table-cell>
        </table:table-row>
        <table:table-row table:style-name="Table1.36">
          <table:table-cell table:style-name="Table1.A1" office:value-type="string">
            <text:p text:style-name="P38">ε<text:span text:style-name="T28">ἰ</text:span><text:span text:style-name="T3"> </text:span>γὰρ ε<text:span text:style-name="T28">ἰ</text:span>ς ἀεὶ κατάρατος εἴης, ἦ μὴν βέλτιον ἂν εἴη τεθνηκέναι<text:span text:style-name="T3">;</text:span></text:p>
          </table:table-cell>
          <table:table-cell table:style-name="Table1.A1" office:value-type="string">
            <text:p text:style-name="P38">"If you're going to be cursed forever, deaths better, isn't it?"</text:p>
          </table:table-cell>
        </table:table-row>
        <table:table-row table:style-name="Table1.36">
          <table:table-cell table:style-name="Table1.A1" office:value-type="string">
            <text:p text:style-name="P38">ἐκεῖνος δέ Βέλτιον δή, ἔφη. εἴ γε μὴ δέοι σε περιεῖναι μέχρι<text:span text:style-name="T3"> </text:span>τοσούτου μόνον, ἕως ἂν οἷός τ’ ᾗς πιεῖν ἄλλου τινὸς οὗ καὶ πεπωκὼς<text:span text:style-name="T3"> </text:span>ἀναλάβοις ἂν σεαυτὸν ἀνακεκτημένος τήν τε πρὶν δύναμιν ἅπασαν<text:span text:style-name="T3"> </text:span>καὶ πᾶν τὸ κράτος.<text:span text:style-name="T28"> καὶ μὴν καὶ πιόντι ἀδύνατον ἂν εἴη σοὶ</text:span><text:span text:style-name="T3"> </text:span><text:span text:style-name="T28">ἀποθανεῖν.</text:span></text:p>
          </table:table-cell>
          <table:table-cell table:style-name="Table1.A1" office:value-type="string">
            <text:p text:style-name="P38">"It is," Firenze agreed, "unless all you need is to stay alive long enough to drink something else -- something that will bring you back to full strength and power -- something that will mean you can never die.</text:p>
          </table:table-cell>
        </table:table-row>
        <table:table-row table:style-name="Table1.36">
          <table:table-cell table:style-name="Table1.A1" office:value-type="string">
            <text:p text:style-name="P38">ὦ θαυμάσιε Ποτέρ, ἦ που οἶσθα τί ἐστι τὸ νῦν δὴ<text:span text:style-name="T3"> </text:span>ἐν τῷ φρουρίῳ κεκρυμμένον<text:span text:style-name="T28">;</text:span></text:p>
          </table:table-cell>
          <table:table-cell table:style-name="Table1.A1" office:value-type="string">
            <text:p text:style-name="P38">Mr. Potter, do you know what is hidden in the school at this very moment?"</text:p>
          </table:table-cell>
        </table:table-row>
        <table:table-row table:style-name="Table1.36">
          <table:table-cell table:style-name="Table1.A1" office:value-type="string">
            <text:p text:style-name="P38"><text:span text:style-name="T28">Ἥ</text:span> γε τοῦ φιλοσόφου λίθος τίκτει δήπου τὸ τῆς ζωῆς φάρμακον<text:span text:style-name="T3"> </text:span>ὅπερ καὶ ἀθάνατον ποιήσει τὸν πεπωκότα.<text:span text:style-name="T28"> ἀλλ’ οὐ συνίημι τίς -</text:span><text:span text:style-name="T3"> </text:span></text:p>
          </table:table-cell>
          <table:table-cell table:style-name="Table1.A1" office:value-type="string">
            <text:p text:style-name="P38">"The Sorcerer's Stone! Of course -- the Elixir of Life! But I don't understand who --"</text:p>
          </table:table-cell>
        </table:table-row>
        <table:table-row table:style-name="Table1.36">
          <table:table-cell table:style-name="Table1.A1" office:value-type="string">
            <text:p text:style-name="P38">Εἶτα οὐκ ἐννοεῖσθαι <text:span text:style-name="T28">ἔ</text:span>χεις οὐδένα ὅστις πολλὰ <text:span text:style-name="T28">ἔ</text:span>τη περιέμενεν ὡς<text:span text:style-name="T3"> </text:span>τὴν δύναμιν τὴν πεπτωκυῖαν<text:span text:style-name="T28"> ἐπανορθώσων ζῶν ἁμωσγέπως καί</text:span><text:span text:style-name="T3"> </text:span><text:span text:style-name="T28">καιρὸν καραδοκῶν;</text:span><text:span text:style-name="T3"> </text:span></text:p>
          </table:table-cell>
          <table:table-cell table:style-name="Table1.A1" office:value-type="string">
            <text:p text:style-name="P38">"Can you think of nobody who has waited many years to return to power, who has clung to life, awaiting their chance?"</text:p>
          </table:table-cell>
        </table:table-row>
        <table:table-row table:style-name="Table1.36">
          <table:table-cell table:style-name="Table1.A1" office:value-type="string">
            <text:p text:style-name="P39"><text:span text:style-name="T28">τῷ δ’ Ἁρείῳ ἔδοξεν ἡ καρδία σφιγχθῆναι ὥσπερ πυγμῇ τινι</text:span><text:span text:style-name="T3"> </text:span><text:span text:style-name="T28">σιδηρᾷ ἐχομένη, ἀκούοντι μεταξὺ τοῦ </text:span><text:soft-page-break/><text:span text:style-name="T28">τῶν δένδρων ψόφου μάλ’</text:span><text:span text:style-name="T3"> </text:span><text:span text:style-name="T28">αὖθις τὰ τοῦ Ἁγριώδους καθάπερ ἐκείνῃ τῇ νυκτὶ ὅτε πρῶτον</text:span><text:span text:style-name="T3"> </text:span><text:span text:style-name="T28">ἐνέτυχεν αὐτῷ.</text:span></text:p>
          </table:table-cell>
          <table:table-cell table:style-name="Table1.A1" office:value-type="string">
            <text:p text:style-name="P39">It was as though an iron fist had clenched suddenly around Harry's heart. Over the rustling of the trees, <text:soft-page-break/>he seemed to hear once more what Hagrid had told him on the night they had met: </text:p>
          </table:table-cell>
        </table:table-row>
        <table:table-row table:style-name="Table1.36">
          <table:table-cell table:style-name="Table1.A1" office:value-type="string">
            <text:p text:style-name="P39">Οἱ μὲν γάρ φασι τεθνηκέναι αὐτόν, ληροῦντες, ὡς<text:span text:style-name="T3"> </text:span>οἶμαι, οὐκ εἶδότες εἴ<text:span text:style-name="T30"> </text:span>γ’άρα τοσοῦτο ἔτι μετεῖχε τοῦ ἀνθρωπίνου ὥστε<text:span text:style-name="T3"> </text:span>θανάσιμον εἶναι.</text:p>
          </table:table-cell>
          <table:table-cell table:style-name="Table1.A1" office:value-type="string">
            <text:p text:style-name="P25">"Some say he died.<text:span text:style-name="T29"> </text:span>Codswallop, in my opinion.<text:span text:style-name="T30"> Dunno if he had enough human left in him to die."</text:span></text:p>
          </table:table-cell>
        </table:table-row>
        <table:table-row table:style-name="Table1.36">
          <table:table-cell table:style-name="Table1.A1" office:value-type="string">
            <text:p text:style-name="P40"><text:span text:style-name="T29">Ἦ</text:span> κα<text:span text:style-name="T30">ὶ</text:span> λέγεις ὅτι ἐκεῖνος ἦν ὁ Φολιδο -</text:p>
          </table:table-cell>
          <table:table-cell table:style-name="Table1.A1" office:value-type="string">
            <text:p text:style-name="P40">"Do you mean," Harry croaked, "that was Vol-"</text:p>
          </table:table-cell>
        </table:table-row>
        <table:table-row table:style-name="Table1.36">
          <table:table-cell table:style-name="Table1.A1" office:value-type="string">
            <text:p text:style-name="P40">λλ’ ὑπέλαβεν ἡ Ἑρμιόνη κατὰ τὴν ἄτραπον τρέχουσα πρὸς<text:span text:style-name="T3"> </text:span>αὐτούς, τοῦ Ἁγριώδους ἅμα κατόπιν πνευστιῶντος καί Ἄρειε,<text:span text:style-name="T3"> </text:span>Ἃρειε, φάσκουσα, ἆρα σῶς εἶ;</text:p>
          </table:table-cell>
          <table:table-cell table:style-name="Table1.A1" office:value-type="string">
            <text:p text:style-name="P40">"Harry! Harry, are you all right?"<text:span text:style-name="T30"> Hermione was running toward them down the path, Hagrid puffing along behind her.</text:span></text:p>
          </table:table-cell>
        </table:table-row>
        <table:table-row table:style-name="Table1.36">
          <table:table-cell table:style-name="Table1.A1" office:value-type="string">
            <text:p text:style-name="P40">ὁ δέ σχεδὸν οὐκ εἰδὼς ὅ τι λέγει ’Έγωγε, ἔφη.</text:p>
          </table:table-cell>
          <table:table-cell table:style-name="Table1.A1" office:value-type="string">
            <text:p text:style-name="P40">"I'm fine," said Harry, hardly knowing what he was saying.</text:p>
          </table:table-cell>
        </table:table-row>
        <table:table-row table:style-name="Table1.36">
          <table:table-cell table:style-name="Table1.A1" office:value-type="string">
            <text:p text:style-name="P40">ὁ δὲ μονοκέρως<text:span text:style-name="T3"> </text:span>ἵππος, ὦ Ἁγρίωδες, τέθνηκεν ἐκεῖ ἐν τοῖς δένδρεσι κείμενος.</text:p>
          </table:table-cell>
          <table:table-cell table:style-name="Table1.A1" office:value-type="string">
            <text:p text:style-name="P40">"The unicorn's dead, Hagrid, it's in that clearing back there."</text:p>
          </table:table-cell>
        </table:table-row>
        <table:table-row table:style-name="Table1.36">
          <table:table-cell table:style-name="Table1.A1" office:value-type="string">
            <text:p text:style-name="P41">τοῦ δ’ Ἁγριώδους ἀναθρῆσαι τὸν μονοκέρων σπεύδοντος ὁ<text:span text:style-name="T3"> </text:span>Φλωρεντείας τονθορύζων Ἀλλὰ νῦν δή, ἔφη, ἀνάγκη ἐστὶν<text:span text:style-name="T3"> </text:span>ἀπελθεῖν.<text:span text:style-name="T31"> ἐν ἀσφαλεῖ γὰρ εἶ σύ.</text:span></text:p>
          </table:table-cell>
          <table:table-cell table:style-name="Table1.A1" office:value-type="string">
            <text:p text:style-name="P40">"This is where I leave you," Firenze murmured as Hagrid hurried off to examine the unicorn. "You are safe now."</text:p>
          </table:table-cell>
        </table:table-row>
        <table:table-row table:style-name="Table1.36">
          <table:table-cell table:style-name="Table1.A1" office:value-type="string">
            <text:p text:style-name="P41">καὶ καταβάντος τοῦ Ἁρείου Εὐδαιμονοίης, ἔφη, ὦ ’Άρειε Ποτέρ<text:span text:style-name="T31">.</text:span></text:p>
          </table:table-cell>
          <table:table-cell table:style-name="Table1.A1" office:value-type="string">
            <text:p text:style-name="P41">Harry slid off his back.<text:span text:style-name="T31"> "Good luck, Harry Potter," said Firenze.</text:span></text:p>
          </table:table-cell>
        </table:table-row>
        <table:table-row table:style-name="Table1.36">
          <table:table-cell table:style-name="Table1.A1" office:value-type="string">
            <text:p text:style-name="P41">ἀλλὰ γὰρ ἐνίοτε καὶ οἱ κένταυροι ἐσφάλησαν περὶ τὰ τῶν πλανήτων<text:span text:style-name="T3"> </text:span>ἀστέρων.</text:p>
          </table:table-cell>
          <table:table-cell table:style-name="Table1.A1" office:value-type="string">
            <text:p text:style-name="P41">"The planets have been read wrongly before now, even by centaurs.<text:span text:style-name="T31">"</text:span></text:p>
          </table:table-cell>
        </table:table-row>
        <table:table-row table:style-name="Table1.36">
          <table:table-cell table:style-name="Table1.A1" office:value-type="string">
            <text:p text:style-name="P41">ἐλπίζω οὖν καὶ αὐτὸς καί περὶ τὰ νῦν ἡμαρτηκέναι.</text:p>
          </table:table-cell>
          <table:table-cell table:style-name="Table1.A1" office:value-type="string">
            <text:p text:style-name="P41"><text:span text:style-name="T31">"</text:span>I hope this is one of those times."</text:p>
          </table:table-cell>
        </table:table-row>
        <table:table-row table:style-name="Table1.36">
          <table:table-cell table:style-name="Table1.A1" office:value-type="string">
            <text:p text:style-name="P41">καὶ ἐπιστρεψάμενος πάλιν εἰς τὴν βαθεῖαν ὕλην δρόμῳ ἀπέβη,<text:span text:style-name="T3"> </text:span>τὸν “Ἀρειον καταλιπων ῥιγοῦντα.</text:p>
          </table:table-cell>
          <table:table-cell table:style-name="Table1.A1" office:value-type="string">
            <text:p text:style-name="P41">He turned and cantered back into the depths of the forest, leaving Harry shivering behind him.</text:p>
          </table:table-cell>
        </table:table-row>
        <table:table-row table:style-name="Table1.36">
          <table:table-cell table:style-name="Table1.A1" office:value-type="string">
            <text:p text:style-name="P42">ἐν δέ τούτῳ ὁ Ῥοῶν ἐν τῷ κοινείῳ ε<text:span text:style-name="T32">ἰ</text:span>ς ὕπνον ἔπεσε μεταξὺ περιμένων σκοταῖος ἕως ἐκεῖνοι ἐπανέλθωσιν ἄν.</text:p>
          </table:table-cell>
          <table:table-cell table:style-name="Table1.A1" office:value-type="string">
            <text:p text:style-name="P42">Ron had fallen asleep in the dark common room, waiting for them to return.</text:p>
          </table:table-cell>
        </table:table-row>
        <table:table-row table:style-name="Table1.36">
          <table:table-cell table:style-name="Table1.A1" office:value-type="string">
            <text:p text:style-name="P26">τοῦ δ’ Ἁρείου τραχέως<text:span text:style-name="T32"> </text:span>ἐγείραντος αὐτὸν πρῶτον μὲν εἰκῇ ἐβόα τι περὶ τῶν ἐν ἀγῶνί τινι<text:span text:style-name="T32"> ἰ</text:span>καροσφαιρικῴ ἀδικούντων, ἐν δ’ ἀκαρεῖ κεχηνὼς ἤκουεν ἐκείνου<text:span text:style-name="T28"> </text:span>διεξιόντος αὐτῷ καὶ τῇ Ἑρμιόνῃ τί ἐν ὕλῃ γέγονεν.</text:p>
          </table:table-cell>
          <table:table-cell table:style-name="Table1.A1" office:value-type="string">
            <text:p text:style-name="P42">He shouted something about Quidditch fouls when Harry roughly shook him awake.<text:span text:style-name="T32"> In a matter of seconds, though, he was wide-eyed as Harry began to tell him and Hermione what had happened in the forest.</text:span></text:p>
          </table:table-cell>
        </table:table-row>
        <table:table-row table:style-name="Table1.36">
          <table:table-cell table:style-name="Table1.A1" office:value-type="string">
            <text:p text:style-name="P42">ὁ δέ οὐχ οἶός τ’ ὢν καθίσαι <text:span text:style-name="T32">ἔ</text:span>τι τρέμων ἄνω κάτω πρὸ τῆς<text:span text:style-name="T3"> </text:span>ἐσχάρας περιεπάτει.</text:p>
          </table:table-cell>
          <table:table-cell table:style-name="Table1.A1" office:value-type="string">
            <text:p text:style-name="P42">Harry couldn't sit down. He paced up and down in front of the fire.<text:span text:style-name="T32"> He was still shaking. </text:span></text:p>
          </table:table-cell>
        </table:table-row>
        <table:table-row table:style-name="Table1.36">
          <table:table-cell table:style-name="Table1.A1" office:value-type="string">
            <text:p text:style-name="P42"><text:span text:style-name="T3"><text:s/></text:span>Ὁ μὲν οὖν Σίναπυς τῆς λίθου τῷ Φολιδομορτῴ δώσων ἐπιθυμεῖ,<text:span text:style-name="T3"> </text:span>ὁ δὲ ἐν ὕλῂ περιμένει ἀλλ’ ἦ ἐκ τοσούτου χρόνου νομίζομεν ἐπὶ<text:span text:style-name="T3"> </text:span>χρυσῷ μόνον σπουδάζειν τὸν Σίναπυν;</text:p>
          </table:table-cell>
          <table:table-cell table:style-name="Table1.A1" office:value-type="string">
            <text:p text:style-name="P42"><text:span text:style-name="T32">"</text:span>Voldemort's waiting in the forest... and all this time we thought Snape just wanted to get rich...."</text:p>
          </table:table-cell>
        </table:table-row>
        <table:table-row table:style-name="Table1.36">
          <table:table-cell table:style-name="Table1.A1" office:value-type="string">
            <text:p text:style-name="P42">Ἀλλὰ πέπαυσο ὀνομάζων αὐτόν, εἶπεν ὁ Ῥόων διὰ φόβου εἷς οὖς<text:span text:style-name="T3"> </text:span>αὐτῷ ψιθυρίζων,<text:span text:style-name="T32"> ὥσπερ εἰ τῷ Φολιδομορτῷ ἐξῆν ἀκροᾶσθαι</text:span><text:span text:style-name="T3"> </text:span><text:span text:style-name="T32">αὐτῶν δήπου.</text:span></text:p>
          </table:table-cell>
          <table:table-cell table:style-name="Table1.A1" office:value-type="string">
            <text:p text:style-name="P42">"Stop saying the name!" said Ron in a terrified whisper, as if he thought Voldemort could hear them.</text:p>
          </table:table-cell>
        </table:table-row>
        <table:table-row table:style-name="Table1.36">
          <table:table-cell table:style-name="Table1.A1" office:value-type="string">
            <text:p text:style-name="P42">ταῦτα δ’ ὁ ’Ἁρειος παρέλιπεν, ἀναλαβὼν δ’<text:span text:style-name="T32"> <text:s/>Ὁ Φλωρεντείας, ἔφη,</text:span><text:span text:style-name="T3"> </text:span><text:span text:style-name="T32">ἔσωσέ με καίπερ οὗ προσῆκον.</text:span></text:p>
          </table:table-cell>
          <table:table-cell table:style-name="Table1.A1" office:value-type="string">
            <text:p text:style-name="P42">Harry wasn't listening.<text:span text:style-name="T32"> "Firenze saved me, but he shouldn't have done so.... </text:span></text:p>
          </table:table-cell>
        </table:table-row>
        <table:table-row table:style-name="Table1.36">
          <table:table-cell table:style-name="Table1.A1" office:value-type="string">
            <text:p text:style-name="P43">ὁ γὰρ Ἀτηρὸς παντοῖος ἐγένετο<text:span text:style-name="T3"> </text:span>λέγων ὅτι οὐ προσήκει πολυπραγμονεῖν περὶ τὰ τοῖς πλάνησιν<text:span text:style-name="T3"> </text:span>ἀστράσιν εἱμαρμένα.</text:p>
          </table:table-cell>
          <table:table-cell table:style-name="Table1.A1" office:value-type="string">
            <text:p text:style-name="P43"><text:span text:style-name="T32">Bane was furious...</text:span><text:span text:style-name="T33"> he was talking about interfering with what the planets say is going to happen....</text:span></text:p>
          </table:table-cell>
        </table:table-row>
        <text:soft-page-break/>
        <table:table-row table:style-name="Table1.36">
          <table:table-cell table:style-name="Table1.A1" office:value-type="string">
            <text:p text:style-name="P43">εἵμαρτο γὰρ δηλαδὴ τὸν Φολιδομορτόν κατιέναι μέλλειν.</text:p>
          </table:table-cell>
          <table:table-cell table:style-name="Table1.A1" office:value-type="string">
            <text:p text:style-name="P43">They must show that Voldemort's coming back....</text:p>
          </table:table-cell>
        </table:table-row>
        <table:table-row table:style-name="Table1.36">
          <table:table-cell table:style-name="Table1.A1" office:value-type="string">
            <text:p text:style-name="P43">πέπεισται δὲ ὁ Ἀτηρὸς ὡς ὁ Φλωρεντείας ὤφελεν<text:span text:style-name="T3"> </text:span>ἐᾶσαι τὸν Φολιδομορτὸν ἀποκτεῖναί με καὶ τοῦτο δήπου τοῖς<text:span text:style-name="T3"> </text:span>ἀστράσιν εἵμαρται.</text:p>
          </table:table-cell>
          <table:table-cell table:style-name="Table1.A1" office:value-type="string">
            <text:p text:style-name="P43">Bane thinks Firenze should have let Voldemort kill me.... I suppose that's written in the stars as well."</text:p>
          </table:table-cell>
        </table:table-row>
        <table:table-row table:style-name="Table1.36">
          <table:table-cell table:style-name="Table1.A1" office:value-type="string">
            <text:p text:style-name="P43">ὁ δ<text:span text:style-name="T33">ὲ</text:span> Ῥοῶν συρίζων Οὔκουν παύσῃ σύ, ἔφη, ὀνομάζων<text:span text:style-name="T3"> </text:span>ἐκεῖνον.</text:p>
          </table:table-cell>
          <table:table-cell table:style-name="Table1.A1" office:value-type="string">
            <text:p text:style-name="P43">"Will you stop saying the name!"<text:span text:style-name="T33"> Ron hissed.</text:span></text:p>
          </table:table-cell>
        </table:table-row>
        <table:table-row table:style-name="Table1.36">
          <table:table-cell table:style-name="Table1.A1" office:value-type="string">
            <text:p text:style-name="P43"><text:span text:style-name="T33">Ἅ</text:span>ρειος δ<text:span text:style-name="T33">ὲ</text:span> ὡς παραπεπληγμένος ’Ώστε μενετέον μοι, ἔφη,<text:span text:style-name="T3"> </text:span>ἕως ἂν ὁ Σίναπυς κλέψῃ τὴν λίθον· τότε δὴ ὁ Φολιδομορτὸς<text:span text:style-name="T3"> </text:span>τέλος δυνήσεται διαφθεῖραί με.</text:p>
          </table:table-cell>
          <table:table-cell table:style-name="Table1.A1" office:value-type="string">
            <text:p text:style-name="P43">"So all I've got to wait for now is Snape to steal the Stone," Harry went on feverishly, "then Voldemort will be able to come and finish me off... </text:p>
          </table:table-cell>
        </table:table-row>
        <table:table-row table:style-name="Table1.36">
          <table:table-cell table:style-name="Table1.A1" office:value-type="string">
            <text:p text:style-name="P43">ἀλλ’ οὖν ὅ γε Ἀτηρὸς οἶμαι<text:span text:style-name="T3"> </text:span>εὐφρανεῖται.</text:p>
          </table:table-cell>
          <table:table-cell table:style-name="Table1.A1" office:value-type="string">
            <text:p text:style-name="P43">Well, I suppose Bane'll be happy."</text:p>
          </table:table-cell>
        </table:table-row>
        <table:table-row table:style-name="Table1.36">
          <table:table-cell table:style-name="Table1.A1" office:value-type="string">
            <text:p text:style-name="P43">ἡ δ’ Ἑρμιόνη φοβεῖσθαι μὲν ἐδόκει, παραμυθομένη δ’ ὅμως εἶπε<text:span text:style-name="T3"> </text:span>τάδε·<text:span text:style-name="T3"> </text:span><text:span text:style-name="T33">Ὦ</text:span><text:span text:style-name="T3"> </text:span><text:span text:style-name="T33">Ἅ</text:span><text:span text:style-name="T3">ρειε, ἔφη, λέγεται ὅτι μόνον τὸν Διμπλόδωρον ἐφοβεῖτο ὁ δεῖνα.</text:span><text:span text:style-name="T33"> παρόντος οὖν τοῦ Διμπλοδώρου ὁ δεῖνα οὐ βλάψει σε.</text:span></text:p>
          </table:table-cell>
          <table:table-cell table:style-name="Table1.A1" office:value-type="string">
            <text:p text:style-name="P43">Hermione looked very frightened, but she had a word of comfort.<text:span text:style-name="T33"> "Harry, everyone says Dumbledore's the only one You-Know-Who was ever afraid of With Dumbledore around, You-Know-Who won't touch you.</text:span></text:p>
          </table:table-cell>
        </table:table-row>
        <table:table-row table:style-name="Table1.36">
          <table:table-cell table:style-name="Table1.A1" office:value-type="string">
            <text:p text:style-name="P43">ἀλλὰ νὴ Δί’ ὀρθῶς λέγουσιν ἀεὶ οἱ κένταυροι;</text:p>
          </table:table-cell>
          <table:table-cell table:style-name="Table1.A1" office:value-type="string">
            <text:p text:style-name="P43">Anyway, who says the centaurs are right?</text:p>
          </table:table-cell>
        </table:table-row>
        <table:table-row table:style-name="Table1.36">
          <table:table-cell table:style-name="Table1.A1" office:value-type="string">
            <text:p text:style-name="P43"><text:span text:style-name="T33">ἔ</text:span>μοιγε γὰρ τὰ<text:span text:style-name="T3"> </text:span>τοιαῦτα ὡς δοκεῖν μετέχει τι τῆς τερατολογίας, καὶ ταύτην<text:span text:style-name="T3"> </text:span>δὴ ἡ πάνυ Μαγονωγαλέα νομίζει μέρος εἶναι τῆς μαγικῆς οὐδέν<text:span text:style-name="T3"> </text:span>ἀκριβές.</text:p>
          </table:table-cell>
          <table:table-cell table:style-name="Table1.A1" office:value-type="string">
            <text:p text:style-name="P43">It sounds like fortune-telling to me, and Professor McGonagall says that's a very imprecise branch of magic."</text:p>
          </table:table-cell>
        </table:table-row>
        <table:table-row table:style-name="Table1.36">
          <table:table-cell table:style-name="Table1.A1" office:value-type="string">
            <text:p text:style-name="P43">καὶ πρὸς ἡμέραν ἐγίγνετο πολλοῦ ἔτ’ ὄντος τοῦ περὶ ταῦτα<text:span text:style-name="T3"> </text:span>λόγου.</text:p>
          </table:table-cell>
          <table:table-cell table:style-name="Table1.A1" office:value-type="string">
            <text:p text:style-name="P43">The sky had turned light before they stopped talking.</text:p>
          </table:table-cell>
        </table:table-row>
        <table:table-row table:style-name="Table1.36">
          <table:table-cell table:style-name="Table1.A1" office:value-type="string">
            <text:p text:style-name="P43">τέλος δέ τῷ λαλεῖν τετρυχωμένοι καί βράγχου ἐπιγενομένου<text:span text:style-name="T3"> </text:span>αὐτοῖς ἐκοιμήθησαν.</text:p>
          </table:table-cell>
          <table:table-cell table:style-name="Table1.A1" office:value-type="string">
            <text:p text:style-name="P43">They went to bed exhausted, their throats sore. </text:p>
          </table:table-cell>
        </table:table-row>
        <table:table-row table:style-name="Table1.36">
          <table:table-cell table:style-name="Table1.A1" office:value-type="string">
            <text:p text:style-name="P43">ἄλλο δέ τι ἀπροσδόκητον <text:span text:style-name="T33">ἔ</text:span>δει γενέσθα<text:span text:style-name="T33">ι·</text:span> ὁ γὰρ<text:span text:style-name="T28"> </text:span><text:span text:style-name="T33">Ἅ</text:span>ρειος μεταξὺ τὰ τῆς κλίνης στρώματα διατιθεὶς ηὗρεν ὑπένερθε<text:span text:style-name="T3"> </text:span>τὴν χλαῖναν τὴν τῆς ἀφανείας.</text:p>
          </table:table-cell>
          <table:table-cell table:style-name="Table1.A1" office:value-type="string">
            <text:p text:style-name="P43">But the night's surprises weren't over.<text:span text:style-name="T33"> When Harry pulled back his sheets, he found his invisibility cloak folded neatly underneath them.</text:span></text:p>
          </table:table-cell>
        </table:table-row>
        <table:table-row table:style-name="Table1.36">
          <table:table-cell table:style-name="Table1.A1" office:value-type="string">
            <text:p text:style-name="P44">ἐν δ’ ἐπιστολῇ πρὸς αὐτὴν πεπορπαμένῃ ἀνέγνω τάδε·<text:span text:style-name="T3"> </text:span>ε<text:span text:style-name="T33">ἰ</text:span>ς τὸ δέον.</text:p>
          </table:table-cell>
          <table:table-cell table:style-name="Table1.A1" office:value-type="string">
            <text:p text:style-name="P44">There was a note pinned to it: Just in case.</text:p>
          </table:table-cell>
        </table:table-row>
      </table:table>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9-27T13:24:08.444000000</meta:creation-date>
    <dc:date>2023-09-29T16:56:10.894000000</dc:date>
    <meta:editing-duration>PT1H13M16S</meta:editing-duration>
    <meta:editing-cycles>13</meta:editing-cycles>
    <meta:generator>LibreOffice/7.1.5.2$Windows_X86_64 LibreOffice_project/85f04e9f809797b8199d13c421bd8a2b025d52b5</meta:generator>
    <meta:document-statistic meta:table-count="1" meta:image-count="0" meta:object-count="0" meta:page-count="18" meta:paragraph-count="648" meta:word-count="10260" meta:character-count="59788" meta:non-whitespace-character-count="50137"/>
  </office:meta>
</office:document-meta>
</file>